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rsid="00607814" officeooo:paragraph-rsid="025924a6" style:font-style-asian="italic" style:font-style-complex="italic"/>
    </style:style>
    <style:style style:name="P253" style:family="paragraph" style:parent-style-name="Standard">
      <style:text-properties fo:font-style="italic" officeooo:paragraph-rsid="005f2637" style:font-style-asian="italic" style:font-style-complex="italic"/>
    </style:style>
    <style:style style:name="P254" style:family="paragraph" style:parent-style-name="Standard">
      <style:text-properties fo:font-style="italic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7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8" style:family="paragraph" style:parent-style-name="Standard">
      <style:text-properties fo:font-style="italic" officeooo:paragraph-rsid="00684bfc" style:font-style-asian="italic" style:font-style-complex="italic"/>
    </style:style>
    <style:style style:name="P259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0" style:family="paragraph" style:parent-style-name="Standard">
      <style:text-properties fo:font-style="italic" officeooo:paragraph-rsid="006f66ec" style:font-style-asian="italic" style:font-style-complex="italic"/>
    </style:style>
    <style:style style:name="P261" style:family="paragraph" style:parent-style-name="Standard">
      <style:text-properties fo:font-style="italic" officeooo:paragraph-rsid="0071baff" style:font-style-asian="italic" style:font-style-complex="italic"/>
    </style:style>
    <style:style style:name="P262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9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7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6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7" style:family="paragraph" style:parent-style-name="Standard">
      <style:text-properties fo:font-style="italic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9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0" style:family="paragraph" style:parent-style-name="Standard">
      <style:text-properties fo:font-style="italic" officeooo:paragraph-rsid="00939859" style:font-style-asian="italic" style:font-style-complex="italic"/>
    </style:style>
    <style:style style:name="P281" style:family="paragraph" style:parent-style-name="Standard">
      <style:text-properties fo:font-style="italic" officeooo:paragraph-rsid="00971224" style:font-style-asian="italic" style:font-style-complex="italic"/>
    </style:style>
    <style:style style:name="P282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4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5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6" style:family="paragraph" style:parent-style-name="Standard">
      <style:text-properties fo:font-style="italic" officeooo:paragraph-rsid="00a6f347" style:font-style-asian="italic" style:font-style-complex="italic"/>
    </style:style>
    <style:style style:name="P287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9" style:family="paragraph" style:parent-style-name="Standard">
      <style:text-properties fo:font-style="italic" officeooo:paragraph-rsid="00acfb9d" style:font-style-asian="italic" style:font-style-complex="italic"/>
    </style:style>
    <style:style style:name="P290" style:family="paragraph" style:parent-style-name="Standard">
      <style:text-properties fo:font-style="italic" officeooo:paragraph-rsid="00b41267" style:font-style-asian="italic" style:font-style-complex="italic"/>
    </style:style>
    <style:style style:name="P291" style:family="paragraph" style:parent-style-name="Standard">
      <style:text-properties fo:font-style="italic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2c999" style:font-style-asian="italic" style:font-style-complex="italic"/>
    </style:style>
    <style:style style:name="P297" style:family="paragraph" style:parent-style-name="Standard">
      <style:text-properties fo:font-style="italic" officeooo:paragraph-rsid="00c50878" style:font-style-asian="italic" style:font-style-complex="italic"/>
    </style:style>
    <style:style style:name="P298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dd44af" style:font-style-asian="italic" style:font-style-complex="italic"/>
    </style:style>
    <style:style style:name="P300" style:family="paragraph" style:parent-style-name="Standard">
      <style:text-properties fo:font-style="italic" officeooo:paragraph-rsid="00f4c6c5" style:font-style-asian="italic" style:font-style-complex="italic"/>
    </style:style>
    <style:style style:name="P301" style:family="paragraph" style:parent-style-name="Standard">
      <style:text-properties fo:font-style="italic" officeooo:paragraph-rsid="00fc67ff" style:font-style-asian="italic" style:font-style-complex="italic"/>
    </style:style>
    <style:style style:name="P302" style:family="paragraph" style:parent-style-name="Standard">
      <style:text-properties fo:font-style="italic" officeooo:paragraph-rsid="00fdd3aa" style:font-style-asian="italic" style:font-style-complex="italic"/>
    </style:style>
    <style:style style:name="P303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4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5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6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7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8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9" style:family="paragraph" style:parent-style-name="Standard">
      <style:text-properties fo:font-style="italic" officeooo:paragraph-rsid="01148430" style:font-style-asian="italic" style:font-style-complex="italic"/>
    </style:style>
    <style:style style:name="P310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1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2" style:family="paragraph" style:parent-style-name="Standard">
      <style:text-properties fo:font-style="italic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4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5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6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8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9" style:family="paragraph" style:parent-style-name="Standard">
      <style:text-properties fo:font-style="italic" officeooo:paragraph-rsid="01305c41" style:font-style-asian="italic" style:font-style-complex="italic"/>
    </style:style>
    <style:style style:name="P320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1" style:family="paragraph" style:parent-style-name="Standard">
      <style:text-properties fo:font-style="italic" officeooo:paragraph-rsid="01466326" style:font-style-asian="italic" style:font-style-complex="italic"/>
    </style:style>
    <style:style style:name="P322" style:family="paragraph" style:parent-style-name="Standard">
      <style:text-properties fo:font-style="italic" officeooo:paragraph-rsid="014f285e" style:font-style-asian="italic" style:font-style-complex="italic"/>
    </style:style>
    <style:style style:name="P323" style:family="paragraph" style:parent-style-name="Standard">
      <style:text-properties fo:font-style="italic" officeooo:paragraph-rsid="014d6fa3" style:font-style-asian="italic" style:font-style-complex="italic"/>
    </style:style>
    <style:style style:name="P324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5" style:family="paragraph" style:parent-style-name="Standard">
      <style:text-properties fo:font-style="italic" officeooo:paragraph-rsid="01549026" style:font-style-asian="italic" style:font-style-complex="italic"/>
    </style:style>
    <style:style style:name="P326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7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61b854" style:font-style-asian="italic" style:font-style-complex="italic"/>
    </style:style>
    <style:style style:name="P329" style:family="paragraph" style:parent-style-name="Standard">
      <style:text-properties fo:font-style="italic" officeooo:paragraph-rsid="01bb0dd2" style:font-style-asian="italic" style:font-style-complex="italic"/>
    </style:style>
    <style:style style:name="P330" style:family="paragraph" style:parent-style-name="Standard">
      <style:text-properties fo:font-style="italic" officeooo:paragraph-rsid="002f731d" style:font-style-asian="italic" style:font-style-complex="italic"/>
    </style:style>
    <style:style style:name="P331" style:family="paragraph" style:parent-style-name="Standard">
      <style:text-properties fo:font-style="italic" officeooo:paragraph-rsid="01f7ba13" style:font-style-asian="italic" style:font-style-complex="italic"/>
    </style:style>
    <style:style style:name="P332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3" style:family="paragraph" style:parent-style-name="Standard">
      <style:text-properties fo:font-style="italic" officeooo:paragraph-rsid="02004c51" style:font-style-asian="italic" style:font-style-complex="italic"/>
    </style:style>
    <style:style style:name="P334" style:family="paragraph" style:parent-style-name="Standard">
      <style:text-properties fo:font-style="italic" officeooo:paragraph-rsid="0200a83b" style:font-style-asian="italic" style:font-style-complex="italic"/>
    </style:style>
    <style:style style:name="P335" style:family="paragraph" style:parent-style-name="Standard">
      <style:text-properties fo:font-style="italic" officeooo:paragraph-rsid="008c034a" style:font-style-asian="italic" style:font-style-complex="italic"/>
    </style:style>
    <style:style style:name="P336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4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5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0" style:family="paragraph" style:parent-style-name="Standard">
      <style:text-properties officeooo:paragraph-rsid="00154f37"/>
    </style:style>
    <style:style style:name="P411" style:family="paragraph" style:parent-style-name="Standard">
      <style:text-properties officeooo:paragraph-rsid="00186c3f"/>
    </style:style>
    <style:style style:name="P412" style:family="paragraph" style:parent-style-name="Standard">
      <style:text-properties officeooo:paragraph-rsid="0018e013"/>
    </style:style>
    <style:style style:name="P413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4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5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6" style:family="paragraph" style:parent-style-name="Standard">
      <style:text-properties officeooo:rsid="001c0ef5" officeooo:paragraph-rsid="001c0ef5"/>
    </style:style>
    <style:style style:name="P417" style:family="paragraph" style:parent-style-name="Standard">
      <style:text-properties officeooo:rsid="001c0ef5" officeooo:paragraph-rsid="00819260"/>
    </style:style>
    <style:style style:name="P418" style:family="paragraph" style:parent-style-name="Standard">
      <style:text-properties officeooo:rsid="001c5680" officeooo:paragraph-rsid="001c5680"/>
    </style:style>
    <style:style style:name="P419" style:family="paragraph" style:parent-style-name="Standard">
      <style:paragraph-properties fo:line-height="115%"/>
      <style:text-properties officeooo:rsid="001c5680" officeooo:paragraph-rsid="001c5680"/>
    </style:style>
    <style:style style:name="P420" style:family="paragraph" style:parent-style-name="Standard">
      <style:text-properties officeooo:paragraph-rsid="001c5680"/>
    </style:style>
    <style:style style:name="P421" style:family="paragraph" style:parent-style-name="Standard">
      <style:paragraph-properties fo:line-height="115%"/>
      <style:text-properties officeooo:paragraph-rsid="002ba0e7"/>
    </style:style>
    <style:style style:name="P422" style:family="paragraph" style:parent-style-name="Standard">
      <style:paragraph-properties fo:line-height="115%"/>
      <style:text-properties officeooo:paragraph-rsid="00819260"/>
    </style:style>
    <style:style style:name="P423" style:family="paragraph" style:parent-style-name="Standard">
      <style:paragraph-properties fo:line-height="115%"/>
      <style:text-properties officeooo:paragraph-rsid="0082c116"/>
    </style:style>
    <style:style style:name="P424" style:family="paragraph" style:parent-style-name="Standard">
      <style:paragraph-properties fo:line-height="115%"/>
      <style:text-properties officeooo:paragraph-rsid="008b54df"/>
    </style:style>
    <style:style style:name="P425" style:family="paragraph" style:parent-style-name="Standard">
      <style:paragraph-properties fo:line-height="115%"/>
      <style:text-properties officeooo:paragraph-rsid="00941a11"/>
    </style:style>
    <style:style style:name="P426" style:family="paragraph" style:parent-style-name="Standard">
      <style:paragraph-properties fo:line-height="115%"/>
      <style:text-properties officeooo:paragraph-rsid="009d5b59"/>
    </style:style>
    <style:style style:name="P427" style:family="paragraph" style:parent-style-name="Standard">
      <style:paragraph-properties fo:line-height="115%"/>
      <style:text-properties officeooo:paragraph-rsid="00a8ca1b"/>
    </style:style>
    <style:style style:name="P428" style:family="paragraph" style:parent-style-name="Standard">
      <style:paragraph-properties fo:line-height="115%"/>
      <style:text-properties officeooo:paragraph-rsid="00201bd5"/>
    </style:style>
    <style:style style:name="P429" style:family="paragraph" style:parent-style-name="Standard">
      <style:paragraph-properties fo:line-height="115%"/>
      <style:text-properties officeooo:paragraph-rsid="00f9fdc0"/>
    </style:style>
    <style:style style:name="P430" style:family="paragraph" style:parent-style-name="Standard">
      <style:paragraph-properties fo:line-height="115%"/>
      <style:text-properties officeooo:paragraph-rsid="012e9465"/>
    </style:style>
    <style:style style:name="P431" style:family="paragraph" style:parent-style-name="Standard">
      <style:paragraph-properties fo:line-height="115%"/>
      <style:text-properties officeooo:paragraph-rsid="012edf56"/>
    </style:style>
    <style:style style:name="P432" style:family="paragraph" style:parent-style-name="Standard">
      <style:paragraph-properties fo:line-height="115%"/>
      <style:text-properties officeooo:paragraph-rsid="01305c41"/>
    </style:style>
    <style:style style:name="P433" style:family="paragraph" style:parent-style-name="Standard">
      <style:paragraph-properties fo:line-height="100%"/>
      <style:text-properties officeooo:paragraph-rsid="00201bd5"/>
    </style:style>
    <style:style style:name="P434" style:family="paragraph" style:parent-style-name="Standard">
      <style:paragraph-properties fo:line-height="100%"/>
      <style:text-properties officeooo:paragraph-rsid="005b3d57"/>
    </style:style>
    <style:style style:name="P435" style:family="paragraph" style:parent-style-name="Standard">
      <style:paragraph-properties fo:line-height="100%"/>
      <style:text-properties officeooo:paragraph-rsid="005dfe09"/>
    </style:style>
    <style:style style:name="P436" style:family="paragraph" style:parent-style-name="Standard">
      <style:paragraph-properties fo:line-height="100%"/>
      <style:text-properties officeooo:paragraph-rsid="01148430"/>
    </style:style>
    <style:style style:name="P437" style:family="paragraph" style:parent-style-name="Standard">
      <style:paragraph-properties fo:line-height="100%"/>
      <style:text-properties officeooo:paragraph-rsid="013b189d"/>
    </style:style>
    <style:style style:name="P438" style:family="paragraph" style:parent-style-name="Standard">
      <style:paragraph-properties fo:line-height="100%"/>
      <style:text-properties officeooo:paragraph-rsid="013c5706"/>
    </style:style>
    <style:style style:name="P439" style:family="paragraph" style:parent-style-name="Standard">
      <style:paragraph-properties fo:line-height="100%"/>
      <style:text-properties officeooo:paragraph-rsid="0128c6e8"/>
    </style:style>
    <style:style style:name="P440" style:family="paragraph" style:parent-style-name="Standard">
      <style:paragraph-properties fo:line-height="100%"/>
      <style:text-properties officeooo:paragraph-rsid="012cecd7"/>
    </style:style>
    <style:style style:name="P441" style:family="paragraph" style:parent-style-name="Standard">
      <style:paragraph-properties fo:line-height="100%"/>
      <style:text-properties officeooo:paragraph-rsid="02317e9f"/>
    </style:style>
    <style:style style:name="P442" style:family="paragraph" style:parent-style-name="Standard">
      <style:text-properties officeooo:paragraph-rsid="001e2fb9"/>
    </style:style>
    <style:style style:name="P443" style:family="paragraph" style:parent-style-name="Standard">
      <style:text-properties officeooo:paragraph-rsid="00201bd5"/>
    </style:style>
    <style:style style:name="P44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5" style:family="paragraph" style:parent-style-name="Standard">
      <style:text-properties officeooo:paragraph-rsid="0023a424"/>
    </style:style>
    <style:style style:name="P446" style:family="paragraph" style:parent-style-name="Standard">
      <style:text-properties officeooo:paragraph-rsid="00254a2e"/>
    </style:style>
    <style:style style:name="P447" style:family="paragraph" style:parent-style-name="Standard">
      <style:text-properties officeooo:paragraph-rsid="0029f907"/>
    </style:style>
    <style:style style:name="P448" style:family="paragraph" style:parent-style-name="Standard">
      <style:text-properties officeooo:rsid="00beb82f" officeooo:paragraph-rsid="005b3d57"/>
    </style:style>
    <style:style style:name="P449" style:family="paragraph" style:parent-style-name="Standard">
      <style:text-properties officeooo:paragraph-rsid="00316632"/>
    </style:style>
    <style:style style:name="P450" style:family="paragraph" style:parent-style-name="Standard">
      <style:text-properties officeooo:paragraph-rsid="003523e3"/>
    </style:style>
    <style:style style:name="P451" style:family="paragraph" style:parent-style-name="Standard">
      <style:text-properties style:use-window-font-color="true"/>
    </style:style>
    <style:style style:name="P452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6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7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0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3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4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a99820" officeooo:paragraph-rsid="025664fa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officeooo:rsid="007d92ff" officeooo:paragraph-rsid="007d92ff"/>
    </style:style>
    <style:style style:name="P521" style:family="paragraph" style:parent-style-name="Standard">
      <style:text-properties style:use-window-font-color="true" officeooo:rsid="007d92ff" officeooo:paragraph-rsid="01e91824"/>
    </style:style>
    <style:style style:name="P522" style:family="paragraph" style:parent-style-name="Standard">
      <style:text-properties style:use-window-font-color="true" officeooo:paragraph-rsid="007d92ff"/>
    </style:style>
    <style:style style:name="P52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4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5" style:family="paragraph" style:parent-style-name="Standard">
      <style:text-properties style:use-window-font-color="true" officeooo:paragraph-rsid="01e91824"/>
    </style:style>
    <style:style style:name="P526" style:family="paragraph" style:parent-style-name="Standard">
      <style:text-properties officeooo:paragraph-rsid="003c1931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7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8" style:family="paragraph" style:parent-style-name="Standard">
      <style:text-properties fo:font-weight="bold" officeooo:paragraph-rsid="012e9465" style:font-weight-asian="bold" style:font-weight-complex="bold"/>
    </style:style>
    <style:style style:name="P53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1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2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4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5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6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7" style:family="paragraph" style:parent-style-name="Standard">
      <style:text-properties style:text-line-through-style="none" style:text-line-through-type="none" officeooo:paragraph-rsid="02004c51"/>
    </style:style>
    <style:style style:name="P558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9" style:family="paragraph" style:parent-style-name="Standard">
      <style:text-properties style:text-line-through-style="none" style:text-line-through-type="none" officeooo:rsid="00793c0d" officeooo:paragraph-rsid="02004c51"/>
    </style:style>
    <style:style style:name="P560" style:family="paragraph" style:parent-style-name="Standard">
      <style:text-properties officeooo:paragraph-rsid="005f2637"/>
    </style:style>
    <style:style style:name="P561" style:family="paragraph" style:parent-style-name="Standard">
      <style:text-properties officeooo:rsid="005fb5cb" officeooo:paragraph-rsid="005fb5cb"/>
    </style:style>
    <style:style style:name="P562" style:family="paragraph" style:parent-style-name="Standard">
      <style:text-properties officeooo:paragraph-rsid="00607814"/>
    </style:style>
    <style:style style:name="P563" style:family="paragraph" style:parent-style-name="Standard">
      <style:text-properties officeooo:paragraph-rsid="0063f681"/>
    </style:style>
    <style:style style:name="P564" style:family="paragraph" style:parent-style-name="Standard">
      <style:text-properties officeooo:rsid="00644350" officeooo:paragraph-rsid="00644350"/>
    </style:style>
    <style:style style:name="P565" style:family="paragraph" style:parent-style-name="Standard">
      <style:text-properties officeooo:paragraph-rsid="00644350"/>
    </style:style>
    <style:style style:name="P566" style:family="paragraph" style:parent-style-name="Standard">
      <style:text-properties officeooo:paragraph-rsid="006579dd"/>
    </style:style>
    <style:style style:name="P567" style:family="paragraph" style:parent-style-name="Standard">
      <style:text-properties officeooo:paragraph-rsid="0066c57e"/>
    </style:style>
    <style:style style:name="P568" style:family="paragraph" style:parent-style-name="Standard">
      <style:text-properties officeooo:paragraph-rsid="0069643a"/>
    </style:style>
    <style:style style:name="P569" style:family="paragraph" style:parent-style-name="Standard">
      <style:text-properties officeooo:rsid="006f66ec" officeooo:paragraph-rsid="006f66ec"/>
    </style:style>
    <style:style style:name="P570" style:family="paragraph" style:parent-style-name="Standard">
      <style:text-properties officeooo:paragraph-rsid="006f66ec"/>
    </style:style>
    <style:style style:name="P571" style:family="paragraph" style:parent-style-name="Standard">
      <style:text-properties officeooo:paragraph-rsid="0071baff"/>
    </style:style>
    <style:style style:name="P572" style:family="paragraph" style:parent-style-name="Standard">
      <style:text-properties officeooo:rsid="0072cdc4" officeooo:paragraph-rsid="00751d17"/>
    </style:style>
    <style:style style:name="P573" style:family="paragraph" style:parent-style-name="Standard">
      <style:text-properties officeooo:rsid="0072cdc4" officeooo:paragraph-rsid="0205ef18"/>
    </style:style>
    <style:style style:name="P574" style:family="paragraph" style:parent-style-name="Standard">
      <style:text-properties officeooo:paragraph-rsid="00751d17"/>
    </style:style>
    <style:style style:name="P575" style:family="paragraph" style:parent-style-name="Standard">
      <style:text-properties officeooo:rsid="007d92ff" officeooo:paragraph-rsid="007d92ff"/>
    </style:style>
    <style:style style:name="P576" style:family="paragraph" style:parent-style-name="Standard">
      <style:text-properties officeooo:paragraph-rsid="007d92ff"/>
    </style:style>
    <style:style style:name="P577" style:family="paragraph" style:parent-style-name="Standard">
      <style:text-properties officeooo:paragraph-rsid="0053faec"/>
    </style:style>
    <style:style style:name="P578" style:family="paragraph" style:parent-style-name="Standard">
      <style:text-properties officeooo:paragraph-rsid="008478a0"/>
    </style:style>
    <style:style style:name="P579" style:family="paragraph" style:parent-style-name="Standard">
      <style:text-properties officeooo:paragraph-rsid="008eeb87"/>
    </style:style>
    <style:style style:name="P580" style:family="paragraph" style:parent-style-name="Standard">
      <style:text-properties officeooo:paragraph-rsid="00905987"/>
    </style:style>
    <style:style style:name="P581" style:family="paragraph" style:parent-style-name="Standard">
      <style:text-properties officeooo:paragraph-rsid="00939859"/>
    </style:style>
    <style:style style:name="P582" style:family="paragraph" style:parent-style-name="Standard">
      <style:text-properties officeooo:paragraph-rsid="0097dc17"/>
    </style:style>
    <style:style style:name="P583" style:family="paragraph" style:parent-style-name="Standard">
      <style:text-properties officeooo:rsid="009d5b59" officeooo:paragraph-rsid="009d5b59"/>
    </style:style>
    <style:style style:name="P584" style:family="paragraph" style:parent-style-name="Standard">
      <style:text-properties officeooo:rsid="009d5b59" officeooo:paragraph-rsid="009ec4fc"/>
    </style:style>
    <style:style style:name="P585" style:family="paragraph" style:parent-style-name="Standard">
      <style:text-properties officeooo:paragraph-rsid="009d5b59"/>
    </style:style>
    <style:style style:name="P586" style:family="paragraph" style:parent-style-name="Standard">
      <style:text-properties officeooo:paragraph-rsid="009ec4fc"/>
    </style:style>
    <style:style style:name="P587" style:family="paragraph" style:parent-style-name="Standard">
      <style:text-properties officeooo:paragraph-rsid="009f187e"/>
    </style:style>
    <style:style style:name="P588" style:family="paragraph" style:parent-style-name="Standard">
      <style:text-properties officeooo:paragraph-rsid="007fd79d"/>
    </style:style>
    <style:style style:name="P589" style:family="paragraph" style:parent-style-name="Standard">
      <style:text-properties officeooo:paragraph-rsid="00a1d04f"/>
    </style:style>
    <style:style style:name="P590" style:family="paragraph" style:parent-style-name="Standard">
      <style:text-properties officeooo:rsid="00a6f347" officeooo:paragraph-rsid="00a6f347"/>
    </style:style>
    <style:style style:name="P591" style:family="paragraph" style:parent-style-name="Standard">
      <style:text-properties officeooo:paragraph-rsid="00aa7e9e"/>
    </style:style>
    <style:style style:name="P592" style:family="paragraph" style:parent-style-name="Standard">
      <style:text-properties officeooo:paragraph-rsid="00a1e031"/>
    </style:style>
    <style:style style:name="P593" style:family="paragraph" style:parent-style-name="Standard">
      <style:text-properties officeooo:paragraph-rsid="00635f1a"/>
    </style:style>
    <style:style style:name="P594" style:family="paragraph" style:parent-style-name="Standard">
      <style:text-properties officeooo:paragraph-rsid="00ba819c"/>
    </style:style>
    <style:style style:name="P595" style:family="paragraph" style:parent-style-name="Standard">
      <style:paragraph-properties fo:line-height="100%"/>
      <style:text-properties officeooo:rsid="00ba819c" officeooo:paragraph-rsid="00c12d1c"/>
    </style:style>
    <style:style style:name="P596" style:family="paragraph" style:parent-style-name="Standard">
      <style:text-properties officeooo:paragraph-rsid="00bc5e43"/>
    </style:style>
    <style:style style:name="P597" style:family="paragraph" style:parent-style-name="Standard">
      <style:text-properties officeooo:paragraph-rsid="00c50878"/>
    </style:style>
    <style:style style:name="P598" style:family="paragraph" style:parent-style-name="Standard">
      <style:text-properties officeooo:paragraph-rsid="00c7021f"/>
    </style:style>
    <style:style style:name="P599" style:family="paragraph" style:parent-style-name="Standard">
      <style:text-properties officeooo:paragraph-rsid="00c88326"/>
    </style:style>
    <style:style style:name="P600" style:family="paragraph" style:parent-style-name="Standard">
      <style:text-properties officeooo:paragraph-rsid="00af3424"/>
    </style:style>
    <style:style style:name="P601" style:family="paragraph" style:parent-style-name="Standard">
      <style:text-properties officeooo:paragraph-rsid="00d63bc5"/>
    </style:style>
    <style:style style:name="P602" style:family="paragraph" style:parent-style-name="Standard">
      <style:text-properties officeooo:paragraph-rsid="00d833d3"/>
    </style:style>
    <style:style style:name="P603" style:family="paragraph" style:parent-style-name="Standard">
      <style:text-properties officeooo:paragraph-rsid="00dd44af"/>
    </style:style>
    <style:style style:name="P604" style:family="paragraph" style:parent-style-name="Standard">
      <style:text-properties officeooo:paragraph-rsid="00e1ae30"/>
    </style:style>
    <style:style style:name="P605" style:family="paragraph" style:parent-style-name="Standard">
      <style:text-properties officeooo:paragraph-rsid="00e56ddc"/>
    </style:style>
    <style:style style:name="P606" style:family="paragraph" style:parent-style-name="Standard">
      <style:text-properties officeooo:paragraph-rsid="00e6e228"/>
    </style:style>
    <style:style style:name="P607" style:family="paragraph" style:parent-style-name="Standard">
      <style:text-properties officeooo:paragraph-rsid="00e9938e"/>
    </style:style>
    <style:style style:name="P608" style:family="paragraph" style:parent-style-name="Standard">
      <style:text-properties officeooo:paragraph-rsid="00eb49f4"/>
    </style:style>
    <style:style style:name="P609" style:family="paragraph" style:parent-style-name="Standard">
      <style:text-properties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08c034a"/>
    </style:style>
    <style:style style:name="P627" style:family="paragraph" style:parent-style-name="Standard">
      <style:text-properties officeooo:paragraph-rsid="012b24b3"/>
    </style:style>
    <style:style style:name="P628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9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0" style:family="paragraph" style:parent-style-name="Standard">
      <style:text-properties officeooo:paragraph-rsid="01401741"/>
    </style:style>
    <style:style style:name="P631" style:family="paragraph" style:parent-style-name="Standard">
      <style:text-properties officeooo:paragraph-rsid="01466326"/>
    </style:style>
    <style:style style:name="P632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officeooo:paragraph-rsid="00d459e3"/>
    </style:style>
    <style:style style:name="P634" style:family="paragraph" style:parent-style-name="Standard">
      <style:text-properties officeooo:paragraph-rsid="0149fc19"/>
    </style:style>
    <style:style style:name="P635" style:family="paragraph" style:parent-style-name="Standard">
      <style:text-properties officeooo:paragraph-rsid="01078ca1"/>
    </style:style>
    <style:style style:name="P636" style:family="paragraph" style:parent-style-name="Standard">
      <style:text-properties officeooo:paragraph-rsid="014be95f"/>
    </style:style>
    <style:style style:name="P637" style:family="paragraph" style:parent-style-name="Standard">
      <style:text-properties officeooo:rsid="01528202" officeooo:paragraph-rsid="016331b0"/>
    </style:style>
    <style:style style:name="P638" style:family="paragraph" style:parent-style-name="Standard">
      <style:text-properties officeooo:paragraph-rsid="01549026"/>
    </style:style>
    <style:style style:name="P639" style:family="paragraph" style:parent-style-name="Standard">
      <style:text-properties officeooo:paragraph-rsid="015882c3"/>
    </style:style>
    <style:style style:name="P640" style:family="paragraph" style:parent-style-name="Standard">
      <style:text-properties officeooo:paragraph-rsid="015ee267"/>
    </style:style>
    <style:style style:name="P641" style:family="paragraph" style:parent-style-name="Standard">
      <style:text-properties officeooo:paragraph-rsid="01604964"/>
    </style:style>
    <style:style style:name="P642" style:family="paragraph" style:parent-style-name="Standard">
      <style:text-properties officeooo:paragraph-rsid="016331b0"/>
    </style:style>
    <style:style style:name="P643" style:family="paragraph" style:parent-style-name="Standard">
      <style:paragraph-properties fo:line-height="150%"/>
      <style:text-properties officeooo:paragraph-rsid="0166b397"/>
    </style:style>
    <style:style style:name="P644" style:family="paragraph" style:parent-style-name="Standard">
      <style:text-properties officeooo:paragraph-rsid="0179bfd9"/>
    </style:style>
    <style:style style:name="P645" style:family="paragraph" style:parent-style-name="Standard">
      <style:text-properties officeooo:paragraph-rsid="0066b31e"/>
    </style:style>
    <style:style style:name="P646" style:family="paragraph" style:parent-style-name="Standard">
      <style:text-properties officeooo:paragraph-rsid="019c0acb"/>
    </style:style>
    <style:style style:name="P647" style:family="paragraph" style:parent-style-name="Standard">
      <style:text-properties officeooo:paragraph-rsid="009ff1c7"/>
    </style:style>
    <style:style style:name="P648" style:family="paragraph" style:parent-style-name="Standard">
      <style:text-properties officeooo:paragraph-rsid="01bb0dd2"/>
    </style:style>
    <style:style style:name="P649" style:family="paragraph" style:parent-style-name="Standard">
      <style:text-properties officeooo:paragraph-rsid="01459f86"/>
    </style:style>
    <style:style style:name="P650" style:family="paragraph" style:parent-style-name="Standard">
      <style:text-properties officeooo:paragraph-rsid="00ec9cc0"/>
    </style:style>
    <style:style style:name="P651" style:family="paragraph" style:parent-style-name="Standard">
      <style:text-properties officeooo:paragraph-rsid="01d4bd22"/>
    </style:style>
    <style:style style:name="P652" style:family="paragraph" style:parent-style-name="Standard">
      <style:text-properties officeooo:paragraph-rsid="01e3ce58"/>
    </style:style>
    <style:style style:name="P653" style:family="paragraph" style:parent-style-name="Standard">
      <style:text-properties officeooo:paragraph-rsid="010ab710"/>
    </style:style>
    <style:style style:name="P654" style:family="paragraph" style:parent-style-name="Standard">
      <style:text-properties officeooo:paragraph-rsid="01e7bb27"/>
    </style:style>
    <style:style style:name="P655" style:family="paragraph" style:parent-style-name="Standard">
      <style:text-properties officeooo:rsid="006d78d1" officeooo:paragraph-rsid="006d78d1"/>
    </style:style>
    <style:style style:name="P656" style:family="paragraph" style:parent-style-name="Standard">
      <style:text-properties officeooo:paragraph-rsid="01f7ba13"/>
    </style:style>
    <style:style style:name="P657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8" style:family="paragraph" style:parent-style-name="Standard">
      <style:text-properties style:text-line-through-style="solid" style:text-line-through-type="single" officeooo:paragraph-rsid="0075c7db"/>
    </style:style>
    <style:style style:name="P659" style:family="paragraph" style:parent-style-name="Standard">
      <style:text-properties officeooo:rsid="01ffc0f0" officeooo:paragraph-rsid="01ffc0f0"/>
    </style:style>
    <style:style style:name="P660" style:family="paragraph" style:parent-style-name="Standard">
      <style:text-properties officeooo:paragraph-rsid="02004c51"/>
    </style:style>
    <style:style style:name="P661" style:family="paragraph" style:parent-style-name="Standard">
      <style:text-properties officeooo:paragraph-rsid="0200a83b"/>
    </style:style>
    <style:style style:name="P662" style:family="paragraph" style:parent-style-name="Standard">
      <style:text-properties officeooo:paragraph-rsid="01206a6e"/>
    </style:style>
    <style:style style:name="P663" style:family="paragraph" style:parent-style-name="Standard">
      <style:text-properties officeooo:paragraph-rsid="01770822"/>
    </style:style>
    <style:style style:name="P664" style:family="paragraph" style:parent-style-name="Standard">
      <style:text-properties officeooo:paragraph-rsid="00879de3"/>
    </style:style>
    <style:style style:name="P665" style:family="paragraph" style:parent-style-name="Standard">
      <style:text-properties officeooo:paragraph-rsid="021273b0"/>
    </style:style>
    <style:style style:name="P666" style:family="paragraph" style:parent-style-name="Standard">
      <style:text-properties officeooo:paragraph-rsid="00cfa052"/>
    </style:style>
    <style:style style:name="P667" style:family="paragraph" style:parent-style-name="Standard">
      <style:text-properties officeooo:paragraph-rsid="021ca6fd"/>
    </style:style>
    <style:style style:name="P668" style:family="paragraph" style:parent-style-name="Standard">
      <style:text-properties officeooo:paragraph-rsid="0222f31f"/>
    </style:style>
    <style:style style:name="P669" style:family="paragraph" style:parent-style-name="Standard">
      <style:text-properties officeooo:paragraph-rsid="022c6f20"/>
    </style:style>
    <style:style style:name="P670" style:family="paragraph" style:parent-style-name="Standard">
      <style:text-properties officeooo:paragraph-rsid="0234cc0c"/>
    </style:style>
    <style:style style:name="P671" style:family="paragraph" style:parent-style-name="Standard">
      <style:text-properties officeooo:paragraph-rsid="023add60"/>
    </style:style>
    <style:style style:name="P672" style:family="paragraph" style:parent-style-name="Standard">
      <style:text-properties officeooo:paragraph-rsid="023f6dcb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9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700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1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2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50%" fo:break-before="page"/>
      <style:text-properties officeooo:paragraph-rsid="0166b397"/>
    </style:style>
    <style:style style:name="P705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6" style:family="paragraph" style:parent-style-name="Standard">
      <style:paragraph-properties fo:line-height="100%" fo:break-before="page"/>
      <style:text-properties officeooo:paragraph-rsid="005c5090"/>
    </style:style>
    <style:style style:name="P707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6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8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4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5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6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7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8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9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1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2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5" style:family="paragraph" style:parent-style-name="Standard" style:list-style-name="L1">
      <style:text-properties officeooo:paragraph-rsid="001c5680"/>
    </style:style>
    <style:style style:name="P736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7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8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9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0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1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2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3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5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6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7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8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9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0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2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3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4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5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6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7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8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9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0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1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3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4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5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6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7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8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9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0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2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3" style:family="paragraph" style:parent-style-name="Standard" style:list-style-name="L50">
      <style:text-properties fo:font-style="italic" officeooo:rsid="0128c6e8" officeooo:paragraph-rsid="012cecd7" style:font-style-asian="italic" style:font-style-complex="italic"/>
    </style:style>
    <style:style style:name="P774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6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7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8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9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0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1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2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3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4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5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6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7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8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9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0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1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2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7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1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4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5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6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7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808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9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10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1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2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3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4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7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8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9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0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1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2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3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6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7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8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9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30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1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2542d6a" officeooo:paragraph-rsid="025ae251" style:font-style-asian="normal" style:font-weight-asian="normal" style:font-style-complex="normal" style:font-weight-complex="normal"/>
    </style:style>
    <style:style style:name="P833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4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5" style:family="paragraph" style:parent-style-name="Standard" style:list-style-name="L29">
      <style:text-properties officeooo:paragraph-rsid="00a8ca1b"/>
    </style:style>
    <style:style style:name="P836" style:family="paragraph" style:parent-style-name="Standard" style:list-style-name="L35">
      <style:text-properties officeooo:paragraph-rsid="00cfa052"/>
    </style:style>
    <style:style style:name="P837" style:family="paragraph" style:parent-style-name="Standard" style:list-style-name="L38">
      <style:text-properties officeooo:paragraph-rsid="00f9fdc0"/>
    </style:style>
    <style:style style:name="P838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840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841" style:family="paragraph" style:parent-style-name="Standard" style:list-style-name="L60">
      <style:text-properties officeooo:paragraph-rsid="01305c41"/>
    </style:style>
    <style:style style:name="P842" style:family="paragraph" style:parent-style-name="Standard" style:list-style-name="L63">
      <style:text-properties officeooo:paragraph-rsid="013e50cb"/>
    </style:style>
    <style:style style:name="P843" style:family="paragraph" style:parent-style-name="Standard" style:list-style-name="L63">
      <style:text-properties officeooo:paragraph-rsid="01401741"/>
    </style:style>
    <style:style style:name="P844" style:family="paragraph" style:parent-style-name="Standard" style:list-style-name="L63">
      <style:text-properties officeooo:paragraph-rsid="013db3b4"/>
    </style:style>
    <style:style style:name="P845" style:family="paragraph" style:parent-style-name="Standard" style:list-style-name="L67">
      <style:text-properties officeooo:paragraph-rsid="0161b854"/>
    </style:style>
    <style:style style:name="P846" style:family="paragraph" style:parent-style-name="Standard" style:list-style-name="L67">
      <style:text-properties officeooo:rsid="01adadd2" officeooo:paragraph-rsid="01adadd2"/>
    </style:style>
    <style:style style:name="P847" style:family="paragraph" style:parent-style-name="Standard">
      <style:text-properties officeooo:paragraph-rsid="025ae251"/>
    </style:style>
    <style:style style:name="P848" style:family="paragraph" style:parent-style-name="Standard">
      <style:text-properties officeooo:paragraph-rsid="00ec9cc0"/>
    </style:style>
    <style:style style:name="P849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4e192d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officeooo:rsid="024798dd" style:font-style-asian="normal" style:font-style-complex="normal"/>
    </style:style>
    <style:style style:name="T287" style:family="text">
      <style:text-properties fo:font-style="normal" officeooo:rsid="025a06ec" style:font-style-asian="normal" style:font-style-complex="normal"/>
    </style:style>
    <style:style style:name="T2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ae251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12edf56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style:font-style-asian="normal" style:font-style-complex="normal"/>
    </style:style>
    <style:style style:name="T387" style:family="text">
      <style:text-properties fo:font-style="normal" style:text-underline-style="none" officeooo:rsid="00bbbf73" style:font-style-asian="normal" style:font-style-complex="normal"/>
    </style:style>
    <style:style style:name="T388" style:family="text">
      <style:text-properties fo:font-style="normal" style:text-underline-style="none" officeooo:rsid="08e9819c" style:font-style-asian="normal" style:font-style-complex="normal"/>
    </style:style>
    <style:style style:name="T389" style:family="text">
      <style:text-properties fo:font-style="normal" style:text-underline-style="none" officeooo:rsid="00be4749" style:font-style-asian="normal" style:font-style-complex="normal"/>
    </style:style>
    <style:style style:name="T390" style:family="text">
      <style:text-properties fo:font-style="normal" style:text-underline-style="none" officeooo:rsid="00d708a6" style:font-style-asian="normal" style:font-style-complex="normal"/>
    </style:style>
    <style:style style:name="T391" style:family="text">
      <style:text-properties fo:font-style="normal" style:text-underline-style="none" officeooo:rsid="00ec1e8c" style:font-style-asian="normal" style:font-style-complex="normal"/>
    </style:style>
    <style:style style:name="T392" style:family="text">
      <style:text-properties fo:font-style="normal" style:text-underline-style="none" officeooo:rsid="00d9c9e4" style:font-style-asian="normal" style:font-style-complex="normal"/>
    </style:style>
    <style:style style:name="T393" style:family="text">
      <style:text-properties fo:font-style="normal" style:text-underline-style="none" officeooo:rsid="08f0811a" style:font-style-asian="normal" style:font-style-complex="normal"/>
    </style:style>
    <style:style style:name="T394" style:family="text">
      <style:text-properties fo:font-style="normal" style:text-underline-style="none" officeooo:rsid="010f422a" style:font-style-asian="normal" style:font-style-complex="normal"/>
    </style:style>
    <style:style style:name="T395" style:family="text">
      <style:text-properties fo:font-style="normal" style:text-underline-style="none" officeooo:rsid="00476ae1" style:font-style-asian="normal" style:font-style-complex="normal"/>
    </style:style>
    <style:style style:name="T396" style:family="text">
      <style:text-properties fo:font-style="normal" style:text-underline-style="none" officeooo:rsid="01ef8283" style:font-style-asian="normal" style:font-style-complex="normal"/>
    </style:style>
    <style:style style:name="T397" style:family="text">
      <style:text-properties fo:font-style="normal" style:text-underline-style="none" officeooo:rsid="01f16dc1" style:font-style-asian="normal" style:font-style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401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402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3" style:family="text">
      <style:text-properties officeooo:rsid="00154f37"/>
    </style:style>
    <style:style style:name="T404" style:family="text">
      <style:text-properties officeooo:rsid="0016b56f"/>
    </style:style>
    <style:style style:name="T405" style:family="text">
      <style:text-properties officeooo:rsid="00186c3f"/>
    </style:style>
    <style:style style:name="T406" style:family="text">
      <style:text-properties fo:color="#228b22" fo:font-style="italic" officeooo:rsid="00186c3f" style:font-style-asian="italic" style:font-style-complex="italic"/>
    </style:style>
    <style:style style:name="T407" style:family="text">
      <style:text-properties fo:color="#8b4513"/>
    </style:style>
    <style:style style:name="T408" style:family="text">
      <style:text-properties fo:color="#8b4513" officeooo:rsid="00186c3f"/>
    </style:style>
    <style:style style:name="T409" style:family="text">
      <style:text-properties officeooo:rsid="00205d85"/>
    </style:style>
    <style:style style:name="T410" style:family="text">
      <style:text-properties officeooo:rsid="001c5680"/>
    </style:style>
    <style:style style:name="T411" style:family="text">
      <style:text-properties officeooo:rsid="001e2fb9"/>
    </style:style>
    <style:style style:name="T41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3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4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5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6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7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8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officeooo:rsid="00a75993" style:font-weight-asian="bold" style:font-weight-complex="bold"/>
    </style:style>
    <style:style style:name="T421" style:family="text">
      <style:text-properties fo:font-weight="bold" officeooo:rsid="00beb82f" style:font-weight-asian="bold" style:font-weight-complex="bold"/>
    </style:style>
    <style:style style:name="T422" style:family="text">
      <style:text-properties fo:font-weight="bold" officeooo:rsid="00476ae1" style:font-weight-asian="bold" style:font-weight-complex="bold"/>
    </style:style>
    <style:style style:name="T423" style:family="text">
      <style:text-properties fo:font-weight="bold" officeooo:rsid="013013d9" style:font-weight-asian="bold" style:font-weight-complex="bold"/>
    </style:style>
    <style:style style:name="T424" style:family="text">
      <style:text-properties fo:font-weight="bold" officeooo:rsid="0053faec" style:font-weight-asian="bold" style:font-weight-complex="bold"/>
    </style:style>
    <style:style style:name="T425" style:family="text">
      <style:text-properties fo:font-weight="bold" officeooo:rsid="00bfa17d" style:font-weight-asian="bold" style:font-weight-complex="bold"/>
    </style:style>
    <style:style style:name="T426" style:family="text">
      <style:text-properties fo:font-weight="bold" officeooo:rsid="02a94de9" style:font-weight-asian="bold" style:font-weight-complex="bold"/>
    </style:style>
    <style:style style:name="T427" style:family="text">
      <style:text-properties fo:font-weight="bold" officeooo:rsid="00912fec" style:font-weight-asian="bold" style:font-weight-complex="bold"/>
    </style:style>
    <style:style style:name="T428" style:family="text">
      <style:text-properties fo:font-weight="bold" officeooo:rsid="008eb3ea" style:font-weight-asian="bold" style:font-weight-complex="bold"/>
    </style:style>
    <style:style style:name="T429" style:family="text">
      <style:text-properties fo:font-weight="bold" officeooo:rsid="00939859" style:font-weight-asian="bold" style:font-weight-complex="bold"/>
    </style:style>
    <style:style style:name="T430" style:family="text">
      <style:text-properties fo:font-weight="bold" officeooo:rsid="00a35d76" style:font-weight-asian="bold" style:font-weight-complex="bold"/>
    </style:style>
    <style:style style:name="T431" style:family="text">
      <style:text-properties fo:font-weight="bold" officeooo:rsid="00a6f347" style:font-weight-asian="bold" style:font-weight-complex="bold"/>
    </style:style>
    <style:style style:name="T432" style:family="text">
      <style:text-properties fo:font-weight="bold" officeooo:rsid="00ba819c" style:font-weight-asian="bold" style:font-weight-complex="bold"/>
    </style:style>
    <style:style style:name="T433" style:family="text">
      <style:text-properties fo:font-weight="bold" officeooo:rsid="00c50878" style:font-weight-asian="bold" style:font-weight-complex="bold"/>
    </style:style>
    <style:style style:name="T434" style:family="text">
      <style:text-properties fo:font-weight="bold" officeooo:rsid="00dd44af" style:font-weight-asian="bold" style:font-weight-complex="bold"/>
    </style:style>
    <style:style style:name="T435" style:family="text">
      <style:text-properties fo:font-weight="bold" officeooo:rsid="00f4c6c5" style:font-weight-asian="bold" style:font-weight-complex="bold"/>
    </style:style>
    <style:style style:name="T436" style:family="text">
      <style:text-properties fo:font-weight="bold" officeooo:rsid="00fc67ff" style:font-weight-asian="bold" style:font-weight-complex="bold"/>
    </style:style>
    <style:style style:name="T437" style:family="text">
      <style:text-properties fo:font-weight="bold" officeooo:rsid="00751d17" style:font-weight-asian="bold" style:font-weight-complex="bold"/>
    </style:style>
    <style:style style:name="T438" style:family="text">
      <style:text-properties fo:font-weight="bold" officeooo:rsid="0134038e" style:font-weight-asian="bold" style:font-weight-complex="bold"/>
    </style:style>
    <style:style style:name="T439" style:family="text">
      <style:text-properties fo:font-weight="bold" officeooo:rsid="01305c41" style:font-weight-asian="bold" style:font-weight-complex="bold"/>
    </style:style>
    <style:style style:name="T440" style:family="text">
      <style:text-properties fo:font-weight="bold" officeooo:rsid="02070606" style:font-weight-asian="bold" style:font-weight-complex="bold"/>
    </style:style>
    <style:style style:name="T441" style:family="text">
      <style:text-properties fo:font-weight="bold" officeooo:rsid="0206e857" style:font-weight-asian="bold" style:font-weight-complex="bold"/>
    </style:style>
    <style:style style:name="T442" style:family="text">
      <style:text-properties fo:font-weight="bold" officeooo:rsid="020b5b34" style:font-weight-asian="bold" style:font-weight-complex="bold"/>
    </style:style>
    <style:style style:name="T443" style:family="text">
      <style:text-properties fo:font-weight="bold" officeooo:rsid="0225be58" style:font-weight-asian="bold" style:font-weight-complex="bold"/>
    </style:style>
    <style:style style:name="T444" style:family="text">
      <style:text-properties fo:font-weight="bold" officeooo:rsid="023cb1a2" style:font-weight-asian="bold" style:font-weight-complex="bold"/>
    </style:style>
    <style:style style:name="T445" style:family="text">
      <style:text-properties officeooo:rsid="0034ed8b"/>
    </style:style>
    <style:style style:name="T446" style:family="text">
      <style:text-properties fo:font-weight="normal" style:font-weight-asian="normal" style:font-weight-complex="normal"/>
    </style:style>
    <style:style style:name="T447" style:family="text">
      <style:text-properties fo:font-weight="normal" officeooo:rsid="00912fec" style:font-weight-asian="normal" style:font-weight-complex="normal"/>
    </style:style>
    <style:style style:name="T448" style:family="text">
      <style:text-properties fo:font-weight="normal" officeooo:rsid="02b807dc" style:font-weight-asian="normal" style:font-weight-complex="normal"/>
    </style:style>
    <style:style style:name="T449" style:family="text">
      <style:text-properties fo:font-weight="normal" officeooo:rsid="00bbbf73" style:font-weight-asian="normal" style:font-weight-complex="normal"/>
    </style:style>
    <style:style style:name="T450" style:family="text">
      <style:text-properties fo:font-weight="normal" officeooo:rsid="002ba0e7" style:font-weight-asian="normal" style:font-weight-complex="normal"/>
    </style:style>
    <style:style style:name="T451" style:family="text">
      <style:text-properties fo:font-weight="normal" officeooo:rsid="00bfa17d" style:font-weight-asian="normal" style:font-weight-complex="normal"/>
    </style:style>
    <style:style style:name="T452" style:family="text">
      <style:text-properties fo:font-weight="normal" officeooo:rsid="02a94de9" style:font-weight-asian="normal" style:font-weight-complex="normal"/>
    </style:style>
    <style:style style:name="T453" style:family="text">
      <style:text-properties fo:font-weight="normal" officeooo:rsid="004450ff" style:font-weight-asian="normal" style:font-weight-complex="normal"/>
    </style:style>
    <style:style style:name="T454" style:family="text">
      <style:text-properties fo:font-weight="normal" officeooo:rsid="01113d34" style:font-weight-asian="normal" style:font-weight-complex="normal"/>
    </style:style>
    <style:style style:name="T455" style:family="text">
      <style:text-properties fo:font-weight="normal" officeooo:rsid="00476ae1" style:font-weight-asian="normal" style:font-weight-complex="normal"/>
    </style:style>
    <style:style style:name="T456" style:family="text">
      <style:text-properties fo:font-weight="normal" officeooo:rsid="08ad15c9" style:font-weight-asian="normal" style:font-weight-complex="normal"/>
    </style:style>
    <style:style style:name="T457" style:family="text">
      <style:text-properties fo:font-weight="normal" officeooo:rsid="008eb3ea" style:font-weight-asian="normal" style:font-weight-complex="normal"/>
    </style:style>
    <style:style style:name="T458" style:family="text">
      <style:text-properties fo:font-weight="normal" officeooo:rsid="00939859" style:font-weight-asian="normal" style:font-weight-complex="normal"/>
    </style:style>
    <style:style style:name="T459" style:family="text">
      <style:text-properties fo:font-weight="normal" officeooo:rsid="00941a11" style:font-weight-asian="normal" style:font-weight-complex="normal"/>
    </style:style>
    <style:style style:name="T460" style:family="text">
      <style:text-properties fo:font-weight="normal" officeooo:rsid="00dd44af" style:font-weight-asian="normal" style:font-weight-complex="normal"/>
    </style:style>
    <style:style style:name="T461" style:family="text">
      <style:text-properties fo:font-weight="normal" officeooo:rsid="00e1ae30" style:font-weight-asian="normal" style:font-weight-complex="normal"/>
    </style:style>
    <style:style style:name="T462" style:family="text">
      <style:text-properties fo:font-weight="normal" officeooo:rsid="00f4c6c5" style:font-weight-asian="normal" style:font-weight-complex="normal"/>
    </style:style>
    <style:style style:name="T463" style:family="text">
      <style:text-properties fo:font-weight="normal" officeooo:rsid="00f51685" style:font-weight-asian="normal" style:font-weight-complex="normal"/>
    </style:style>
    <style:style style:name="T464" style:family="text">
      <style:text-properties fo:font-weight="normal" officeooo:rsid="00fc67ff" style:font-weight-asian="normal" style:font-weight-complex="normal"/>
    </style:style>
    <style:style style:name="T465" style:family="text">
      <style:text-properties fo:font-weight="normal" officeooo:rsid="00fdd3aa" style:font-weight-asian="normal" style:font-weight-complex="normal"/>
    </style:style>
    <style:style style:name="T466" style:family="text">
      <style:text-properties fo:font-weight="normal" officeooo:rsid="012e9465" style:font-weight-asian="normal" style:font-weight-complex="normal"/>
    </style:style>
    <style:style style:name="T467" style:family="text">
      <style:text-properties fo:font-weight="normal" officeooo:rsid="012edf56" style:font-weight-asian="normal" style:font-weight-complex="normal"/>
    </style:style>
    <style:style style:name="T468" style:family="text">
      <style:text-properties fo:font-weight="normal" officeooo:rsid="01305c41" style:font-weight-asian="normal" style:font-weight-complex="normal"/>
    </style:style>
    <style:style style:name="T469" style:family="text">
      <style:text-properties fo:font-weight="normal" officeooo:rsid="0134038e" style:font-weight-asian="normal" style:font-weight-complex="normal"/>
    </style:style>
    <style:style style:name="T470" style:family="text">
      <style:text-properties fo:font-weight="normal" officeooo:rsid="0139bd35" style:font-weight-asian="normal" style:font-weight-complex="normal"/>
    </style:style>
    <style:style style:name="T471" style:family="text">
      <style:text-properties fo:font-weight="normal" officeooo:rsid="01401741" style:font-weight-asian="normal" style:font-weight-complex="normal"/>
    </style:style>
    <style:style style:name="T472" style:family="text">
      <style:text-properties fo:font-weight="normal" officeooo:rsid="0142451b" style:font-weight-asian="normal" style:font-weight-complex="normal"/>
    </style:style>
    <style:style style:name="T473" style:family="text">
      <style:text-properties fo:font-weight="normal" officeooo:rsid="0149fc19" style:font-weight-asian="normal" style:font-weight-complex="normal"/>
    </style:style>
    <style:style style:name="T474" style:family="text">
      <style:text-properties fo:font-weight="normal" officeooo:rsid="014be95f" style:font-weight-asian="normal" style:font-weight-complex="normal"/>
    </style:style>
    <style:style style:name="T475" style:family="text">
      <style:text-properties fo:font-weight="normal" officeooo:rsid="03ee7eb1" style:font-weight-asian="normal" style:font-weight-complex="normal"/>
    </style:style>
    <style:style style:name="T476" style:family="text">
      <style:text-properties fo:font-weight="normal" officeooo:rsid="045e6749" style:font-weight-asian="normal" style:font-weight-complex="normal"/>
    </style:style>
    <style:style style:name="T477" style:family="text">
      <style:text-properties fo:font-weight="normal" officeooo:rsid="04602400" style:font-weight-asian="normal" style:font-weight-complex="normal"/>
    </style:style>
    <style:style style:name="T478" style:family="text">
      <style:text-properties fo:font-weight="normal" officeooo:rsid="020febde" style:font-weight-asian="normal" style:font-weight-complex="normal"/>
    </style:style>
    <style:style style:name="T479" style:family="text">
      <style:text-properties fo:font-weight="normal" officeooo:rsid="022c6f20" style:font-weight-asian="normal" style:font-weight-complex="normal"/>
    </style:style>
    <style:style style:name="T480" style:family="text">
      <style:text-properties style:use-window-font-color="true"/>
    </style:style>
    <style:style style:name="T481" style:family="text">
      <style:text-properties style:use-window-font-color="true" fo:font-weight="bold" style:font-weight-asian="bold" style:font-weight-complex="bold"/>
    </style:style>
    <style:style style:name="T482" style:family="text">
      <style:text-properties style:use-window-font-color="true" fo:font-weight="bold" officeooo:rsid="0044d7a4" style:font-weight-asian="bold" style:font-weight-complex="bold"/>
    </style:style>
    <style:style style:name="T483" style:family="text">
      <style:text-properties style:use-window-font-color="true" fo:font-weight="bold" officeooo:rsid="007ca694" style:font-weight-asian="bold" style:font-weight-complex="bold"/>
    </style:style>
    <style:style style:name="T484" style:family="text">
      <style:text-properties style:use-window-font-color="true" fo:font-weight="bold" officeooo:rsid="01536dcf" style:font-weight-asian="bold" style:font-weight-complex="bold"/>
    </style:style>
    <style:style style:name="T485" style:family="text">
      <style:text-properties style:use-window-font-color="true" fo:font-weight="bold" officeooo:rsid="01549026" style:font-weight-asian="bold" style:font-weight-complex="bold"/>
    </style:style>
    <style:style style:name="T486" style:family="text">
      <style:text-properties style:use-window-font-color="true" fo:font-weight="bold" officeooo:rsid="01549d31" style:font-weight-asian="bold" style:font-weight-complex="bold"/>
    </style:style>
    <style:style style:name="T487" style:family="text">
      <style:text-properties style:use-window-font-color="true" fo:font-weight="bold" officeooo:rsid="01bb0dd2" style:font-weight-asian="bold" style:font-weight-complex="bold"/>
    </style:style>
    <style:style style:name="T48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91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2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5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6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10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11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12" style:family="text">
      <style:text-properties style:use-window-font-color="true" fo:font-style="italic" officeooo:rsid="009f187e" style:font-style-asian="italic" style:font-style-complex="italic"/>
    </style:style>
    <style:style style:name="T51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7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8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9" style:family="text">
      <style:text-properties style:use-window-font-color="true" fo:font-style="normal" style:font-style-asian="normal" style:font-style-complex="normal"/>
    </style:style>
    <style:style style:name="T540" style:family="text">
      <style:text-properties style:use-window-font-color="true" fo:font-style="normal" officeooo:rsid="0050063f" style:font-style-asian="normal" style:font-style-complex="normal"/>
    </style:style>
    <style:style style:name="T541" style:family="text">
      <style:text-properties style:use-window-font-color="true" fo:font-style="normal" officeooo:rsid="00523bf9" style:font-style-asian="normal" style:font-style-complex="normal"/>
    </style:style>
    <style:style style:name="T542" style:family="text">
      <style:text-properties style:use-window-font-color="true" fo:font-style="normal" officeooo:rsid="016f0506" style:font-style-asian="normal" style:font-style-complex="normal"/>
    </style:style>
    <style:style style:name="T543" style:family="text">
      <style:text-properties style:use-window-font-color="true" fo:font-style="normal" officeooo:rsid="0176ee1b" style:font-style-asian="normal" style:font-style-complex="normal"/>
    </style:style>
    <style:style style:name="T544" style:family="text">
      <style:text-properties style:use-window-font-color="true" fo:font-style="normal" officeooo:rsid="017029bc" style:font-style-asian="normal" style:font-style-complex="normal"/>
    </style:style>
    <style:style style:name="T545" style:family="text">
      <style:text-properties style:use-window-font-color="true" fo:font-style="normal" officeooo:rsid="00a1d04f" style:font-style-asian="normal" style:font-style-complex="normal"/>
    </style:style>
    <style:style style:name="T546" style:family="text">
      <style:text-properties style:use-window-font-color="true" fo:font-style="normal" officeooo:rsid="0050b57f" style:font-style-asian="normal" style:font-style-complex="normal"/>
    </style:style>
    <style:style style:name="T547" style:family="text">
      <style:text-properties style:use-window-font-color="true" fo:font-style="normal" officeooo:rsid="01148430" style:font-style-asian="normal" style:font-style-complex="normal"/>
    </style:style>
    <style:style style:name="T548" style:family="text">
      <style:text-properties style:use-window-font-color="true" fo:font-style="normal" officeooo:rsid="009f187e" style:font-style-asian="normal" style:font-style-complex="normal"/>
    </style:style>
    <style:style style:name="T549" style:family="text">
      <style:text-properties style:use-window-font-color="true" fo:font-style="normal" officeooo:rsid="019eaf58" style:font-style-asian="normal" style:font-style-complex="normal"/>
    </style:style>
    <style:style style:name="T550" style:family="text">
      <style:text-properties style:use-window-font-color="true" fo:font-style="normal" officeooo:rsid="01f19ea8" style:font-style-asian="normal" style:font-style-complex="normal"/>
    </style:style>
    <style:style style:name="T551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52" style:family="text">
      <style:text-properties style:use-window-font-color="true" officeooo:rsid="016f0506"/>
    </style:style>
    <style:style style:name="T553" style:family="text">
      <style:text-properties style:use-window-font-color="true" officeooo:rsid="009ff1c7"/>
    </style:style>
    <style:style style:name="T554" style:family="text">
      <style:text-properties style:use-window-font-color="true" fo:font-weight="normal" style:font-weight-asian="normal" style:font-weight-complex="normal"/>
    </style:style>
    <style:style style:name="T555" style:family="text">
      <style:text-properties style:use-window-font-color="true" fo:font-weight="normal" officeooo:rsid="007ca694" style:font-weight-asian="normal" style:font-weight-complex="normal"/>
    </style:style>
    <style:style style:name="T556" style:family="text">
      <style:text-properties style:use-window-font-color="true" fo:font-weight="normal" officeooo:rsid="01466326" style:font-weight-asian="normal" style:font-weight-complex="normal"/>
    </style:style>
    <style:style style:name="T557" style:family="text">
      <style:text-properties style:use-window-font-color="true" fo:font-weight="normal" officeooo:rsid="014d6fa3" style:font-weight-asian="normal" style:font-weight-complex="normal"/>
    </style:style>
    <style:style style:name="T558" style:family="text">
      <style:text-properties style:use-window-font-color="true" fo:font-weight="normal" officeooo:rsid="01536dcf" style:font-weight-asian="normal" style:font-weight-complex="normal"/>
    </style:style>
    <style:style style:name="T559" style:family="text">
      <style:text-properties style:use-window-font-color="true" fo:font-weight="normal" officeooo:rsid="01549026" style:font-weight-asian="normal" style:font-weight-complex="normal"/>
    </style:style>
    <style:style style:name="T560" style:family="text">
      <style:text-properties style:use-window-font-color="true" fo:font-weight="normal" officeooo:rsid="0159ad23" style:font-weight-asian="normal" style:font-weight-complex="normal"/>
    </style:style>
    <style:style style:name="T561" style:family="text">
      <style:text-properties style:use-window-font-color="true" fo:font-weight="normal" officeooo:rsid="015ee267" style:font-weight-asian="normal" style:font-weight-complex="normal"/>
    </style:style>
    <style:style style:name="T562" style:family="text">
      <style:text-properties style:use-window-font-color="true" fo:font-weight="normal" officeooo:rsid="0151b86d" style:font-weight-asian="normal" style:font-weight-complex="normal"/>
    </style:style>
    <style:style style:name="T563" style:family="text">
      <style:text-properties style:use-window-font-color="true" fo:font-weight="normal" officeooo:rsid="01b389de" style:font-weight-asian="normal" style:font-weight-complex="normal"/>
    </style:style>
    <style:style style:name="T564" style:family="text">
      <style:text-properties style:use-window-font-color="true" fo:font-weight="normal" officeooo:rsid="01b73f45" style:font-weight-asian="normal" style:font-weight-complex="normal"/>
    </style:style>
    <style:style style:name="T565" style:family="text">
      <style:text-properties style:use-window-font-color="true" fo:font-weight="normal" officeooo:rsid="01bb0dd2" style:font-weight-asian="normal" style:font-weight-complex="normal"/>
    </style:style>
    <style:style style:name="T566" style:family="text">
      <style:text-properties style:use-window-font-color="true" fo:font-weight="normal" officeooo:rsid="0254ef8c" style:font-weight-asian="normal" style:font-weight-complex="normal"/>
    </style:style>
    <style:style style:name="T567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8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9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70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71" style:family="text">
      <style:text-properties style:use-window-font-color="true" officeooo:rsid="01549026"/>
    </style:style>
    <style:style style:name="T572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73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4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5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6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7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8" style:family="text">
      <style:text-properties style:use-window-font-color="true" officeooo:rsid="01a5396b"/>
    </style:style>
    <style:style style:name="T579" style:family="text">
      <style:text-properties style:use-window-font-color="true" style:text-underline-style="none" fo:font-weight="normal" style:font-weight-asian="normal" style:font-weight-complex="normal"/>
    </style:style>
    <style:style style:name="T580" style:family="text">
      <style:text-properties style:use-window-font-color="true" style:text-underline-style="solid" style:text-underline-width="auto" style:text-underline-color="font-color"/>
    </style:style>
    <style:style style:name="T581" style:family="text">
      <style:text-properties style:text-underline-style="none"/>
    </style:style>
    <style:style style:name="T582" style:family="text">
      <style:text-properties style:text-underline-style="none" fo:font-weight="normal" style:font-weight-asian="normal" style:font-weight-complex="normal"/>
    </style:style>
    <style:style style:name="T583" style:family="text">
      <style:text-properties style:text-underline-style="none" fo:font-weight="normal" officeooo:rsid="0043121f" style:font-weight-asian="normal" style:font-weight-complex="normal"/>
    </style:style>
    <style:style style:name="T584" style:family="text">
      <style:text-properties style:text-underline-style="none" fo:font-weight="normal" officeooo:rsid="0044d7a4" style:font-weight-asian="normal" style:font-weight-complex="normal"/>
    </style:style>
    <style:style style:name="T585" style:family="text">
      <style:text-properties style:text-underline-style="none" fo:font-weight="normal" officeooo:rsid="00e7b674" style:font-weight-asian="normal" style:font-weight-complex="normal"/>
    </style:style>
    <style:style style:name="T586" style:family="text">
      <style:text-properties style:text-underline-style="none" fo:font-weight="normal" officeooo:rsid="002eb485" style:font-weight-asian="normal" style:font-weight-complex="normal"/>
    </style:style>
    <style:style style:name="T587" style:family="text">
      <style:text-properties style:text-underline-style="none" fo:font-weight="normal" officeooo:rsid="00d5826a" style:font-weight-asian="normal" style:font-weight-complex="normal"/>
    </style:style>
    <style:style style:name="T588" style:family="text">
      <style:text-properties style:text-underline-style="none" fo:font-weight="normal" officeooo:rsid="00476ae1" style:font-weight-asian="normal" style:font-weight-complex="normal"/>
    </style:style>
    <style:style style:name="T589" style:family="text">
      <style:text-properties style:text-underline-style="none" fo:font-weight="normal" officeooo:rsid="013282b3" style:font-weight-asian="normal" style:font-weight-complex="normal"/>
    </style:style>
    <style:style style:name="T590" style:family="text">
      <style:text-properties style:text-underline-style="none" fo:font-weight="normal" officeooo:rsid="004caf23" style:font-weight-asian="normal" style:font-weight-complex="normal"/>
    </style:style>
    <style:style style:name="T591" style:family="text">
      <style:text-properties style:text-underline-style="none" fo:font-weight="normal" officeooo:rsid="0128c6e8" style:font-weight-asian="normal" style:font-weight-complex="normal"/>
    </style:style>
    <style:style style:name="T592" style:family="text">
      <style:text-properties style:text-underline-style="none" fo:font-weight="normal" officeooo:rsid="00254a2e" style:font-weight-asian="normal" style:font-weight-complex="normal"/>
    </style:style>
    <style:style style:name="T593" style:family="text">
      <style:text-properties style:text-underline-style="none" fo:font-weight="normal" officeooo:rsid="01305c41" style:font-weight-asian="normal" style:font-weight-complex="normal"/>
    </style:style>
    <style:style style:name="T594" style:family="text">
      <style:text-properties style:text-underline-style="none" fo:font-weight="bold" style:font-weight-asian="bold" style:font-weight-complex="bold"/>
    </style:style>
    <style:style style:name="T595" style:family="text">
      <style:text-properties style:text-underline-style="none" fo:font-weight="bold" officeooo:rsid="002eb485" style:font-weight-asian="bold" style:font-weight-complex="bold"/>
    </style:style>
    <style:style style:name="T596" style:family="text">
      <style:text-properties style:text-underline-style="none" fo:font-weight="bold" officeooo:rsid="00f74e17" style:font-weight-asian="bold" style:font-weight-complex="bold"/>
    </style:style>
    <style:style style:name="T597" style:family="text">
      <style:text-properties style:text-underline-style="none" fo:font-weight="bold" officeooo:rsid="01debf64" style:font-weight-asian="bold" style:font-weight-complex="bold"/>
    </style:style>
    <style:style style:name="T598" style:family="text">
      <style:text-properties style:text-underline-style="none" fo:font-weight="bold" officeooo:rsid="009622c6" style:font-weight-asian="bold" style:font-weight-complex="bold"/>
    </style:style>
    <style:style style:name="T599" style:family="text">
      <style:text-properties style:text-underline-style="none" officeooo:rsid="00bbbf73"/>
    </style:style>
    <style:style style:name="T600" style:family="text">
      <style:text-properties style:text-underline-style="none" officeooo:rsid="00d708a6"/>
    </style:style>
    <style:style style:name="T601" style:family="text">
      <style:text-properties style:text-underline-style="none" officeooo:rsid="00f74e17"/>
    </style:style>
    <style:style style:name="T602" style:family="text">
      <style:text-properties style:text-underline-style="none" officeooo:rsid="00378059"/>
    </style:style>
    <style:style style:name="T603" style:family="text">
      <style:text-properties style:text-underline-style="none" officeooo:rsid="0a1c7a91"/>
    </style:style>
    <style:style style:name="T604" style:family="text">
      <style:text-properties style:text-underline-style="none" officeooo:rsid="08ec3514"/>
    </style:style>
    <style:style style:name="T605" style:family="text">
      <style:text-properties officeooo:rsid="00722a19"/>
    </style:style>
    <style:style style:name="T606" style:family="text">
      <style:text-properties officeooo:rsid="00254a2e"/>
    </style:style>
    <style:style style:name="T607" style:family="text">
      <style:text-properties officeooo:rsid="008a06de"/>
    </style:style>
    <style:style style:name="T608" style:family="text">
      <style:text-properties officeooo:rsid="08e38a7d"/>
    </style:style>
    <style:style style:name="T609" style:family="text">
      <style:text-properties officeooo:rsid="00a75993"/>
    </style:style>
    <style:style style:name="T610" style:family="text">
      <style:text-properties officeooo:rsid="002ba0e7"/>
    </style:style>
    <style:style style:name="T611" style:family="text">
      <style:text-properties officeooo:rsid="00beb82f"/>
    </style:style>
    <style:style style:name="T612" style:family="text">
      <style:text-properties officeooo:rsid="00ba4170"/>
    </style:style>
    <style:style style:name="T613" style:family="text">
      <style:text-properties officeooo:rsid="00bbbf73"/>
    </style:style>
    <style:style style:name="T614" style:family="text">
      <style:text-properties officeooo:rsid="00bd3f9d"/>
    </style:style>
    <style:style style:name="T615" style:family="text">
      <style:text-properties officeooo:rsid="002f336e"/>
    </style:style>
    <style:style style:name="T616" style:family="text">
      <style:text-properties officeooo:rsid="0043008e"/>
    </style:style>
    <style:style style:name="T617" style:family="text">
      <style:text-properties officeooo:rsid="00f5260b"/>
    </style:style>
    <style:style style:name="T618" style:family="text">
      <style:text-properties officeooo:rsid="004a157b"/>
    </style:style>
    <style:style style:name="T619" style:family="text">
      <style:text-properties officeooo:rsid="013013d9"/>
    </style:style>
    <style:style style:name="T620" style:family="text">
      <style:text-properties officeooo:rsid="0137af9f"/>
    </style:style>
    <style:style style:name="T621" style:family="text">
      <style:text-properties officeooo:rsid="004acb3b"/>
    </style:style>
    <style:style style:name="T622" style:family="text">
      <style:text-properties officeooo:rsid="016860b9"/>
    </style:style>
    <style:style style:name="T623" style:family="text">
      <style:text-properties officeooo:rsid="0050b57f"/>
    </style:style>
    <style:style style:name="T624" style:family="text">
      <style:text-properties officeooo:rsid="0188ed42"/>
    </style:style>
    <style:style style:name="T625" style:family="text">
      <style:text-properties officeooo:rsid="0055a125"/>
    </style:style>
    <style:style style:name="T626" style:family="text">
      <style:text-properties officeooo:rsid="00572cb0"/>
    </style:style>
    <style:style style:name="T627" style:family="text">
      <style:text-properties officeooo:rsid="0176ee1b"/>
    </style:style>
    <style:style style:name="T628" style:family="text">
      <style:text-properties officeooo:rsid="005c5090"/>
    </style:style>
    <style:style style:name="T629" style:family="text">
      <style:text-properties officeooo:rsid="005f2637"/>
    </style:style>
    <style:style style:name="T630" style:family="text">
      <style:text-properties officeooo:rsid="005fb5cb"/>
    </style:style>
    <style:style style:name="T631" style:family="text">
      <style:text-properties officeooo:rsid="0063f681"/>
    </style:style>
    <style:style style:name="T632" style:family="text">
      <style:text-properties officeooo:rsid="00644350"/>
    </style:style>
    <style:style style:name="T633" style:family="text">
      <style:text-properties officeooo:rsid="006579dd"/>
    </style:style>
    <style:style style:name="T634" style:family="text">
      <style:text-properties officeooo:rsid="0066b31e"/>
    </style:style>
    <style:style style:name="T635" style:family="text">
      <style:text-properties officeooo:rsid="0066c57e"/>
    </style:style>
    <style:style style:name="T636" style:family="text">
      <style:text-properties officeooo:rsid="00684bfc"/>
    </style:style>
    <style:style style:name="T637" style:family="text">
      <style:text-properties officeooo:rsid="0069643a"/>
    </style:style>
    <style:style style:name="T638" style:family="text">
      <style:text-properties officeooo:rsid="00703df9"/>
    </style:style>
    <style:style style:name="T639" style:family="text">
      <style:text-properties officeooo:rsid="0072cdc4"/>
    </style:style>
    <style:style style:name="T640" style:family="text">
      <style:text-properties officeooo:rsid="00751d17"/>
    </style:style>
    <style:style style:name="T641" style:family="text">
      <style:text-properties officeooo:rsid="0076848f"/>
    </style:style>
    <style:style style:name="T642" style:family="text">
      <style:text-properties officeooo:rsid="0077a442"/>
    </style:style>
    <style:style style:name="T643" style:family="text">
      <style:text-properties officeooo:rsid="00793c0d"/>
    </style:style>
    <style:style style:name="T644" style:family="text">
      <style:text-properties officeooo:rsid="007b2101"/>
    </style:style>
    <style:style style:name="T645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6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7" style:family="text">
      <style:text-properties fo:font-size="14pt" fo:font-weight="bold" style:font-size-asian="14pt" style:font-weight-asian="bold" style:font-size-complex="14pt" style:font-weight-complex="bold"/>
    </style:style>
    <style:style style:name="T64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9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50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51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52" style:family="text">
      <style:text-properties fo:font-size="14pt" fo:font-style="normal" style:font-size-asian="14pt" style:font-style-asian="normal" style:font-size-complex="14pt" style:font-style-complex="normal"/>
    </style:style>
    <style:style style:name="T65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5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6" style:family="text">
      <style:text-properties fo:font-size="14pt" fo:font-style="italic" style:font-size-asian="14pt" style:font-style-asian="italic" style:font-size-complex="14pt" style:font-style-complex="italic"/>
    </style:style>
    <style:style style:name="T657" style:family="text">
      <style:text-properties officeooo:rsid="007d92ff"/>
    </style:style>
    <style:style style:name="T658" style:family="text">
      <style:text-properties officeooo:rsid="007fd79d"/>
    </style:style>
    <style:style style:name="T659" style:family="text">
      <style:text-properties officeooo:rsid="00819260"/>
    </style:style>
    <style:style style:name="T660" style:family="text">
      <style:text-properties officeooo:rsid="0082c116"/>
    </style:style>
    <style:style style:name="T661" style:family="text">
      <style:text-properties officeooo:rsid="008478a0"/>
    </style:style>
    <style:style style:name="T662" style:family="text">
      <style:text-properties officeooo:rsid="00941a11"/>
    </style:style>
    <style:style style:name="T663" style:family="text">
      <style:text-properties officeooo:rsid="009d5b59"/>
    </style:style>
    <style:style style:name="T664" style:family="text">
      <style:text-properties officeooo:rsid="00a1d04f"/>
    </style:style>
    <style:style style:name="T665" style:family="text">
      <style:text-properties fo:color="#ff8c00" fo:font-style="italic" style:font-style-asian="italic" style:font-style-complex="italic"/>
    </style:style>
    <style:style style:name="T666" style:family="text">
      <style:text-properties officeooo:rsid="00a1e031"/>
    </style:style>
    <style:style style:name="T667" style:family="text">
      <style:text-properties officeooo:rsid="00a35d76"/>
    </style:style>
    <style:style style:name="T668" style:family="text">
      <style:text-properties officeooo:rsid="00a69dce"/>
    </style:style>
    <style:style style:name="T669" style:family="text">
      <style:text-properties officeooo:rsid="00a6f347"/>
    </style:style>
    <style:style style:name="T670" style:family="text">
      <style:text-properties officeooo:rsid="00a8ca1b"/>
    </style:style>
    <style:style style:name="T671" style:family="text">
      <style:text-properties officeooo:rsid="00acfb9d"/>
    </style:style>
    <style:style style:name="T672" style:family="text">
      <style:text-properties officeooo:rsid="00ad6801"/>
    </style:style>
    <style:style style:name="T673" style:family="text">
      <style:text-properties officeooo:rsid="00b41267"/>
    </style:style>
    <style:style style:name="T674" style:family="text">
      <style:text-properties officeooo:rsid="00ba819c"/>
    </style:style>
    <style:style style:name="T675" style:family="text">
      <style:text-properties officeooo:rsid="00bbf4cd"/>
    </style:style>
    <style:style style:name="T676" style:family="text">
      <style:text-properties officeooo:rsid="00bdd473"/>
    </style:style>
    <style:style style:name="T677" style:family="text">
      <style:text-properties officeooo:rsid="00c12d1c"/>
    </style:style>
    <style:style style:name="T678" style:family="text">
      <style:text-properties officeooo:rsid="00c2c999"/>
    </style:style>
    <style:style style:name="T679" style:family="text">
      <style:text-properties officeooo:rsid="00c50878"/>
    </style:style>
    <style:style style:name="T680" style:family="text">
      <style:text-properties officeooo:rsid="00c88326"/>
    </style:style>
    <style:style style:name="T681" style:family="text">
      <style:text-properties officeooo:rsid="00cbb52c"/>
    </style:style>
    <style:style style:name="T682" style:family="text">
      <style:text-properties officeooo:rsid="00d23a32"/>
    </style:style>
    <style:style style:name="T683" style:family="text">
      <style:text-properties officeooo:rsid="00d3f114"/>
    </style:style>
    <style:style style:name="T684" style:family="text">
      <style:text-properties officeooo:rsid="00d833d3"/>
    </style:style>
    <style:style style:name="T685" style:family="text">
      <style:text-properties officeooo:rsid="00d873e2"/>
    </style:style>
    <style:style style:name="T686" style:family="text">
      <style:text-properties officeooo:rsid="00eb49f4"/>
    </style:style>
    <style:style style:name="T687" style:family="text">
      <style:text-properties officeooo:rsid="00fb5f7f"/>
    </style:style>
    <style:style style:name="T688" style:family="text">
      <style:text-properties officeooo:rsid="00fc67ff"/>
    </style:style>
    <style:style style:name="T689" style:family="text">
      <style:text-properties officeooo:rsid="00fdd3aa"/>
    </style:style>
    <style:style style:name="T690" style:family="text">
      <style:text-properties officeooo:rsid="010639c7"/>
    </style:style>
    <style:style style:name="T691" style:family="text">
      <style:text-properties officeooo:rsid="010ab710"/>
    </style:style>
    <style:style style:name="T692" style:family="text">
      <style:text-properties officeooo:rsid="010ff277"/>
    </style:style>
    <style:style style:name="T693" style:family="text">
      <style:text-properties officeooo:rsid="0111d037"/>
    </style:style>
    <style:style style:name="T694" style:family="text">
      <style:text-properties officeooo:rsid="011511c0"/>
    </style:style>
    <style:style style:name="T695" style:family="text">
      <style:text-properties officeooo:rsid="01185712"/>
    </style:style>
    <style:style style:name="T696" style:family="text">
      <style:text-properties officeooo:rsid="01190d75"/>
    </style:style>
    <style:style style:name="T697" style:family="text">
      <style:text-properties officeooo:rsid="01206a6e"/>
    </style:style>
    <style:style style:name="T698" style:family="text">
      <style:text-properties officeooo:rsid="0128c6e8"/>
    </style:style>
    <style:style style:name="T699" style:family="text">
      <style:text-properties officeooo:rsid="00201bd5"/>
    </style:style>
    <style:style style:name="T700" style:family="text">
      <style:text-properties officeooo:rsid="012b24b3"/>
    </style:style>
    <style:style style:name="T701" style:family="text">
      <style:text-properties officeooo:rsid="012e9465"/>
    </style:style>
    <style:style style:name="T702" style:family="text">
      <style:text-properties officeooo:rsid="01305c41"/>
    </style:style>
    <style:style style:name="T703" style:family="text">
      <style:text-properties officeooo:rsid="0140be6f"/>
    </style:style>
    <style:style style:name="T704" style:family="text">
      <style:text-properties officeooo:rsid="0149fc19"/>
    </style:style>
    <style:style style:name="T705" style:family="text">
      <style:text-properties officeooo:rsid="014be95f"/>
    </style:style>
    <style:style style:name="T706" style:family="text">
      <style:text-properties officeooo:rsid="010185dc"/>
    </style:style>
    <style:style style:name="T707" style:family="text">
      <style:text-properties officeooo:rsid="0437fd59"/>
    </style:style>
    <style:style style:name="T708" style:family="text">
      <style:text-properties officeooo:rsid="03ee7eb1"/>
    </style:style>
    <style:style style:name="T709" style:family="text">
      <style:text-properties officeooo:rsid="03f7049e"/>
    </style:style>
    <style:style style:name="T710" style:family="text">
      <style:text-properties officeooo:rsid="0735889c"/>
    </style:style>
    <style:style style:name="T711" style:family="text">
      <style:text-properties officeooo:rsid="0739531b"/>
    </style:style>
    <style:style style:name="T712" style:family="text">
      <style:text-properties officeooo:rsid="0166b397"/>
    </style:style>
    <style:style style:name="T713" style:family="text">
      <style:text-properties officeooo:rsid="018bcdc5"/>
    </style:style>
    <style:style style:name="T714" style:family="text">
      <style:text-properties officeooo:rsid="0194da6f"/>
    </style:style>
    <style:style style:name="T715" style:family="text">
      <style:text-properties officeooo:rsid="019eaf58"/>
    </style:style>
    <style:style style:name="T716" style:family="text">
      <style:text-properties officeooo:rsid="01a04199"/>
    </style:style>
    <style:style style:name="T717" style:family="text">
      <style:text-properties officeooo:rsid="01a19cb6"/>
    </style:style>
    <style:style style:name="T718" style:family="text">
      <style:text-properties officeooo:rsid="01aed7c1"/>
    </style:style>
    <style:style style:name="T719" style:family="text">
      <style:text-properties officeooo:rsid="01c2a24c"/>
    </style:style>
    <style:style style:name="T720" style:family="text">
      <style:text-properties officeooo:rsid="01c643a5"/>
    </style:style>
    <style:style style:name="T721" style:family="text">
      <style:text-properties officeooo:rsid="01c94548"/>
    </style:style>
    <style:style style:name="T722" style:family="text">
      <style:text-properties officeooo:rsid="01d3fba1"/>
    </style:style>
    <style:style style:name="T723" style:family="text">
      <style:text-properties officeooo:rsid="01e648d0"/>
    </style:style>
    <style:style style:name="T724" style:family="text">
      <style:text-properties officeooo:rsid="01e7bb27"/>
    </style:style>
    <style:style style:name="T725" style:family="text">
      <style:text-properties officeooo:rsid="01edabe0"/>
    </style:style>
    <style:style style:name="T726" style:family="text">
      <style:text-properties officeooo:rsid="01f1e927"/>
    </style:style>
    <style:style style:name="T727" style:family="text">
      <style:text-properties officeooo:rsid="01f51dd1"/>
    </style:style>
    <style:style style:name="T728" style:family="text">
      <style:text-properties officeooo:rsid="02004c51"/>
    </style:style>
    <style:style style:name="T729" style:family="text">
      <style:text-properties officeooo:rsid="0206dac1"/>
    </style:style>
    <style:style style:name="T730" style:family="text">
      <style:text-properties officeooo:rsid="020b5b34"/>
    </style:style>
    <style:style style:name="T731" style:family="text">
      <style:text-properties officeooo:rsid="021273b0"/>
    </style:style>
    <style:style style:name="T732" style:family="text">
      <style:text-properties fo:language="ru" fo:country="RU"/>
    </style:style>
    <style:style style:name="T733" style:family="text">
      <style:text-properties fo:language="ru" fo:country="RU" officeooo:rsid="021273b0"/>
    </style:style>
    <style:style style:name="T734" style:family="text">
      <style:text-properties officeooo:rsid="0217a59b"/>
    </style:style>
    <style:style style:name="T735" style:family="text">
      <style:text-properties style:text-underline-style="solid" style:text-underline-width="auto" style:text-underline-color="font-color"/>
    </style:style>
    <style:style style:name="T736" style:family="text">
      <style:text-properties style:text-underline-style="solid" style:text-underline-width="auto" style:text-underline-color="font-color" officeooo:rsid="00bdd473"/>
    </style:style>
    <style:style style:name="T7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8" style:family="text">
      <style:text-properties officeooo:rsid="0225be58"/>
    </style:style>
    <style:style style:name="T739" style:family="text">
      <style:text-properties officeooo:rsid="02287da0"/>
    </style:style>
    <style:style style:name="T740" style:family="text">
      <style:text-properties officeooo:rsid="023371a6"/>
    </style:style>
    <style:style style:name="T741" style:family="text">
      <style:text-properties officeooo:rsid="01ce0a79"/>
    </style:style>
    <style:style style:name="T742" style:family="text">
      <style:text-properties officeooo:rsid="024798dd"/>
    </style:style>
    <style:style style:name="T743" style:family="text">
      <style:text-properties officeooo:rsid="024e192d"/>
    </style:style>
    <style:style style:name="T744" style:family="text">
      <style:text-properties officeooo:rsid="025664fa"/>
    </style:style>
    <style:style style:name="T745" style:family="text">
      <style:text-properties officeooo:rsid="025915b7"/>
    </style:style>
    <style:style style:name="T746" style:family="text">
      <style:text-properties officeooo:rsid="025924a6"/>
    </style:style>
    <style:style style:name="T747" style:family="text">
      <style:text-properties officeooo:rsid="025ae2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1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3">одним или несколькими </text:span><text:span text:style-name="T1">существительным</text:span><text:span text:style-name="T403">и</text:span><text:span text:style-name="T1">, перед которым</text:span><text:span text:style-name="T404">и</text:span><text:span text:style-name="T1"> обычно идет предлог или </text:span><text:span text:style-name="T403">инфинитив</text:span><text:span text:style-name="T1">.</text:span></text:p>
      <text:p text:style-name="P1"/>
      <text:p text:style-name="P410"><text:span text:style-name="T1">Обстоятельство описывает место, время, </text:span><text:span text:style-name="T403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11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25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7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12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10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40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5">(два дополнения)</text:span><text:span text:style-name="T193">.</text:span></text:p>
      <text:p text:style-name="P19"/>
      <text:p text:style-name="P410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11"><text:span text:style-name="T189">Do</text:span><text:span text:style-name="T6"> </text:span><text:span text:style-name="T149">you</text:span><text:span text:style-name="T6"> </text:span><text:span text:style-name="T159">want</text:span><text:span text:style-name="T406"> </text:span><text:span text:style-name="T2">to live</text:span><text:span text:style-name="T406"> </text:span><text:span text:style-name="T183">in Spain</text:span><text:span text:style-name="T6">? — Ты хочешь жить в Испании?</text:span></text:p>
      <text:p text:style-name="P241"><text:span text:style-name="T408">What</text:span><text:span text:style-name="T405"> </text:span><text:span text:style-name="T192">are</text:span><text:span text:style-name="T405"> </text:span><text:span text:style-name="T151">you</text:span><text:span text:style-name="T405"> </text:span><text:span text:style-name="T163">doing</text:span><text:span text:style-name="T405"> </text:span><text:span text:style-name="T184">here</text:span><text:span text:style-name="T405">? </text:span><text:span text:style-name="T409">—</text:span><text:span text:style-name="T405"> Что ты здесь делаешь?</text:span></text:p>
      <text:p text:style-name="P241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5">Tom walks to work <text:span text:style-name="T180">every morning</text:span> / <text:span text:style-name="T180">Every morning</text:span> Tom walks to work —</text:p>
      <text:p text:style-name="P315">Том ходит на работу каждое утро.</text:p>
      <text:p text:style-name="P315"/>
      <text:p text:style-name="P93">Глаголы, требующие 2х дополнений: <text:span text:style-name="T2">give, lend, pass, send, show.</text:span></text:p>
      <text:p text:style-name="P103"/>
      <text:p text:style-name="P625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4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5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65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6"/>
      <text:p text:style-name="P417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9"> </text:span>групп<text:span text:style-name="T659">а</text:span> включает в себя 3 времени: <text:span text:style-name="T2">Present, Past, Future</text:span>.</text:p>
      <text:p text:style-name="P416"/>
      <text:p text:style-name="P402">Present Simple</text:p>
      <text:p text:style-name="P418"/>
      <text:p text:style-name="P419">Используется чтобы сообщить: </text:p>
      <text:list xml:id="list1174469175" text:style-name="L1">
        <text:list-item>
          <text:p text:style-name="P735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6"><text:span text:style-name="T410">регулярны</text:span><text:span text:style-name="T618">е</text:span><text:span text:style-name="T410"> события настоящего;</text:span></text:p>
        </text:list-item>
      </text:list>
      <text:p text:style-name="P545"/>
      <text:p text:style-name="P450"><text:span text:style-name="T412">I </text:span><text:span text:style-name="T133">live</text:span><text:span text:style-name="T412"> in New York — Я </text:span><text:span text:style-name="T413">живу</text:span><text:span text:style-name="T412"> в Нью Йорке.</text:span></text:p>
      <text:p text:style-name="P420"/>
      <text:p text:style-name="P543">В утверждениях, когда подлежащее в третьем лице, единственном числе <text:span text:style-name="T2">(he, she, it), </text:span></text:p>
      <text:p text:style-name="P442"><text:span text:style-name="T411">к сказуемому добавляется окончание </text:span><text:span text:style-name="T8">-s</text:span><text:span text:style-name="T411"> (</text:span><text:span text:style-name="T8">-es</text:span><text:span text:style-name="T411"> если заканчивается на гласную или шипящий). </text:span></text:p>
      <text:p text:style-name="P544"/>
      <text:p text:style-name="P443"><text:span text:style-name="T412">Peter </text:span><text:span text:style-name="T133">works</text:span><text:span text:style-name="T412"> in New York — Питер </text:span><text:span text:style-name="T413">работает</text:span><text:span text:style-name="T412"> в Нью Йорке;</text:span></text:p>
      <text:p text:style-name="P418"/>
      <text:p text:style-name="P428"><text:span text:style-name="T698">Слова-маячки</text:span><text:span text:style-name="T699"> (перед сказуемым):</text:span></text:p>
      <text:list xml:id="list2332852779" text:style-name="L2">
        <text:list-item>
          <text:p text:style-name="P737">always - <text:span text:style-name="T445">всегда</text:span>;</text:p>
        </text:list-item>
        <text:list-item>
          <text:p text:style-name="P737">usually - <text:span text:style-name="T445">обычно</text:span>;</text:p>
        </text:list-item>
        <text:list-item>
          <text:p text:style-name="P737">often - <text:span text:style-name="T445">часто</text:span>;</text:p>
        </text:list-item>
        <text:list-item>
          <text:p text:style-name="P737">sometimes - <text:span text:style-name="T445">иногда</text:span>;</text:p>
        </text:list-item>
        <text:list-item>
          <text:p text:style-name="P737">never — <text:span text:style-name="T445">никогда;</text:span></text:p>
        </text:list-item>
        <text:list-item>
          <text:p text:style-name="P808">hardly ever — едва ли, почти никогда;</text:p>
        </text:list-item>
      </text:list>
      <text:p text:style-name="P242"/>
      <text:p text:style-name="P243">I <text:span text:style-name="T419">always</text:span> wash my hands before eating — Я <text:span text:style-name="T419">всегда</text:span> мою руки перед едой.</text:p>
      <text:p text:style-name="Standard"/>
      <text:p text:style-name="P533"><text:span text:style-name="T626">Отрицание образуется с помощью частицы </text:span><text:span text:style-name="T13">not</text:span><text:span text:style-name="T626">, </text:span>которая идет в паре со вспомогательным глаголом <text:span text:style-name="T2">do</text:span>. <text:span text:style-name="T584">Если подлежащее </text:span><text:span text:style-name="T103">he/she/it</text:span><text:span text:style-name="T584">, то </text:span><text:span text:style-name="T113">do</text:span><text:span text:style-name="T588"> меняется на</text:span><text:span text:style-name="T584"> </text:span><text:span text:style-name="T103">does</text:span><text:span text:style-name="T584">.</text:span></text:p>
      <text:p text:style-name="P444"/>
      <text:p text:style-name="P337">People <text:span text:style-name="T481">do </text:span><text:span text:style-name="T482">not</text:span><text:span text:style-name="T480"> live</text:span> in space — Люди <text:span text:style-name="T419">не</text:span> живут в космосе.</text:p>
      <text:p text:style-name="P337">Water <text:span text:style-name="T481">does </text:span><text:span text:style-name="T482">not</text:span><text:span text:style-name="T480"> boil</text:span> at 50 degrees Celsius — Вода <text:span text:style-name="T419">не</text:span> кипит при 50 грудусах.</text:p>
      <text:p text:style-name="P337"/>
      <text:p text:style-name="P433"><text:span text:style-name="T339">Практически всегда </text:span><text:span text:style-name="T103">do not</text:span><text:span text:style-name="T339"> использу</text:span><text:span text:style-name="T340">е</text:span><text:span text:style-name="T339">тся в сокращении: </text:span></text:p>
      <text:p text:style-name="P119"/>
      <text:p text:style-name="P338">We <text:span text:style-name="T419">don`t</text:span> drink whisky — Мы <text:span text:style-name="T419">не</text:span> пьем виски. </text:p>
      <text:p text:style-name="P336">He <text:span text:style-name="T419">doesn`t</text:span> drink tea — Он <text:span text:style-name="T419">не</text:span> пьет чай.</text:p>
      <text:p text:style-name="P247"/>
      <text:p text:style-name="P532"><text:span text:style-name="T625">В вопросах вспомогательный глагол </text:span><text:span text:style-name="T12">do</text:span><text:span text:style-name="T341"> ставится перед подлежащим:</text:span></text:p>
      <text:p text:style-name="P120"/>
      <text:p text:style-name="P452"><text:span text:style-name="T594">Do</text:span><text:span text:style-name="T582"> you like action movies? </text:span><text:span text:style-name="T583">— </text:span><text:span text:style-name="T582">Тебе нравятся экшен фильмы? </text:span></text:p>
      <text:p text:style-name="P445"><text:span text:style-name="T489">What books </text:span><text:span text:style-name="T492">do</text:span><text:span text:style-name="T493">es</text:span><text:span text:style-name="T489"> </text:span><text:span text:style-name="T490">he</text:span><text:span text:style-name="T489"> read? </text:span><text:span text:style-name="T491">—</text:span><text:span text:style-name="T489"> Какие книги </text:span><text:span text:style-name="T490">он</text:span><text:span text:style-name="T489"> </text:span><text:span text:style-name="T490">читает</text:span><text:span text:style-name="T489">?</text:span></text:p>
      <text:p text:style-name="P120"/>
      <text:p text:style-name="P355">Present Continuous</text:p>
      <text:p text:style-name="P121"/>
      <text:p text:style-name="P446"><text:span text:style-name="T342">Используется, чтобы </text:span><text:span text:style-name="T359">сообщить</text:span><text:span text:style-name="T342"> о </text:span><text:span text:style-name="T352">действии</text:span><text:span text:style-name="T342">, </text:span><text:span text:style-name="T353">которое происходит</text:span><text:span text:style-name="T342"> </text:span><text:span text:style-name="T398">сейчас</text:span><text:span text:style-name="T342"> и еще не законч</text:span><text:span text:style-name="T359">ено</text:span><text:span text:style-name="T342">.</text:span></text:p>
      <text:p text:style-name="P122">Состоит из связки вспомогательного глагола <text:span text:style-name="T2">be</text:span> и смыслового <text:span text:style-name="T621">глагола </text:span>с окончанием <text:span text:style-name="T2">-ing</text:span>:</text:p>
      <text:p text:style-name="P458"/>
      <text:p text:style-name="P458">She <text:span text:style-name="T419">is driving</text:span> to work. <text:span text:style-name="T605">—</text:span> Она <text:span text:style-name="T419">едет</text:span> на работу.</text:p>
      <text:p text:style-name="P459">I <text:span text:style-name="T424">a</text:span><text:span text:style-name="T419">m not listening</text:span> to you. <text:span text:style-name="T607">—</text:span> Я <text:span text:style-name="T419">не слушаю</text:span> тебя.</text:p>
      <text:p text:style-name="P460">Where <text:span text:style-name="T419">is </text:span>he <text:span text:style-name="T419">going</text:span>? <text:span text:style-name="T607">—</text:span> Куда он <text:span text:style-name="T419">идет</text:span>?</text:p>
      <text:p text:style-name="P135"><text:soft-page-break/><text:span text:style-name="T698">Слова-маячки</text:span> <text:span text:style-name="T610">(в разных местах)</text:span>:</text:p>
      <text:list xml:id="list814095644" text:style-name="L3">
        <text:list-item>
          <text:p text:style-name="P777">look — смотри;</text:p>
        </text:list-item>
        <text:list-item>
          <text:p text:style-name="P813">listen — послушай;</text:p>
        </text:list-item>
        <text:list-item>
          <text:p text:style-name="P777">now — сейчас (<text:span text:style-name="T606">обычно </text:span>в конце);</text:p>
        </text:list-item>
        <text:list-item>
          <text:p text:style-name="P738"><text:span text:style-name="T582">at the moment — в этот момент (</text:span><text:span text:style-name="T592">обычно </text:span><text:span text:style-name="T582">в конце).</text:span></text:p>
        </text:list-item>
        <text:list-item>
          <text:p text:style-name="P813">currently — в текущий момент;</text:p>
        </text:list-item>
      </text:list>
      <text:p text:style-name="P340"/>
      <text:p text:style-name="P339">I am working right <text:span text:style-name="T419">now</text:span>. — Прямо сейчас я работаю.</text:p>
      <text:p text:style-name="P339"><text:span text:style-name="T419">Look</text:span> out of the window! It`s raining. — Посмотри в окно. Идет дождь.</text:p>
      <text:p text:style-name="P147"/>
      <text:p text:style-name="P330"><text:span text:style-name="T597">Non-</text:span><text:span text:style-name="T598">Continuous </text:span><text:span text:style-name="T597">глаголы</text:span></text:p>
      <text:p text:style-name="P146"/>
      <text:p text:style-name="P132">Как правило это глаголы, описывающие чувства или мысли.</text:p>
      <text:p text:style-name="P529"><text:span text:style-name="T363">Но если они </text:span><text:span text:style-name="T364">идут</text:span><text:span text:style-name="T363"> </text:span><text:span text:style-name="T364">внутри</text:span><text:span text:style-name="T363"> </text:span><text:span text:style-name="T364">какой-</text:span><text:span text:style-name="T365">то</text:span><text:span text:style-name="T364"> </text:span><text:span text:style-name="T363">устойчивой связки, то могут быть и с </text:span><text:span text:style-name="T114">-ing</text:span><text:span text:style-name="T363">.</text:span></text:p>
      <text:p text:style-name="P342"/>
      <text:p text:style-name="P514">Глаголы восприятия:</text:p>
      <text:list xml:id="list930501268" text:style-name="L4">
        <text:list-item>
          <text:p text:style-name="P814">see — видеть;</text:p>
        </text:list-item>
        <text:list-item>
          <text:p text:style-name="P814">hear — слышать;</text:p>
        </text:list-item>
        <text:list-item>
          <text:p text:style-name="P814">feel — чувствовать <text:span text:style-name="T608">себя</text:span>;</text:p>
        </text:list-item>
        <text:list-item>
          <text:p text:style-name="P814">taste — чувствовать вкус (пробовать);</text:p>
        </text:list-item>
        <text:list-item>
          <text:p text:style-name="P814">smell — чувствовать запах (нюхать);</text:p>
        </text:list-item>
      </text:list>
      <text:p text:style-name="P515"/>
      <text:p text:style-name="P514">Глаголы для выражения мнения:</text:p>
      <text:list xml:id="list3179736705" text:style-name="L5">
        <text:list-item>
          <text:p text:style-name="P815">belive — верить;</text:p>
        </text:list-item>
        <text:list-item>
          <text:p text:style-name="P815">doubt — сомневаться;</text:p>
        </text:list-item>
        <text:list-item>
          <text:p text:style-name="P815">think — думать;</text:p>
        </text:list-item>
        <text:list-item>
          <text:p text:style-name="P810">assume — полагать;</text:p>
        </text:list-item>
        <text:list-item>
          <text:p text:style-name="P810">consider — считать, полагать;</text:p>
        </text:list-item>
        <text:list-item>
          <text:p text:style-name="P810">find — находить;</text:p>
        </text:list-item>
        <text:list-item>
          <text:p text:style-name="P817">suppose — предполагать;</text:p>
        </text:list-item>
      </text:list>
      <text:p text:style-name="P516"/>
      <text:p text:style-name="P514">Глаголы, показывающие состояние мыслей:</text:p>
      <text:list xml:id="list396967794" text:style-name="L6">
        <text:list-item>
          <text:p text:style-name="P816">forget — забывать;</text:p>
        </text:list-item>
        <text:list-item>
          <text:p text:style-name="P816">imagine — представлять;</text:p>
        </text:list-item>
        <text:list-item>
          <text:p text:style-name="P816">know — знать;</text:p>
        </text:list-item>
        <text:list-item>
          <text:p text:style-name="P816">understand — понимать;</text:p>
        </text:list-item>
        <text:list-item>
          <text:p text:style-name="P811">mean — иметь в виду;</text:p>
        </text:list-item>
        <text:list-item>
          <text:p text:style-name="P811">notice — замечать, обращать внимание;</text:p>
        </text:list-item>
        <text:list-item>
          <text:p text:style-name="P811">recognise — узнавать;</text:p>
        </text:list-item>
        <text:list-item>
          <text:p text:style-name="P818">remember — помнить;</text:p>
        </text:list-item>
      </text:list>
      <text:p text:style-name="P515"/>
      <text:p text:style-name="P517">Глаголы, указывающие на эмоции и желания:</text:p>
      <text:list xml:id="list2711263146" text:style-name="L7">
        <text:list-item>
          <text:p text:style-name="P820">love — любить;</text:p>
        </text:list-item>
        <text:list-item>
          <text:p text:style-name="P820">like — нравиться;</text:p>
        </text:list-item>
        <text:list-item>
          <text:p text:style-name="P820">hate — ненавидеть;</text:p>
        </text:list-item>
        <text:list-item>
          <text:p text:style-name="P820">hope — надеяться;</text:p>
        </text:list-item>
        <text:list-item>
          <text:p text:style-name="P820">want — хотеть;</text:p>
        </text:list-item>
        <text:list-item>
          <text:p text:style-name="P820">wish — желать;</text:p>
        </text:list-item>
        <text:list-item>
          <text:p text:style-name="P812">dislike — не любить, не нравиться;</text:p>
        </text:list-item>
        <text:list-item>
          <text:p text:style-name="P812">envy — завидовать;</text:p>
        </text:list-item>
        <text:list-item>
          <text:p text:style-name="P812">fear — бояться;</text:p>
        </text:list-item>
        <text:list-item>
          <text:p text:style-name="P812">mind — возражать;</text:p>
        </text:list-item>
        <text:list-item>
          <text:p text:style-name="P812"><text:soft-page-break/>need — нуждаться;</text:p>
        </text:list-item>
        <text:list-item>
          <text:p text:style-name="P812">prefer — предпочитать;</text:p>
        </text:list-item>
        <text:list-item>
          <text:p text:style-name="P819">regret — сожалеть;</text:p>
        </text:list-item>
      </text:list>
      <text:p text:style-name="P517"/>
      <text:p text:style-name="P517">Другие глаголы:</text:p>
      <text:list xml:id="list2282177351" text:style-name="L8">
        <text:list-item>
          <text:p text:style-name="P821">look — выглядеть;</text:p>
        </text:list-item>
        <text:list-item>
          <text:p text:style-name="P821">have — иметь;</text:p>
        </text:list-item>
        <text:list-item>
          <text:p text:style-name="P809">be — быть;</text:p>
        </text:list-item>
        <text:list-item>
          <text:p text:style-name="P809">care — быть не безразличным, заботиться;</text:p>
        </text:list-item>
        <text:list-item>
          <text:p text:style-name="P809">contain — содержать;</text:p>
        </text:list-item>
        <text:list-item>
          <text:p text:style-name="P809">cost — стоить, иметь стоимость;</text:p>
        </text:list-item>
        <text:list-item>
          <text:p text:style-name="P809">possess — владеть;</text:p>
        </text:list-item>
        <text:list-item>
          <text:p text:style-name="P809">seem — казаться;</text:p>
        </text:list-item>
        <text:list-item>
          <text:p text:style-name="P822">weigh — весить, иметь вес;</text:p>
        </text:list-item>
      </text:list>
      <text:p text:style-name="P123"/>
      <text:p text:style-name="P343">I <text:span text:style-name="T419">think</text:span> Amy is a strange girl. - Я <text:span text:style-name="T419">думаю</text:span>, Эмми странная девушка.</text:p>
      <text:p text:style-name="P343">You <text:span text:style-name="T419">look</text:span> great! - Ты <text:span text:style-name="T419">выглядишь</text:span> отлично!</text:p>
      <text:p text:style-name="P341"/>
      <text:p text:style-name="P356">Present Perfect</text:p>
      <text:p text:style-name="P134"/>
      <text:p text:style-name="P669"><text:span text:style-name="T343">И</text:span><text:span text:style-name="T355">спользуется чтобы сообщить о результате </text:span><text:span text:style-name="T384">или опыте,</text:span><text:span text:style-name="T355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8"><text:span text:style-name="T389">В </text:span><text:span text:style-name="T386">отрицаниях почти всегда используется сокращенная форма глагола </text:span><text:span text:style-name="T125">haven`t</text:span><text:span text:style-name="T386">.</text:span></text:p>
      <text:p text:style-name="P127"><text:span text:style-name="T611">Сокращени</text:span><text:span text:style-name="T627">е</text:span><text:span text:style-name="T611"> </text:span><text:span text:style-name="T14">`ve not</text:span><text:span text:style-name="T611"> не используется.</text:span></text:p>
      <text:p text:style-name="P126"/>
      <text:p text:style-name="P447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1"><text:span text:style-name="T447">I </text:span><text:span text:style-name="T427">haven</text:span><text:span text:style-name="T421">`</text:span><text:span text:style-name="T427">t</text:span><text:span text:style-name="T447"> </text:span><text:span text:style-name="T427">expected</text:span><text:span text:style-name="T447"> that. </text:span><text:span text:style-name="T449">—</text:span><text:span text:style-name="T447"> Я этого </text:span><text:span text:style-name="T427">не</text:span><text:span text:style-name="T447"> </text:span><text:span text:style-name="T427">ожидал</text:span><text:span text:style-name="T447">.</text:span></text:p>
      <text:p text:style-name="P701"><text:span text:style-name="T425">Ha</text:span><text:span text:style-name="T426">s</text:span><text:span text:style-name="T451"> </text:span><text:span text:style-name="T452">he</text:span><text:span text:style-name="T451"> </text:span><text:span text:style-name="T425">been</text:span><text:span text:style-name="T451"> to Rome? </text:span><text:span text:style-name="T449">—</text:span><text:span text:style-name="T451"> </text:span><text:span text:style-name="T452">Он</text:span><text:span text:style-name="T451"> </text:span><text:span text:style-name="T425">бывал</text:span><text:span text:style-name="T451"> в Риме? </text:span><text:span text:style-name="T479">(имеет ли он такой опыт)</text:span></text:p>
      <text:p text:style-name="P347"/>
      <text:p text:style-name="P577"><text:span text:style-name="T343">Также использу</text:span><text:span text:style-name="T350">ется</text:span><text:span text:style-name="T343">, </text:span><text:span text:style-name="T344">если</text:span><text:span text:style-name="T343"> что-то произошло впервые.</text:span></text:p>
      <text:p text:style-name="P344"><text:span text:style-name="T609">It`s the fitst time I </text:span><text:span text:style-name="T420">have</text:span><text:span text:style-name="T609"> </text:span><text:span text:style-name="T420">driven</text:span><text:span text:style-name="T609"> a car — Это впервые, когда я </text:span><text:span text:style-name="T420">веду</text:span><text:span text:style-name="T609"> машину.</text:span></text:p>
      <text:p text:style-name="P344"/>
      <text:p text:style-name="P128">Как образуется 3я форма глагола:</text:p>
      <text:list xml:id="list4064701333" text:style-name="L9">
        <text:list-item>
          <text:p text:style-name="P778">если глагол правильный, то к нему добавляется окончание -ed;</text:p>
        </text:list-item>
        <text:list-item>
          <text:p text:style-name="P779">если глагол неправильный, то <text:span text:style-name="T615">его <text:s/></text:span>нужно<text:span text:style-name="T615"> </text:span>искать в таблице неправильных глаголов;</text:p>
        </text:list-item>
      </text:list>
      <text:p text:style-name="P124"/>
      <text:p text:style-name="P129"><text:span text:style-name="T698">Слова-маячки</text:span>:</text:p>
      <text:list xml:id="list803517889" text:style-name="L10">
        <text:list-item>
          <text:p text:style-name="P783">just — только что;</text:p>
        </text:list-item>
        <text:list-item>
          <text:p text:style-name="P783">already — уже;</text:p>
        </text:list-item>
        <text:list-item>
          <text:p text:style-name="P780">yet — <text:span text:style-name="T725">уже / </text:span>еще не;</text:p>
        </text:list-item>
      </text:list>
      <text:p text:style-name="P345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6">Слово </text:span><text:span text:style-name="T64">yet</text:span><text:span text:style-name="T446"> стоит </text:span><text:span text:style-name="T448">всегда </text:span><text:span text:style-name="T446">в конце предложения. </text:span><text:span text:style-name="T64">Just</text:span><text:span text:style-name="T446"> и </text:span><text:span text:style-name="T64">already</text:span><text:span text:style-name="T446"> использ</text:span><text:span text:style-name="T450">уются</text:span><text:span text:style-name="T446"> в утверждениях. </text:span><text:span text:style-name="T64">Yet</text:span><text:span text:style-name="T446"> — в вопросах и отрицаниях</text:span><text:span text:style-name="T449">. </text:span></text:p>
      <text:p text:style-name="P345"/>
      <text:p text:style-name="P351">I have <text:span text:style-name="T419">just</text:span> eaten a sandwich. <text:span text:style-name="T612">—</text:span> Я <text:span text:style-name="T419">только что</text:span> съел бутерброд.</text:p>
      <text:p text:style-name="P346">We have n<text:span text:style-name="T611">o</text:span>t finished <text:span text:style-name="T419">yet</text:span>. <text:span text:style-name="T612">—</text:span> Мы <text:span text:style-name="T419">еще не</text:span> закончили.</text:p>
      <text:p text:style-name="P346"/>
      <text:p text:style-name="P421"><text:span text:style-name="T387">Другие </text:span><text:span text:style-name="T388">маячки</text:span><text:span text:style-name="T387">:</text:span></text:p>
      <text:list xml:id="list3501888504" text:style-name="L11">
        <text:list-item>
          <text:p text:style-name="P739"><text:span text:style-name="T599">ever — когда-</text:span><text:span text:style-name="T603">либо</text:span><text:span text:style-name="T599">;</text:span></text:p>
        </text:list-item>
        <text:list-item>
          <text:p text:style-name="P784"><text:soft-page-break/>never — никогда;</text:p>
        </text:list-item>
        <text:list-item>
          <text:p text:style-name="P784">recently — в последнее время;</text:p>
        </text:list-item>
        <text:list-item>
          <text:p text:style-name="P784">these days — в последние дни;</text:p>
        </text:list-item>
        <text:list-item>
          <text:p text:style-name="P739"><text:span text:style-name="T599">словосочетани</text:span><text:span text:style-name="T604">я</text:span><text:span text:style-name="T599"> с this (this mornig, this week);</text:span></text:p>
        </text:list-item>
        <text:list-item>
          <text:p text:style-name="P823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14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2">I <text:span text:style-name="T611">ha</text:span>ve <text:span text:style-name="T419">never</text:span> been to New York. <text:span text:style-name="T613">— </text:span>Я <text:span text:style-name="T419">никогда</text:span> не был в Нью Йорке.</text:p>
      <text:p text:style-name="P526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2"/>
      <text:p text:style-name="P684">Present Perfect Continuous</text:p>
      <text:p text:style-name="P676"/>
      <text:p text:style-name="P686"><text:span text:style-name="T345">И</text:span><text:span text:style-name="T351">спользуется чтобы сообщить о действии, которое еще не закончено и при этом известна </text:span></text:p>
      <text:p text:style-name="P687"><text:span text:style-name="T351">его продолжительность, </text:span><text:span text:style-name="T353">т. е. «</text:span><text:span text:style-name="T354">я </text:span><text:span text:style-name="T353">делал и продолжаю делать». </text:span></text:p>
      <text:p text:style-name="P677"/>
      <text:p text:style-name="P687"><text:span text:style-name="T347">С</text:span><text:span text:style-name="T346">остоит из связки вспомогательного глагола </text:span><text:span text:style-name="T123">have</text:span><text:span text:style-name="T346">, cлова </text:span><text:span text:style-name="T123">been</text:span><text:span text:style-name="T346"> </text:span><text:span text:style-name="T349">(</text:span><text:span text:style-name="T383">3</text:span><text:span text:style-name="T349"> форма глагола </text:span><text:span text:style-name="T105">be</text:span><text:span text:style-name="T349">) </text:span></text:p>
      <text:p text:style-name="P687"><text:span text:style-name="T348">и смыслового глагола с окончанием </text:span><text:span text:style-name="T106">-ing</text:span><text:span text:style-name="T348">. </text:span><text:span text:style-name="T346">Переводится</text:span><text:span text:style-name="T351"> настоящим</text:span><text:span text:style-name="T114">.</text:span></text:p>
      <text:p text:style-name="P694"/>
      <text:p text:style-name="P244"><text:span text:style-name="T581">I </text:span><text:span text:style-name="T594">have been learning</text:span><text:span text:style-name="T581"> English for 2 years. </text:span><text:span text:style-name="T599">—</text:span><text:span text:style-name="T581"> Я </text:span><text:span text:style-name="T594">учу</text:span><text:span text:style-name="T581"> английский уже 2 года (и еще не закончил).</text:span></text:p>
      <text:p text:style-name="P662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3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2"/>
      <text:p text:style-name="P700"><text:span text:style-name="T370">Слова-маячки</text:span><text:span text:style-name="T338">:</text:span></text:p>
      <text:list xml:id="list3590017438" text:style-name="L12">
        <text:list-item>
          <text:p text:style-name="P785">for — в течении;</text:p>
        </text:list-item>
        <text:list-item>
          <text:p text:style-name="P785">since — с какого-то времени;</text:p>
        </text:list-item>
        <text:list-item>
          <text:p text:style-name="P849">how long — как долго.</text:p>
        </text:list-item>
      </text:list>
      <text:p text:style-name="P696"/>
      <text:p text:style-name="P698"><text:span text:style-name="T586">We`ve been staying in this hotel </text:span><text:span text:style-name="T595">since</text:span><text:span text:style-name="T586"> Tuesday. </text:span><text:span text:style-name="T587">— </text:span><text:span text:style-name="T586">Мы находимся в этом отеле </text:span><text:span text:style-name="T595">со</text:span><text:span text:style-name="T586"> вторника.</text:span></text:p>
      <text:p text:style-name="P678"/>
      <text:p text:style-name="P449"><text:span text:style-name="T390">Е</text:span><text:span text:style-name="T392">сли используется глагол </text:span><text:span text:style-name="T128">be</text:span><text:span text:style-name="T392"> или глагол состояния, которы</text:span><text:span text:style-name="T397">й</text:span><text:span text:style-name="T392"> не </text:span><text:span text:style-name="T396">быва</text:span><text:span text:style-name="T397">е</text:span><text:span text:style-name="T396">т</text:span><text:span text:style-name="T392"> в Continuous</text:span><text:span text:style-name="T391">,</text:span><text:span text:style-name="T392"> </text:span></text:p>
      <text:p text:style-name="P449"><text:span text:style-name="T392">то </text:span><text:span text:style-name="T393">Present Perfect Continuous</text:span><text:span text:style-name="T392"> будет в </text:span><text:span text:style-name="T393">форме</text:span><text:span text:style-name="T392"> Present Perfect. </text:span></text:p>
      <text:p text:style-name="P350"/>
      <text:p text:style-name="P245"><text:span text:style-name="T582">I have known</text:span><text:span text:style-name="T594"> </text:span><text:span text:style-name="T582">(</text:span><text:span text:style-name="T585">а </text:span><text:span text:style-name="T582">не have been knowing)</text:span><text:span text:style-name="T581"> Alice for 3 years. </text:span><text:span text:style-name="T600">—</text:span><text:span text:style-name="T581"> Я </text:span><text:span text:style-name="T582">знаю</text:span><text:span text:style-name="T581"> Алису уже 3 года</text:span></text:p>
      <text:p text:style-name="P354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3"><text:span text:style-name="T456">Если у смыслового глагола окончание</text:span><text:span text:style-name="T65"> -ing</text:span><text:span text:style-name="T456">, то </text:span><text:span text:style-name="T65">have</text:span><text:span text:style-name="T456"> применяется только с </text:span><text:span text:style-name="T65">been</text:span><text:span text:style-name="T456">.</text:span></text:p>
      <text:p text:style-name="P354"/>
      <text:p text:style-name="P403"><text:span text:style-name="T581">Past </text:span><text:span text:style-name="T602">Simple</text:span></text:p>
      <text:p text:style-name="P130"/>
      <text:p text:style-name="P131">Используется, чтобы сообщить:</text:p>
      <text:list xml:id="list689231674" text:style-name="L13">
        <text:list-item>
          <text:p text:style-name="P781">факт<text:span text:style-name="T616">ы</text:span> прошлого, историю, биографию;</text:p>
        </text:list-item>
        <text:list-item>
          <text:p text:style-name="P781">результат, который не важен в настоящем;</text:p>
        </text:list-item>
      </text:list>
      <text:p text:style-name="P348"/>
      <text:p text:style-name="P527"><text:span text:style-name="T366">Глагол</text:span><text:span text:style-name="T356"> </text:span><text:span text:style-name="T362">принимает</text:span><text:span text:style-name="T356"> 2ю форму. </text:span><text:span text:style-name="T366">Она</text:span><text:span text:style-name="T356"> образуется с пом</text:span><text:span text:style-name="T366">ощью</text:span><text:span text:style-name="T356"> окончания -ed для правильных глоголов, </text:span><text:span text:style-name="T362">а н</text:span><text:span text:style-name="T356">еправильные глаголы находится в таблице.</text:span></text:p>
      <text:p text:style-name="P133"/>
      <text:p text:style-name="P246"><text:span text:style-name="T581">Mozart </text:span><text:span text:style-name="T594">lived</text:span><text:span text:style-name="T581"> from 1756 to 1791 — Моцарт </text:span><text:span text:style-name="T594">жил</text:span><text:span text:style-name="T581"> с 1756 по 1791 год. </text:span></text:p>
      <text:p text:style-name="P248"><text:span text:style-name="T596">Did</text:span><text:span text:style-name="T601"> you </text:span><text:span text:style-name="T596">go</text:span><text:span text:style-name="T601"> to Los Angeles last week? - Ты </text:span><text:span text:style-name="T596">ездил</text:span><text:span text:style-name="T601"> в Лос Анжелес на прошлой неделе?</text:span></text:p>
      <text:p text:style-name="P695"><text:span text:style-name="T455">I </text:span><text:span text:style-name="T422">didn`t go</text:span><text:span text:style-name="T455"> to Los Angeles — Я </text:span><text:span text:style-name="T422">не ездил</text:span><text:span text:style-name="T455"> в Лос Анжелес.</text:span></text:p>
      <text:p text:style-name="P144"/>
      <text:p text:style-name="P99"><text:soft-page-break/><text:span text:style-name="T591">Слова-маячки</text:span><text:span text:style-name="T582">:</text:span></text:p>
      <text:list xml:id="list2097956220" text:style-name="L14">
        <text:list-item>
          <text:p text:style-name="P740">ago — <text:span text:style-name="T617">тому назад</text:span>;</text:p>
        </text:list-item>
        <text:list-item>
          <text:p text:style-name="P740">last — <text:span text:style-name="T617">прошлый</text:span>;</text:p>
        </text:list-item>
        <text:list-item>
          <text:p text:style-name="P782">yesterday — вчера;</text:p>
        </text:list-item>
      </text:list>
      <text:p text:style-name="P142"/>
      <text:p text:style-name="P652"><text:span text:style-name="T375">Past Simple часто путают с Present Perfect. </text:span><text:span text:style-name="T378">Здесь</text:span><text:span text:style-name="T376"> </text:span><text:span text:style-name="T377">г</text:span><text:span text:style-name="T376">лавное отличие в том, что </text:span><text:span text:style-name="T375">Present Perfect всегда сообща</text:span><text:span text:style-name="T377">ет</text:span><text:span text:style-name="T375"> доп</text:span><text:span text:style-name="T378">олнительную</text:span><text:span text:style-name="T375"> информацию, </text:span><text:span text:style-name="T377">которая </text:span><text:span text:style-name="T375">указыва</text:span><text:span text:style-name="T377">ет</text:span><text:span text:style-name="T357"> </text:span><text:span text:style-name="T375">на настоящее время </text:span><text:span text:style-name="T376">(</text:span><text:span text:style-name="T378">она может остутствовать в предложении </text:span><text:span text:style-name="T379">явно</text:span><text:span text:style-name="T378">, но всегда будет понятна из контекста</text:span><text:span text:style-name="T376">).</text:span><text:span text:style-name="T375"> </text:span><text:span text:style-name="T381">Но</text:span><text:span text:style-name="T376"> е</text:span><text:span text:style-name="T357">сли </text:span><text:span text:style-name="T376">изветно</text:span><text:span text:style-name="T357">, когда </text:span><text:span text:style-name="T377">именно </text:span><text:span text:style-name="T357">произошло событие, то Present Perfect </text:span><text:span text:style-name="T381">уже нельзя</text:span><text:span text:style-name="T380"> использ</text:span><text:span text:style-name="T382">овать.</text:span></text:p>
      <text:p text:style-name="P143"/>
      <text:p text:style-name="P644"><text:span text:style-name="T112">Tom has lost his key last weak </text:span><text:span text:style-name="T119">(неправильно) </text:span></text:p>
      <text:p text:style-name="P644"><text:span text:style-name="T112">Tom lost his key last weak </text:span><text:span text:style-name="T119">(правильно) </text:span></text:p>
      <text:p text:style-name="P349"/>
      <text:p text:style-name="P528"><text:span text:style-name="T394">Если вопрос содержит слово </text:span><text:span text:style-name="T126">when</text:span><text:span text:style-name="T394">, то он автоматич. привязывает </text:span><text:span text:style-name="T395">предложение</text:span><text:span text:style-name="T394"> к моменту </text:span></text:p>
      <text:p text:style-name="P151"><text:span text:style-name="T453">в прошлом. </text:span><text:span text:style-name="T454">Поэтому Present Perfect в вопросах с </text:span><text:span text:style-name="T66">when</text:span><text:span text:style-name="T454"> не используется.</text:span></text:p>
      <text:p text:style-name="P697"/>
      <text:p text:style-name="P697">Past Continuous</text:p>
      <text:p text:style-name="P679"/>
      <text:p text:style-name="P688"><text:span text:style-name="T358">И</text:span><text:span text:style-name="T359">спользуется, чтобы сообщить о действии, которое происходило в </text:span><text:span text:style-name="T362">точный</text:span><text:span text:style-name="T359"> момент</text:span></text:p>
      <text:p text:style-name="P688"><text:span text:style-name="T359">прошлого, </text:span><text:span text:style-name="T360">и </text:span><text:span text:style-name="T359">не было закончено.</text:span></text:p>
      <text:p text:style-name="P680"/>
      <text:p text:style-name="P689"><text:span text:style-name="T360">В предложении не обязательно должен </text:span><text:span text:style-name="T362">указываться</text:span><text:span text:style-name="T360"> точный момент. Он может только подразумеваться и быть понятен по контексту (</text:span><text:span text:style-name="T362">по</text:span><text:span text:style-name="T360"> </text:span><text:span text:style-name="T361">ситуаци</text:span><text:span text:style-name="T362">и</text:span><text:span text:style-name="T360">).</text:span></text:p>
      <text:p text:style-name="P683"/>
      <text:p text:style-name="P675">Cхема такая же, как и в Present Continuous, только глагол <text:span text:style-name="T2">be</text:span> записывается </text:p>
      <text:p text:style-name="P675">в прошедшей форме (<text:span text:style-name="T2">was/were</text:span>):</text:p>
      <text:p text:style-name="P674"/>
      <text:p text:style-name="P353">Last Sunday at 5 I <text:span text:style-name="T419">was having</text:span> dinner with my friends — В прошлое воскресенье в 5 </text:p>
      <text:p text:style-name="P353">я <text:span text:style-name="T419">ужинал</text:span> со своими друзьями (привязка к точному моменту в прошлом).</text:p>
      <text:p text:style-name="P353"/>
      <text:p text:style-name="P691"><text:span text:style-name="T619">My parents </text:span><text:span text:style-name="T423">were watching</text:span><text:span text:style-name="T619"> TV when I came home yesterday — Мои родители </text:span><text:span text:style-name="T423">смотрели</text:span><text:span text:style-name="T619"> телевизор, когда я пришел вчера домой (незаконченное действие </text:span><text:span text:style-name="T620">в тот момент</text:span><text:span text:style-name="T619">).</text:span></text:p>
      <text:p text:style-name="P691"/>
      <text:p text:style-name="P699"><text:span text:style-name="T589">W</text:span><text:span text:style-name="T590">e weren`t reading — Мы не читали (именно тогда). </text:span></text:p>
      <text:p text:style-name="P693">Was I running? — Я бежал?</text:p>
      <text:p text:style-name="P481"/>
      <text:p text:style-name="P481">Future Simple</text:p>
      <text:p text:style-name="P482"/>
      <text:p text:style-name="P530"><text:span text:style-name="T623">Используется чтобы сообщить о будущих </text:span><text:span text:style-name="T628">действиях</text:span><text:span text:style-name="T623">. </text:span><text:span text:style-name="T514">Эта форма говорит о том, что человек сделает что-то в будущем, но решение он принял </text:span><text:span text:style-name="T538">спонтанно, </text:span><text:span text:style-name="T514">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86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24">о</text:span> <text:span text:style-name="T2">won`t</text:span>.</text:p>
      <text:p text:style-name="P531"/>
      <text:p text:style-name="P465">We <text:span text:style-name="T419">will</text:span> proobably <text:span text:style-name="T419">meet</text:span> soon — Мы, возможно, скоро <text:span text:style-name="T419">встретимся</text:span>.</text:p>
      <text:p text:style-name="P465">I hope everything <text:span text:style-name="T419">will be</text:span> fine — Надеюсь, все <text:span text:style-name="T419">будет </text:span>хорошо.</text:p>
      <text:p text:style-name="P486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6"/>
      <text:p text:style-name="P434"><text:span text:style-name="T515">В</text:span><text:span text:style-name="T516"> предложени</text:span><text:span text:style-name="T515">ях</text:span><text:span text:style-name="T516"> </text:span><text:span text:style-name="T515">будут </text:span><text:span text:style-name="T516">часто </text:span><text:span text:style-name="T515">попадаться слова</text:span><text:span text:style-name="T516">, </text:span><text:span text:style-name="T515">выражающие</text:span><text:span text:style-name="T516"> мнение: <text:s/></text:span></text:p>
      <text:p text:style-name="P434"><text:span text:style-name="T498">I think </text:span><text:span text:style-name="T499">(я думаю)</text:span><text:span text:style-name="T498">, I`m sure </text:span><text:span text:style-name="T499">(я уверен), I hope (я надеюсь), </text:span><text:span text:style-name="T498">probably (возможно).</text:span></text:p>
      <text:p text:style-name="P485"/>
      <text:p text:style-name="P706"><text:span text:style-name="T551">Оборот </text:span><text:span text:style-name="T494">be going to</text:span></text:p>
      <text:p text:style-name="P534"/>
      <text:p text:style-name="P435"><text:span text:style-name="T515">Также позволяет </text:span><text:span text:style-name="T520">сообщить</text:span><text:span text:style-name="T515"> о будущем. </text:span><text:span text:style-name="T520">Но п</text:span><text:span text:style-name="T517">одразумевает, что человек говорит не о спонтанном </text:span><text:span text:style-name="T520">решении</text:span><text:span text:style-name="T517">, </text:span><text:span text:style-name="T518">а о заранее </text:span><text:span text:style-name="T519">продуманных</text:span><text:span text:style-name="T518"> действиях. </text:span><text:span text:style-name="T520">Означает</text:span><text:span text:style-name="T517"> «собираюсь сделать».</text:span></text:p>
      <text:p text:style-name="P488"/>
      <text:p text:style-name="P463">I`m going to meet my friends tomorrow — Я собираюсь встретиться с друзьями завтра.</text:p>
      <text:p text:style-name="P535"><text:span text:style-name="T480">I`m going to go</text:span><text:span text:style-name="T552"> out after I finish my work — Я собираюсь погулять после, как закончу работу.</text:span></text:p>
      <text:p text:style-name="P468"/>
      <text:p text:style-name="P436"><text:span text:style-name="T522">Когда очевидно что вот-вот случится какое-то действие, то </text:span><text:span text:style-name="T500">be going to</text:span><text:span text:style-name="T522"> </text:span><text:span text:style-name="T521">передает оттенок неизбежности происходящего и применяется по отношению к </text:span><text:span text:style-name="T522">другому </text:span><text:span text:style-name="T521">человеку или объетку.</text:span></text:p>
      <text:p text:style-name="P487"/>
      <text:p text:style-name="P467">Look! He`s going to fall — Смотри! Он сейчас упадет.</text:p>
      <text:p text:style-name="P468">The sky is dark. It`s going to rain — Небо темное. Сейчас пойдет дождь.</text:p>
      <text:p text:style-name="P468"/>
      <text:p text:style-name="P535"><text:span text:style-name="T539">В разговорно</text:span><text:span text:style-name="T550">м</text:span><text:span text:style-name="T539"> </text:span><text:span text:style-name="T543">стиле</text:span><text:span text:style-name="T542"> </text:span><text:span text:style-name="T544">этот </text:span><text:span text:style-name="T542">оборот </text:span><text:span text:style-name="T539">очень часто </text:span><text:span text:style-name="T543">записывается</text:span><text:span text:style-name="T539"> как </text:span><text:span text:style-name="T480">gonna</text:span><text:span text:style-name="T539"> </text:span><text:span text:style-name="T480">[гона].</text:span></text:p>
      <text:p text:style-name="P469"/>
      <text:p text:style-name="P685"><text:span text:style-name="T127">P</text:span><text:span text:style-name="T125">resent</text:span><text:span text:style-name="T581"> в значении будущего</text:span></text:p>
      <text:p text:style-name="P681"/>
      <text:p text:style-name="P690"><text:span text:style-name="T369">О</text:span><text:span text:style-name="T367"> будущем можно </text:span><text:span text:style-name="T369">также </text:span><text:span text:style-name="T367">говорить с помощью </text:span><text:span text:style-name="T368">формы </text:span><text:span text:style-name="T367">Present. </text:span><text:span text:style-name="T540">Present Simple </text:span><text:span text:style-name="T541">часто </text:span><text:span text:style-name="T540">использ</text:span><text:span text:style-name="T541">уется</text:span><text:span text:style-name="T540">, когда речь идет о рассписании, которое не зависит от говорящего. </text:span></text:p>
      <text:p text:style-name="P690"><text:span text:style-name="T540">Present Continuous </text:span><text:span text:style-name="T547">используется</text:span><text:span text:style-name="T540"> </text:span><text:span text:style-name="T546">когда говорят о личных планах.</text:span></text:p>
      <text:p text:style-name="P453"/>
      <text:p text:style-name="P462">I am flying to London tomorrow — <text:span text:style-name="T622">Завтра я лечу в Лондон (личный план)</text:span></text:p>
      <text:p text:style-name="P464">My airplane flies at 6 o`clock tomorrow — Мой самолет летит завтра в 6 (рассписание)</text:p>
      <text:p text:style-name="P461"/>
      <text:p text:style-name="P461"/>
      <text:p text:style-name="P519">Модальные глаголы</text:p>
      <text:p text:style-name="Standard"/>
      <text:p text:style-name="P560"><text:span text:style-name="T629">Это особенные глаголы, которые </text:span><text:span text:style-name="T673">могут</text:span><text:span text:style-name="T629"> </text:span><text:span text:style-name="T673">использоваться</text:span><text:span text:style-name="T629"> и как смысловые, и как вспомогательные, притендуя со </text:span><text:span text:style-name="T673">вспомогательными</text:span><text:span text:style-name="T629"> на одну позицию в предложении.</text:span></text:p>
      <text:p text:style-name="P593"><text:span text:style-name="T630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30">.</text:span></text:p>
      <text:p text:style-name="P593"/>
      <text:p text:style-name="P567"><text:span text:style-name="T629">Модальные глаголы не меняют свою форму (не </text:span><text:span text:style-name="T635">имеют</text:span><text:span text:style-name="T629"> окончаний </text:span><text:span text:style-name="T15">-s, -ed</text:span><text:span text:style-name="T629">). В связи с </text:span><text:span text:style-name="T635">этим</text:span><text:span text:style-name="T629">, </text:span></text:p>
      <text:p text:style-name="P567"><text:span text:style-name="T629">они не могут </text:span><text:span text:style-name="T635">применяться</text:span><text:span text:style-name="T629"> во всех временах и поэтому, дополняют</text:span><text:span text:style-name="T635">ся</text:span><text:span text:style-name="T629"> модальны</text:span><text:span text:style-name="T635">ми</text:span><text:span text:style-name="T629"> конструкци</text:span><text:span text:style-name="T635">ями</text:span><text:span text:style-name="T629">: </text:span><text:span text:style-name="T16">be able to, have to </text:span><text:span text:style-name="T203">и</text:span><text:span text:style-name="T16"> used to</text:span><text:span text:style-name="T630">.</text:span></text:p>
      <text:p text:style-name="P560"/>
      <text:p text:style-name="P561">После модальных глаголов и конструкций почти всегда идет <text:span text:style-name="T673">голый </text:span>инфинитив.</text:p>
      <text:p text:style-name="P540"/>
      <text:p text:style-name="P561"><text:span text:style-name="T419">Глаголы </text:span><text:span text:style-name="T133">will</text:span><text:span text:style-name="T419"> и </text:span><text:span text:style-name="T133">shall</text:span></text:p>
      <text:p text:style-name="P561"/>
      <text:p text:style-name="P56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1">а с <text:span text:style-name="T2">won`t</text:span> — настоящим. <text:span text:style-name="T2">Won`t</text:span> означает «отказывается».</text:p>
      <text:p text:style-name="P561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62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50">Shall I close the door? - Я закрою дверь? (вы не против, если я закрою дверь?)</text:p>
      <text:p text:style-name="P249"/>
      <text:p text:style-name="P181"/>
      <text:p text:style-name="P702">Глаголы <text:span text:style-name="T2">can</text:span> и <text:span text:style-name="T2">could</text:span></text:p>
      <text:p text:style-name="P249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1">She can play the guitar — Она умеет играть на гитаре.</text:p>
      <text:p text:style-name="P251">You can`t smoke here — Ты не можешь сдесь курить.</text:p>
      <text:p text:style-name="P252">Can I help you? — Я могу вам помочь?</text:p>
      <text:p text:style-name="P249"/>
      <text:p text:style-name="P560"><text:span text:style-name="T2">Could [куд]</text:span> переводится как «мог», «<text:span text:style-name="T745">мог бы</text:span>», «<text:span text:style-name="T745">умел</text:span>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1">I could read at the age of 4 — Я мог читать в 4 года.</text:p>
      <text:p text:style-name="P252">We could go to the cinema — Мы могли бы сходить в кино. <text:span text:style-name="T746">(could вместо would)</text:span></text:p>
      <text:p text:style-name="P158"/>
      <text:p text:style-name="P22"><text:span text:style-name="T419">Глаголы </text:span><text:span text:style-name="T133">might</text:span><text:span text:style-name="T419"> и </text:span><text:span text:style-name="T133">may</text:span></text:p>
      <text:p text:style-name="P22"/>
      <text:p text:style-name="P563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3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3"/>
      <text:p text:style-name="P331">Might Tom call in the evening? — <text:span text:style-name="T631">Может ли </text:span>Том позвонить вечером?</text:p>
      <text:p text:style-name="P56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3"/>
      <text:p text:style-name="P656"><text:span text:style-name="T18">M</text:span><text:span text:style-name="T2">ay</text:span><text:span text:style-name="T194"> </text:span><text:span text:style-name="T574">п</text:span><text:span text:style-name="T572">ереводится как «име</text:span><text:span text:style-name="T573">ю</text:span><text:span text:style-name="T572"> возможность». </text:span><text:span text:style-name="T574">Его </text:span><text:span text:style-name="T572">применяют </text:span><text:span text:style-name="T576">обычно</text:span><text:span text:style-name="T574"> в </text:span><text:span text:style-name="T575">вежливых </text:span><text:span text:style-name="T574">вопросах</text:span><text:span text:style-name="T572">, когда </text:span><text:span text:style-name="T574">спрашивают разрешения </text:span><text:span text:style-name="T577">или в значении «может быть» (maybe)</text:span><text:span text:style-name="T572">.</text:span></text:p>
      <text:p text:style-name="P524"/>
      <text:p text:style-name="P523">May I help you, sir? — <text:span text:style-name="T631">И</text:span>мею ли я возможность вам помочь <text:span text:style-name="T727">сэр</text:span>?</text:p>
      <text:p text:style-name="P182"/>
      <text:p text:style-name="P34"><text:span text:style-name="T419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5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3">I must go — Я должен идти.</text:p>
      <text:p text:style-name="P253">Must we hurry? — Нам нужно торопиться?</text:p>
      <text:p text:style-name="P34"/>
      <text:p text:style-name="P560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4">You musn`t park here — Здесь нельзя парковаться. (здесь «you» это формальное подлежащее)</text:p>
      <text:p text:style-name="P34"/>
      <text:p text:style-name="P564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5">She must be very tired — Она, наверное, очень уставшая <text:span text:style-name="T714">(я почти уверен в этом)</text:span>.</text:p>
      <text:p text:style-name="P255"/>
      <text:p text:style-name="P152">Глагол should</text:p>
      <text:p text:style-name="P24"/>
      <text:p text:style-name="P24"><text:span text:style-name="T2">Should [шуд]</text:span> <text:span text:style-name="T633">переводится как «нужно», «следует сделать». Подходит чтобы дать совет.</text:span></text:p>
      <text:p text:style-name="P566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, </text:span><text:span text:style-name="T208">в</text:span><text:span text:style-name="T207">ыра</text:span><text:span text:style-name="T208">жающи</text:span><text:span text:style-name="T287">й</text:span><text:span text:style-name="T207"> мне</text:span><text:span text:style-name="T208">н</text:span><text:span text:style-name="T207">ие, например: </text:span><text:span text:style-name="T20">I think</text:span><text:span text:style-name="T207">.</text:span></text:p>
      <text:p text:style-name="P29"/>
      <text:p text:style-name="P257">You should be more attentive — Вам следует быть более внимательным.</text:p>
      <text:p text:style-name="P255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6">Why should I go there? — Скакой стати мне туда идти?</text:p>
      <text:p text:style-name="P255"/>
      <text:p text:style-name="P152">Глагол would</text:p>
      <text:p text:style-name="P24"/>
      <text:p text:style-name="P598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8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6">I would like to live in New Your — Я бы хотел жить в Нью Йорке (представил).</text:p>
      <text:p text:style-name="P256">I wouldn`t watch this film with my child — Я бы не смотрела этот фильм с моим ребенком.</text:p>
      <text:p text:style-name="P645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34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6">Would you like a cup of tea? Yes, I would — Вы бы хотили чашечку чая? Да, хотел бы.</text:p>
      <text:p text:style-name="P256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6">В основном используется в будущем, </text:span></text:p>
      <text:p text:style-name="P113">в значении «смогу», «<text:span text:style-name="T713">сумею</text:span>»; или в прошлом, в значении «смог». <text:span text:style-name="T726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8"><text:span text:style-name="T632">If I learn </text:span><text:span text:style-name="T636">Eng</text:span><text:span text:style-name="T632">, I will be able to understand it — Если я буду учить </text:span><text:span text:style-name="T636">англ</text:span><text:span text:style-name="T632">, я смогу понимать его.</text:span></text:p>
      <text:p text:style-name="P258"><text:span text:style-name="T636">He</text:span><text:span text:style-name="T632"> talked quickly, but I was able to understand h</text:span><text:span text:style-name="T636">im </text:span><text:span text:style-name="T632">— </text:span><text:span text:style-name="T636">Он</text:span><text:span text:style-name="T632"> говорил быстр</text:span><text:span text:style-name="T636">о</text:span><text:span text:style-name="T632">, но я смог </text:span><text:span text:style-name="T636">его </text:span><text:span text:style-name="T632">понять.</text:span></text:p>
      <text:p text:style-name="P332">I have been able to sleep well recently — В последнее время я смог хорошо поспать.</text:p>
      <text:p text:style-name="P332">She might <text:span text:style-name="T728">be able to</text:span> help you — <text:span text:style-name="T728">Она возможно сможет тебе помочь.</text:span></text:p>
      <text:p text:style-name="P153"/>
      <text:p text:style-name="P25"><text:span text:style-name="T419">Конструкция </text:span><text:span text:style-name="T133">have to</text:span></text:p>
      <text:p text:style-name="P25"/>
      <text:p text:style-name="P568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6">I must do it — Я должен это сделать (это мой долг).</text:p>
      <text:p text:style-name="P256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7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6">You mustn`t tell anyone — Ты не должен рассказывать никому.</text:p>
      <text:p text:style-name="P256">You don`t have to tell me everything — Можешь не рассказывать мне всего.</text:p>
      <text:p text:style-name="P256"/>
      <text:p text:style-name="P154">Конструкция <text:span text:style-name="T2">used to</text:span></text:p>
      <text:p text:style-name="P259"/>
      <text:p text:style-name="P646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5">I used to live in Bristol — Раньше я жил в Бристоле (а сейчас нет).</text:p>
      <text:p text:style-name="P265">I didn`t use to drink tea — Раньше я не пил чай (а теперь пью).</text:p>
      <text:p text:style-name="P655"><text:soft-page-break/><text:span text:style-name="T651">П</text:span><text:span text:style-name="T648">овелительное наклонение </text:span><text:span text:style-name="T654">(Imperative)</text:span></text:p>
      <text:p text:style-name="P37"/>
      <text:p text:style-name="P571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60"/>
      <text:p text:style-name="P261">Don`t come here — Не подходи сюда. <text:span text:style-name="T638">(просьба)</text:span></text:p>
      <text:p text:style-name="P266">Put your gun down! — Опусти оружие! (приказ)</text:p>
      <text:p text:style-name="P267">Come here — Подойдите сюда. (призыв к действию)</text:p>
      <text:p text:style-name="P38"/>
      <text:p text:style-name="P569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6"/>
      <text:p text:style-name="P266">Have a cake, please — Угощайтесь тортом, пожалуйста.</text:p>
      <text:p text:style-name="P266">Have a nice time — Приятно провести время.</text:p>
      <text:p text:style-name="P266">Have fun — Повеселитесь.</text:p>
      <text:p text:style-name="P38"/>
      <text:p text:style-name="P570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9">Let`s do it — Давай сделаем это.</text:p>
      <text:p text:style-name="P266">Let`s not watch this movie — Давай не будем смотреть этот фильм.</text:p>
      <text:p text:style-name="P266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9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3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2"><text:span text:style-name="T640">The work </text:span><text:span text:style-name="T437">was finished</text:span><text:span text:style-name="T640"> yesterday — Работа </text:span><text:span text:style-name="T437">закончена</text:span><text:span text:style-name="T640"> вчера (пассивный залог).</text:span></text:p>
      <text:p text:style-name="P262"><text:span text:style-name="T640">I </text:span><text:span text:style-name="T437">finished</text:span><text:span text:style-name="T640"> my work yesterday — Я </text:span><text:span text:style-name="T437">закончил</text:span><text:span text:style-name="T640"> работу вчера (активный залог).</text:span></text:p>
      <text:p text:style-name="P39"/>
      <text:p text:style-name="P574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2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2"/>
      <text:p text:style-name="P31"><text:span text:style-name="T639">Подлежащие </text:span><text:span text:style-name="T24">I</text:span><text:span text:style-name="T639">, в пассивн</text:span><text:span text:style-name="T640">ом</text:span><text:span text:style-name="T639"> залог</text:span><text:span text:style-name="T640">е</text:span><text:span text:style-name="T639"> </text:span><text:span text:style-name="T640">часто </text:span><text:span text:style-name="T639">переводится не как «я», а как «мне/мной/меня».</text:span></text:p>
      <text:p text:style-name="P31"/>
      <text:p text:style-name="P263">I am ignored all the time — Меня игнорируют все время.</text:p>
      <text:p text:style-name="P263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4">I have been taught an important lesson — Мне преподали важный урок.</text:p>
      <text:p text:style-name="P264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70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8"><text:soft-page-break/>I have been spoken English — Со мной говорили по английски.</text:p>
      <text:p text:style-name="P266">I have been speaking English for 2 years. — Я говорю по английски уже 2 года.</text:p>
      <text:p text:style-name="P260"/>
      <text:p text:style-name="P32">Также можно легко перепутать ситуации, когда be используется с прилагательным и когда</text:p>
      <text:p text:style-name="P570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60"/>
      <text:p text:style-name="P260">I am ignored all the time — Меня игнорируют все время (ignored — глагол в 3й форме).</text:p>
      <text:p text:style-name="P290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59">В английском языке вопросительные предложения можно условно разделить на две группы.</text:p>
      <text:p text:style-name="P659">К первой группе будут относ<text:span text:style-name="T728">я</text:span>тся общие и специальные вопросы. Ко второй группе — разделительные вопросы и вопросы к подлежащему. </text:p>
      <text:p text:style-name="P659"/>
      <text:p text:style-name="P659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59"/>
      <text:p text:style-name="P555">Общий вопрос</text:p>
      <text:p text:style-name="P557"/>
      <text:p text:style-name="P557"><text:span text:style-name="T641">В</text:span>опрос, предполага<text:span text:style-name="T644">ющий</text:span> ответ «да/нет». <text:span text:style-name="T728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7"/>
      <text:p text:style-name="P557">Чтобы коротко ответить на такой вопрос, недостаточно просто написать <text:span text:style-name="T2">yes/no</text:span>. Нужно также</text:p>
      <text:p text:style-name="P557">добавить корешок — местоимение со вспомогательным глаголом. Корешок будет указывать</text:p>
      <text:p text:style-name="P557">на мысль, которая была сказана в предыдушем предложении:</text:p>
      <text:p text:style-name="P557"/>
      <text:p text:style-name="P547">Do you play the piano? — Yes, I do.</text:p>
      <text:p text:style-name="P548">Does Rita play football? — No, she doesn`t.</text:p>
      <text:p text:style-name="P548"/>
      <text:p text:style-name="P660"><text:span text:style-name="T417">Общий вопрос может быть с альтернативой. В этом случае алтернатива будет для какой-то части </text:span><text:span text:style-name="T418">предложения</text:span><text:span text:style-name="T417">: для подлежащего, сказуемоем </text:span><text:span text:style-name="T418">или</text:span><text:span text:style-name="T417"> дополнения.</text:span></text:p>
      <text:p text:style-name="P554"/>
      <text:p text:style-name="P397">Does <text:span text:style-name="T419">your mother </text:span>or<text:span text:style-name="T419"> your father</text:span> help you? (<text:span text:style-name="T644">альтернатива </text:span><text:span text:style-name="T728">для</text:span><text:span text:style-name="T644"> </text:span>подлежаще<text:span text:style-name="T728">го</text:span>)</text:p>
      <text:p text:style-name="P397">Has he just <text:span text:style-name="T419">arrived </text:span>or<text:span text:style-name="T419"> left</text:span>? (<text:span text:style-name="T728">для</text:span> смыслово<text:span text:style-name="T728">го</text:span> глагол<text:span text:style-name="T728">а</text:span>)</text:p>
      <text:p text:style-name="P660"><text:span text:style-name="T414">Will you go to Kiev </text:span><text:span text:style-name="T416">by train </text:span><text:span text:style-name="T414">or</text:span><text:span text:style-name="T416"> by plane</text:span><text:span text:style-name="T414">? (для</text:span><text:span text:style-name="T415"> </text:span><text:span text:style-name="T414">дополнения)</text:span></text:p>
      <text:p text:style-name="P658"/>
      <text:p text:style-name="P556">Специальный вопрос</text:p>
      <text:p text:style-name="P558"/>
      <text:p text:style-name="P660"><text:span text:style-name="T644">З</text:span><text:span text:style-name="T643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:</text:p>
      <text:p text:style-name="P658"/>
      <text:list xml:id="list4075428495" text:style-name="L15">
        <text:list-item>
          <text:p text:style-name="P741">who [ху] — кто;</text:p>
        </text:list-item>
        <text:list-item>
          <text:p text:style-name="P741">whom [хум] — кого;</text:p>
        </text:list-item>
        <text:list-item>
          <text:p text:style-name="P741">whose [хуз] — чей;</text:p>
        </text:list-item>
        <text:list-item>
          <text:p text:style-name="P741">what — что, какой;</text:p>
        </text:list-item>
        <text:list-item>
          <text:p text:style-name="P741">which — который;</text:p>
        </text:list-item>
        <text:list-item>
          <text:p text:style-name="P741">where [вэа] — где, куда;</text:p>
        </text:list-item>
        <text:list-item>
          <text:p text:style-name="P741">when — когда;</text:p>
        </text:list-item>
        <text:list-item>
          <text:p text:style-name="P741">why [вай] — зачем, почему;</text:p>
        </text:list-item>
        <text:list-item>
          <text:p text:style-name="P741">how [хау] — как;</text:p>
        </text:list-item>
        <text:list-item>
          <text:p text:style-name="P741"><text:soft-page-break/>how often [хау офэн] — как часто;</text:p>
        </text:list-item>
        <text:list-item>
          <text:p text:style-name="P741">how many — сколько (исчисляемые существительные);</text:p>
        </text:list-item>
        <text:list-item>
          <text:p text:style-name="P741">how much — сколько (неисчесляемые существительные);</text:p>
        </text:list-item>
        <text:list-item>
          <text:p text:style-name="P741">how long [хау лон] — как долго;</text:p>
        </text:list-item>
        <text:list-item>
          <text:p text:style-name="P741">how long ago — как давно;</text:p>
        </text:list-item>
        <text:list-item>
          <text:p text:style-name="P833">how old — сколько лет.</text:p>
        </text:list-item>
      </text:list>
      <text:p text:style-name="P549"/>
      <text:p text:style-name="P6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43">соотв</text:span>. <text:span text:style-name="T2">Which</text:span> подразумевает выбор из нескольких вариантов.</text:p>
      <text:p text:style-name="P660"/>
      <text:p text:style-name="P333">What do you like? — Что ты любишь?</text:p>
      <text:p text:style-name="P333">What car have you got? — Какая у тебя машина?</text:p>
      <text:p text:style-name="P333">Which car is yours? — Какая из машин твоя?</text:p>
      <text:p text:style-name="P333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3">How old are you? — Сколько тебе лет?</text:p>
      <text:p text:style-name="P333">How are you? — Как ты?</text:p>
      <text:p text:style-name="P333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8"><text:span text:style-name="T407">Who</text:span> do you <text:span text:style-name="T480">meet</text:span> <text:span text:style-name="T419">with</text:span>? — <text:span text:style-name="T419">С</text:span> <text:span text:style-name="T407">кем</text:span> ты встречаешься?</text:p>
      <text:p text:style-name="P398"><text:span text:style-name="T407">What</text:span> are you <text:span text:style-name="T480">looking</text:span> <text:span text:style-name="T419">at</text:span>? — <text:span text:style-name="T419">На</text:span> <text:span text:style-name="T407">что</text:span> ты смотришь?</text:p>
      <text:p text:style-name="P398"/>
      <text:p text:style-name="P185">Разделительный вопрос</text:p>
      <text:p text:style-name="P185"/>
      <text:p text:style-name="P661"><text:span text:style-name="T289">З</text:span><text:span text:style-name="T290">адается</text:span><text:span text:style-name="T288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42">п</text:span>осле <text:span text:style-name="T642">вспомогательного </text:span>глагола, стоит местоимение, заменяющее подлежащее:</text:p>
      <text:p text:style-name="P399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9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8">I am a famous artist, aren`t I? — Я знаменитая художница, <text:span text:style-name="T729">не так ли</text:span>?</text:p>
      <text:p text:style-name="P398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1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4">Who is in the Room? — Кто в комнате?</text:p>
      <text:p text:style-name="P334">What was that? — Что это было?</text:p>
      <text:p text:style-name="P400">Who are my best friends? → Mike and Paul are my best friends.</text:p>
      <text:p text:style-name="P657"/>
      <text:p text:style-name="P705">Отрицательные предложения</text:p>
      <text:p text:style-name="P451"/>
      <text:p text:style-name="P520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5"><text:span text:style-name="T217">Частица</text:span><text:span text:style-name="T27"> not</text:span><text:span text:style-name="T657"> переводится как «не». Она всегда стоит либо в связке со вспомогательным, </text:span></text:p>
      <text:p text:style-name="P521">либо с модальным глаголом и является частью сказуемого.</text:p>
      <text:p text:style-name="P522"/>
      <text:p text:style-name="P522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0"/>
      <text:p text:style-name="P520">Но если отрицатульную мысль сообщить в дополнении, то <text:span text:style-name="T2">not</text:span> будет стоять самостоятельно.</text:p>
      <text:p text:style-name="P454">It`s quite impolite not to call me back — Очень не вежливо не перезванивать мне.</text:p>
      <text:p text:style-name="P575"/>
      <text:p text:style-name="P575"/>
      <text:p text:style-name="P6">Самые важные глаголы</text:p>
      <text:p text:style-name="Standard"/>
      <text:p text:style-name="P576"><text:span text:style-name="T657">Это глаголы: </text:span><text:span text:style-name="T27">be</text:span><text:span text:style-name="T657">, </text:span><text:span text:style-name="T27">do</text:span><text:span text:style-name="T657">, </text:span><text:span text:style-name="T27">have</text:span><text:span text:style-name="T657"> и </text:span><text:span text:style-name="T27">get</text:span><text:span text:style-name="T657">. Они могут быть как смысловыми, так и вспомогательными. (кроме </text:span><text:span text:style-name="T27">get</text:span><text:span text:style-name="T657">). А также входить в устойчивые обороты, меняя свое основное значение.</text:span></text:p>
      <text:p text:style-name="P576"/>
      <text:p text:style-name="P536">Глагол <text:span text:style-name="T2">be</text:span></text:p>
      <text:p text:style-name="Standard"/>
      <text:p text:style-name="P423"><text:span text:style-name="T220">Переводится как</text:span><text:span text:style-name="T658"> «быть» </text:span><text:span text:style-name="T680">и</text:span><text:span text:style-name="T659"> </text:span><text:span text:style-name="T658">меняется в зависимости от подлежащего.</text:span></text:p>
      <text:p text:style-name="P423"/>
      <text:p text:style-name="P422"><text:span text:style-name="T659">В </text:span><text:span text:style-name="T28">Present</text:span><text:span text:style-name="T659"> </text:span><text:span text:style-name="T661">этот глагол</text:span><text:span text:style-name="T660"> </text:span><text:span text:style-name="T659">принимает следующие формы:</text:span></text:p>
      <text:list xml:id="list2935552892" text:style-name="L16">
        <text:list-item>
          <text:p text:style-name="P742">am — если подлежащее в первом лице (I);</text:p>
        </text:list-item>
        <text:list-item>
          <text:p text:style-name="P742">is — если подлежащее в третьем лице, единственном числе (he/she/it);</text:p>
        </text:list-item>
        <text:list-item>
          <text:p text:style-name="P742">are — если подлежащее во множественном числе (you/we/they).</text:p>
        </text:list-item>
      </text:list>
      <text:p text:style-name="P270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8">После <text:span text:style-name="T2">be</text:span> обычно указывается характеристика (какой) или место (где).</text:p>
      <text:p text:style-name="P41"/>
      <text:p text:style-name="P270">This dress is blue — Это платье синие.</text:p>
      <text:p text:style-name="P270">I am in my office now — Я у себя в офисе сейчас.</text:p>
      <text:p text:style-name="P41"/>
      <text:p text:style-name="P42">Связка <text:span text:style-name="T2">be </text:span>+ прилагательное, <text:span text:style-name="T697">очень </text:span>часто переводится глаголом:</text:p>
      <text:p text:style-name="P357">I am interested in art — Я интересуюсь искусством.</text:p>
      <text:p text:style-name="P42"/>
      <text:p text:style-name="P578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8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71">Is John married? No, he isn`t. — Джон женат? Нет.</text:p>
      <text:p text:style-name="P271"/>
      <text:p text:style-name="P553">Очень часто <text:span text:style-name="T2">am/is/are</text:span> сокращают:</text:p>
      <text:list xml:id="list816298672" text:style-name="L17">
        <text:list-item>
          <text:p text:style-name="P834">I am → I`m;</text:p>
        </text:list-item>
        <text:list-item>
          <text:p text:style-name="P834">he is → he`s;</text:p>
        </text:list-item>
        <text:list-item>
          <text:p text:style-name="P834">you are → you`re;</text:p>
        </text:list-item>
      </text:list>
      <text:p text:style-name="P546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1"/>
      <text:p text:style-name="P422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3492392589" text:style-name="L18">
        <text:list-item>
          <text:p text:style-name="P743">was — если подлежащее в единственном числе (I/he/she/it);</text:p>
        </text:list-item>
        <text:list-item>
          <text:p text:style-name="P743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71"/>
      <text:p text:style-name="P272">Was the weather good? No, it wasn`t — Погода была хорошая? Нет.</text:p>
      <text:p text:style-name="P271">I will be happy to eat — Я буду рад поесть.</text:p>
      <text:p text:style-name="P271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7"/>
      <text:p text:style-name="P357">What do you <text:span text:style-name="T419">do</text:span>? — Что ты <text:span text:style-name="T419">делаешь</text:span>?</text:p>
      <text:p text:style-name="P357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71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4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30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3">Mike has many friends — У Майка много друзей.</text:p>
      <text:p text:style-name="P273">He doesn`t have many friends — У него не много друзей.</text:p>
      <text:p text:style-name="P273">Do you have many friends? — У тебя много друзей?</text:p>
      <text:p text:style-name="P43"/>
      <text:p text:style-name="P664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3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3">He hasn`t lost his keys — Он не потерял свои ключи (has в отрицании).</text:p>
      <text:p text:style-name="P273"/>
      <text:p text:style-name="P44">В прошедшем времени преобразуется в <text:span text:style-name="T2">had</text:span> — «имел».</text:p>
      <text:p text:style-name="P282">I had a lot of friends — У меня было много друзей (Я имел много друзей).</text:p>
      <text:p text:style-name="P273"/>
      <text:p text:style-name="P43"><text:span text:style-name="T693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4">I am having many friends now (неправильно). I have many friends (правильно).</text:p>
      <text:p text:style-name="P274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71">Have you got a Mercedes? / Do you have a Mercedes? — У тебя есть мерседес?</text:p>
      <text:p text:style-name="P271">I haven`t got a Mercedes / I don`t have a Mercedes — У меня нет мерседеса.</text:p>
      <text:p text:style-name="P271"/>
      <text:p text:style-name="P621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62">В</text:span><text:span text:style-name="T659">ыражения, связанные с приемом пищи:</text:span></text:p>
      <text:list xml:id="list2884366850" text:style-name="L19">
        <text:list-item>
          <text:p text:style-name="P744">have a coffee/tea/drink — пить кофе/чай/напиток;</text:p>
        </text:list-item>
        <text:list-item>
          <text:p text:style-name="P744">have a meal — принимать пищу;</text:p>
        </text:list-item>
        <text:list-item>
          <text:p text:style-name="P744">have a breakfast/luch/dinner — завтракать/обедать/ужинать;</text:p>
        </text:list-item>
      </text:list>
      <text:p text:style-name="P104"/>
      <text:p text:style-name="P425"><text:span text:style-name="T221">В</text:span><text:span text:style-name="T218">ыражения, связанные с времяпровождением:</text:span></text:p>
      <text:list xml:id="list2135511934" text:style-name="L20">
        <text:list-item>
          <text:p text:style-name="P745">have a date — ходить на свидание;</text:p>
        </text:list-item>
        <text:list-item>
          <text:p text:style-name="P745">have a good time — хорошо проводить время;</text:p>
        </text:list-item>
        <text:list-item>
          <text:p text:style-name="P745">have a meeting / an appointment — назначать встречу;</text:p>
        </text:list-item>
        <text:list-item>
          <text:p text:style-name="P745">have a nice day — удачного дня (пожелание);</text:p>
        </text:list-item>
      </text:list>
      <text:p text:style-name="P50"/>
      <text:p text:style-name="P50"><text:span text:style-name="T662">В</text:span><text:span text:style-name="T659">ыражения, связанные с внешностью:</text:span></text:p>
      <text:list xml:id="list548577044" text:style-name="L21">
        <text:list-item>
          <text:p text:style-name="P746">have a bath/shower— принимать ванну/душ;</text:p>
        </text:list-item>
        <text:list-item>
          <text:p text:style-name="P746">have a shave/haircat — побриться/постричься;</text:p>
        </text:list-item>
      </text:list>
      <text:p text:style-name="P274"/>
      <text:p text:style-name="P424"><text:span text:style-name="T221">В</text:span><text:span text:style-name="T218">ыражения, связанные с общением:</text:span></text:p>
      <text:list xml:id="list2744129125" text:style-name="L22">
        <text:list-item>
          <text:p text:style-name="P747">have a guess — угадывать, догадываться;</text:p>
        </text:list-item>
        <text:list-item>
          <text:p text:style-name="P747">have a talk/discussion/chat — беседовать/обсуждать/болтать;</text:p>
        </text:list-item>
        <text:list-item>
          <text:p text:style-name="P747">have a call — позвонить;</text:p>
        </text:list-item>
      </text:list>
      <text:p text:style-name="P271"/>
      <text:p text:style-name="P422"><text:span text:style-name="T221">В</text:span><text:span text:style-name="T218">ыражения связанные со здоровьем:</text:span></text:p>
      <text:list xml:id="list3985291101" text:style-name="L23">
        <text:list-item>
          <text:p text:style-name="P748">have a baby — родить;</text:p>
        </text:list-item>
        <text:list-item>
          <text:p text:style-name="P749">have a cold/cough — простудиться/кашлять;</text:p>
        </text:list-item>
        <text:list-item>
          <text:p text:style-name="P748">have a headache — болит голова;</text:p>
        </text:list-item>
      </text:list>
      <text:p text:style-name="P271"/>
      <text:p text:style-name="P422"><text:span text:style-name="T221">В</text:span><text:span text:style-name="T218">ыражения, связанные с отдыхом:</text:span></text:p>
      <text:list xml:id="list466649913" text:style-name="L24">
        <text:list-item>
          <text:p text:style-name="P750">have a day off — взять выходной;</text:p>
        </text:list-item>
        <text:list-item>
          <text:p text:style-name="P750">have a dream/nightmare — видеть сон/кошмар;</text:p>
        </text:list-item>
        <text:list-item>
          <text:p text:style-name="P750">have a rest — отдыхать;</text:p>
        </text:list-item>
        <text:list-item>
          <text:p text:style-name="P750">have a sleep — спать.</text:p>
        </text:list-item>
      </text:list>
      <text:p text:style-name="P271"/>
      <text:p text:style-name="P49"><text:span text:style-name="T662">В</text:span><text:span text:style-name="T659">ыражения, свяханые с физической активностью:</text:span></text:p>
      <text:list xml:id="list2803185855" text:style-name="L25">
        <text:list-item>
          <text:p text:style-name="P751">have a good journey — добраться без проблем (пожелание);</text:p>
        </text:list-item>
        <text:list-item>
          <text:p text:style-name="P751">have a good flight — хорошо долететь (пожелание);</text:p>
        </text:list-item>
        <text:list-item>
          <text:p text:style-name="P751">have a lift — подвести (на машине);</text:p>
        </text:list-item>
        <text:list-item>
          <text:p text:style-name="P751">have a ride — проехаться;</text:p>
        </text:list-item>
        <text:list-item>
          <text:p text:style-name="P751">have a walk — пройтись (прогуляться);</text:p>
        </text:list-item>
        <text:list-item>
          <text:p text:style-name="P751">have a swim — поплавать;</text:p>
        </text:list-item>
        <text:list-item>
          <text:p text:style-name="P751">have a hug — обняться;</text:p>
        </text:list-item>
        <text:list-item>
          <text:p text:style-name="P751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6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5">I got an A — Я получил пятерку. (A — это оценка)</text:p>
      <text:p text:style-name="P275">I got a new car — Я купил новую машину.</text:p>
      <text:p text:style-name="P335"><text:span text:style-name="T731">С</text:span>an I speak to <text:span text:style-name="T731">Joe</text:span>? <text:span text:style-name="T731">Yes,</text:span> I’ll <text:span text:style-name="T731">get</text:span> <text:span text:style-name="T731">him</text:span> — <text:span text:style-name="T731">Я м</text:span><text:span text:style-name="T732">огу поговорить с </text:span><text:span text:style-name="T733">Джо</text:span><text:span text:style-name="T732">? </text:span><text:span text:style-name="T733">Да,</text:span><text:span text:style-name="T732"> </text:span><text:span text:style-name="T733">я</text:span><text:span text:style-name="T732"> позову </text:span><text:span text:style-name="T733">(достану)</text:span><text:span text:style-name="T732"> </text:span><text:span text:style-name="T733">его</text:span><text:span text:style-name="T732">.</text:span></text:p>
      <text:p text:style-name="P665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5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6">He <text:span text:style-name="T419">got dressed</text:span> quickly and left — Он быстро <text:span text:style-name="T419">оделся</text:span> и ушел.</text:p>
      <text:p text:style-name="P275"/>
      <text:p text:style-name="P46">Если <text:span text:style-name="T2">get</text:span> используется с частицей <text:span text:style-name="T2">to</text:span>, то это означает «прибы<text:span text:style-name="T731">ть</text:span> в такое-то место».</text:p>
      <text:p text:style-name="P46"/>
      <text:p text:style-name="P275">I <text:span text:style-name="T419">got to</text:span> work late — Я <text:span text:style-name="T419">приехал на</text:span> работу поздно.</text:p>
      <text:p text:style-name="P275">I <text:span text:style-name="T419">got to</text:span> the airport by train — Я <text:span text:style-name="T419">приехал в</text:span> аэропорт на поезде.</text:p>
      <text:p text:style-name="P275"/>
      <text:p text:style-name="P46">Если <text:span text:style-name="T2">get</text:span> используется со средством передвижения, то он приобретает значение</text:p>
      <text:p text:style-name="P626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5">I got on a bus at 5 o`clock — Я сел в автобус в 5 часов.</text:p>
      <text:p text:style-name="P275">I got a taxi — Я взял такси.</text:p>
      <text:p text:style-name="P275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5">They <text:span text:style-name="T419">got married</text:span> last year — <text:span text:style-name="T730">Они </text:span><text:span text:style-name="T442">поженились</text:span><text:span text:style-name="T730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1525923290" text:style-name="L26">
        <text:list-item>
          <text:p text:style-name="P752">get along — ладить друг с другом;</text:p>
        </text:list-item>
        <text:list-item>
          <text:p text:style-name="P752">get away — удирать;</text:p>
        </text:list-item>
        <text:list-item>
          <text:p text:style-name="P752">get back — вернуться;</text:p>
        </text:list-item>
        <text:list-item>
          <text:p text:style-name="P752">get in — попасть внутрь;</text:p>
        </text:list-item>
        <text:list-item>
          <text:p text:style-name="P752">get on — справиться с ситуацией.</text:p>
        </text:list-item>
      </text:list>
      <text:p text:style-name="P46"/>
      <text:p text:style-name="P275">I`ll get away from work as soon as I can — Я уйду с этой работы, как только смогу.</text:p>
      <text:p text:style-name="P275">Get in the car quickly! — Быстро садись в машину!</text:p>
      <text:p text:style-name="P275">How are you getting on with your new job? — Как дела на новой работе?</text:p>
      <text:p text:style-name="P275"/>
      <text:p text:style-name="P156">Глаголы, в которых все путаются</text:p>
      <text:p text:style-name="P156"/>
      <text:p text:style-name="P579"><text:span text:style-name="T68">Tell</text:span><text:span text:style-name="T291"> и </text:span><text:span text:style-name="T68">say</text:span><text:span text:style-name="T291"> </text:span><text:span text:style-name="T292">передают значение</text:span><text:span text:style-name="T291"> «сказать». Только </text:span><text:span text:style-name="T68">tell</text:span><text:span text:style-name="T291"> </text:span><text:span text:style-name="T292">означает</text:span><text:span text:style-name="T291"> «рассказать кому-то» или «рассказать что-то» и требует дополнения. А </text:span><text:span text:style-name="T68">say</text:span><text:span text:style-name="T291"> означает просто «сказать».</text:span></text:p>
      <text:p text:style-name="P187"/>
      <text:p text:style-name="P277"><text:span text:style-name="T428">Tell </text:span><text:span text:style-name="T178">me</text:span><text:span text:style-name="T457"> the truth — </text:span><text:span text:style-name="T428">Скажи </text:span><text:span text:style-name="T178">мне</text:span><text:span text:style-name="T457"> правду.</text:span></text:p>
      <text:p text:style-name="P278"><text:span text:style-name="T446">`It is good,` Mr Bean </text:span><text:span text:style-name="T419">said</text:span><text:span text:style-name="T446"> — «Это хорошо», </text:span><text:span text:style-name="T419">сказал</text:span><text:span text:style-name="T446"> мистер Бин.</text:span></text:p>
      <text:p text:style-name="P358"/>
      <text:p text:style-name="P580"><text:span text:style-name="T69">See, look, watch </text:span><text:span text:style-name="T292">передают значение «видеть». </text:span><text:span text:style-name="T70">See</text:span><text:span text:style-name="T293"> означает «видеть», как визическую возможность. </text:span><text:span text:style-name="T70">Look</text:span><text:span text:style-name="T293"> означает «смотреть» </text:span><text:span text:style-name="T294">как осознанное действие</text:span><text:span text:style-name="T293">. Если смотрят </text:span><text:span text:style-name="T399">на</text:span><text:span text:style-name="T293"> какой-то объект, то доб. предлог </text:span><text:span text:style-name="T70">at</text:span><text:span text:style-name="T293">. W</text:span><text:span text:style-name="T70">atch</text:span><text:span text:style-name="T293"> означает «наблюдать за» и требует дополнения.</text:span></text:p>
      <text:p text:style-name="P188"/>
      <text:p text:style-name="P279"><text:span text:style-name="T446">I </text:span><text:span text:style-name="T419">see</text:span><text:span text:style-name="T446"> a bird in the tree — Я </text:span><text:span text:style-name="T419">вижу</text:span><text:span text:style-name="T446"> птицу на дереве.</text:span></text:p>
      <text:p text:style-name="P278"><text:span text:style-name="T446">Don`t worry, I`m not </text:span><text:span text:style-name="T419">looking</text:span><text:span text:style-name="T446"> — Не волнуйся, я не </text:span><text:span text:style-name="T419">смотрю</text:span><text:span text:style-name="T446">.</text:span></text:p>
      <text:p text:style-name="P278"><text:span text:style-name="T446">I`m </text:span><text:span text:style-name="T419">looking </text:span><text:span text:style-name="T481">at</text:span><text:span text:style-name="T446"> the dog — Я </text:span><text:span text:style-name="T419">смотрю </text:span><text:span text:style-name="T481">на</text:span><text:span text:style-name="T446"> собаку.</text:span></text:p>
      <text:p text:style-name="P278"><text:span text:style-name="T446">I like </text:span><text:span text:style-name="T419">watching </text:span><text:span text:style-name="T554">birds</text:span><text:span text:style-name="T446"> — Мне нравится </text:span><text:span text:style-name="T419">наблюдать </text:span><text:span text:style-name="T481">за</text:span><text:span text:style-name="T176"> </text:span><text:span text:style-name="T554">птицами</text:span><text:span text:style-name="T446">.</text:span></text:p>
      <text:p text:style-name="P358"/>
      <text:p text:style-name="P581"><text:span text:style-name="T71">Hear</text:span><text:span text:style-name="T295"> и </text:span><text:span text:style-name="T71">list</text:span><text:span text:style-name="T295"> переводятся как «слышать» и «слушать». Первый означает физическую возможность (подобно </text:span><text:span text:style-name="T71">see</text:span><text:span text:style-name="T295">) а второй — осознанное действие (подобно </text:span><text:span text:style-name="T71">look</text:span><text:span text:style-name="T295">). Когда говорят </text:span></text:p>
      <text:p text:style-name="P581"><text:span text:style-name="T295">о том, что именно слушают, то к </text:span><text:span text:style-name="T71">listen</text:span><text:span text:style-name="T295"> доб. предлог </text:span><text:span text:style-name="T71">to</text:span><text:span text:style-name="T295">, но при переводе он выпадает.</text:span></text:p>
      <text:p text:style-name="P280"><text:soft-page-break/><text:span text:style-name="T458">Can you </text:span><text:span text:style-name="T429">hear</text:span><text:span text:style-name="T458"> some noise? — Ты </text:span><text:span text:style-name="T429">слышишь</text:span><text:span text:style-name="T458"> шум?</text:span></text:p>
      <text:p text:style-name="P280"><text:span text:style-name="T429">Listen to</text:span><text:span text:style-name="T458"> me, please — Пожалуйста, </text:span><text:span text:style-name="T429">послушай</text:span><text:span text:style-name="T458"> меня.</text:span></text:p>
      <text:p text:style-name="P280"><text:span text:style-name="T458">What music do you </text:span><text:span text:style-name="T429">listen to</text:span><text:span text:style-name="T458">? - Какую музыку ты </text:span><text:span text:style-name="T429">слушает</text:span><text:span text:style-name="T458">?</text:span></text:p>
      <text:p text:style-name="P359"/>
      <text:p text:style-name="P48"><text:span text:style-name="T72">D</text:span><text:span text:style-name="T71">o</text:span><text:span text:style-name="T458"> </text:span><text:span text:style-name="T459">и</text:span><text:span text:style-name="T458"> </text:span><text:span text:style-name="T71">make</text:span><text:span text:style-name="T458"> означают «делать». Только первый имеет абстрактное значение (</text:span><text:span text:style-name="T478">т. е. </text:span><text:span text:style-name="T458">заниматься</text:span></text:p>
      <text:p text:style-name="P189">делом), а второй больше связан с физической активностью, с созданием предметов.</text:p>
      <text:p text:style-name="P360"/>
      <text:p text:style-name="P281"><text:span text:style-name="T458">Could you </text:span><text:span text:style-name="T429">do</text:span><text:span text:style-name="T458"> me a favour — Не мог бы ты </text:span><text:span text:style-name="T429">оказать</text:span><text:span text:style-name="T458"> мне услугу?</text:span></text:p>
      <text:p text:style-name="P281"><text:span text:style-name="T458">I belive she`ll </text:span><text:span text:style-name="T429">make</text:span><text:span text:style-name="T458"> the right choice — Я верю, что она </text:span><text:span text:style-name="T429">сделает</text:span><text:span text:style-name="T458"> правильный выбор.</text:span></text:p>
      <text:p text:style-name="P189"/>
      <text:p text:style-name="P190">Устойчивые выражения с do:</text:p>
      <text:list xml:id="list2533812898" text:style-name="L27">
        <text:list-item>
          <text:p text:style-name="P786">do an exam/test — сдавать экзамен/тест;</text:p>
        </text:list-item>
        <text:list-item>
          <text:p text:style-name="P786">do a course — пройти курс;</text:p>
        </text:list-item>
        <text:list-item>
          <text:p text:style-name="P786">do work/homework/housework — делать работу / домашнюю работу / работу по дому;</text:p>
        </text:list-item>
        <text:list-item>
          <text:p text:style-name="P786">do a favour — оказывать услугу;</text:p>
        </text:list-item>
        <text:list-item>
          <text:p text:style-name="P786">do business — заниматься бизнесом;</text:p>
        </text:list-item>
        <text:list-item>
          <text:p text:style-name="P786">do right/wrong — поступать правильно/неправильно;</text:p>
        </text:list-item>
        <text:list-item>
          <text:p text:style-name="P786">do the shopping — делать покупки;</text:p>
        </text:list-item>
        <text:list-item>
          <text:p text:style-name="P786">do the wassing up — мыть посуду;</text:p>
        </text:list-item>
      </text:list>
      <text:p text:style-name="P189"/>
      <text:p text:style-name="P190">Устойчивые выражения с make:</text:p>
      <text:list xml:id="list2389921509" text:style-name="L28">
        <text:list-item>
          <text:p text:style-name="P787">make a noise — шуметь;</text:p>
        </text:list-item>
        <text:list-item>
          <text:p text:style-name="P787">make a bed — застилать постель;</text:p>
        </text:list-item>
        <text:list-item>
          <text:p text:style-name="P787">make a cake/tea/dinner — приготовить торт/чай/ужин;</text:p>
        </text:list-item>
        <text:list-item>
          <text:p text:style-name="P787">make a choice — сделать выбор;</text:p>
        </text:list-item>
        <text:list-item>
          <text:p text:style-name="P787">make a scision — принять решение;</text:p>
        </text:list-item>
        <text:list-item>
          <text:p text:style-name="P787">make a promise — обещать, дать обещание;</text:p>
        </text:list-item>
        <text:list-item>
          <text:p text:style-name="P787">make a friends — подружиться.</text:p>
        </text:list-item>
      </text:list>
      <text:p text:style-name="Standard"/>
      <text:p text:style-name="Standard"/>
      <text:p text:style-name="P52"><text:span text:style-name="T645">И</text:span><text:span text:style-name="T646">нфинитив и герундий</text:span></text:p>
      <text:p text:style-name="P582"/>
      <text:p text:style-name="P586">Когда в английском предложении несколько глаголов идут подряд, то первый является <text:span text:style-name="T663">смысловым</text:span>, а следующ<text:span text:style-name="T663">ие</text:span>, свободны<text:span text:style-name="T663">е</text:span> от времени, <text:span text:style-name="T663">будут</text:span> в форме инфинитива или герундия.</text:p>
      <text:p text:style-name="P582">Инфинитив и герундий дополняют по смыслу сказуемое. Они являются взаимозаменяемы.</text:p>
      <text:p text:style-name="Standard"/>
      <text:p text:style-name="P537">Инфинитив</text:p>
      <text:p text:style-name="P583"/>
      <text:p text:style-name="P583">Это глагол в начальной форме, который почти всегда пишется с частицей to.</text:p>
      <text:p text:style-name="P584"/>
      <text:p text:style-name="P283">We <text:span text:style-name="T156">promise</text:span> <text:span text:style-name="T419">to get</text:span> the money — Мы обещали <text:span text:style-name="T419">достать</text:span> денег.</text:p>
      <text:p text:style-name="P283">Don`t <text:span text:style-name="T156">forget</text:span> <text:span text:style-name="T419">to write</text:span> importang things — Не забывай <text:span text:style-name="T419">записывать</text:span> самое главное.</text:p>
      <text:p text:style-name="P583"/>
      <text:p text:style-name="P53">Между смысловым глаголом и идущим за ним инфинитивом часто стоит дополнение.</text:p>
      <text:p text:style-name="P426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3"/>
      <text:p text:style-name="P283">I <text:span text:style-name="T164">asked</text:span> <text:span text:style-name="T169">Mike</text:span> <text:span text:style-name="T419">to come</text:span> in — Я просила Майка войти.</text:p>
      <text:p text:style-name="P283"><text:span text:style-name="T164">Tell</text:span> <text:span text:style-name="T169">them</text:span> <text:span text:style-name="T419">to leave</text:span> us alone — Попроси их оставить нас в покое.</text:p>
      <text:p text:style-name="P283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3"/>
      <text:p text:style-name="P585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4"/>
      <text:p text:style-name="P118"><text:span text:style-name="T66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34">на</text:span>).</text:p>
      <text:p text:style-name="P413"/>
      <text:p text:style-name="P510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10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10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6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716">и</text:span><text:span text:style-name="T57"> help</text:span>.</text:p>
      <text:p text:style-name="P511"/>
      <text:p text:style-name="P455"><text:span text:style-name="T156">Let</text:span> Peter <text:span text:style-name="T419">explain</text:span> himself — Позволь Питеру <text:span text:style-name="T446">объясниться</text:span>.</text:p>
      <text:p text:style-name="P455"><text:span text:style-name="T156">Let</text:span> us (let`s) <text:span text:style-name="T419">watch</text:span> this movie — Давай посмотрим этот фильм <text:span text:style-name="T717">(позоволь нам)</text:span>.</text:p>
      <text:p text:style-name="P455"/>
      <text:p text:style-name="P647"><text:span text:style-name="T548">Если после </text:span><text:span text:style-name="T512">make</text:span><text:span text:style-name="T548"> </text:span><text:span text:style-name="T549">есть</text:span><text:span text:style-name="T548"> еще один глагол, то в этом случае </text:span><text:span text:style-name="T512">make</text:span><text:span text:style-name="T548"> переводится не как «делать», </text:span></text:p>
      <text:p text:style-name="P512">а как «заставлять». <text:span text:style-name="T715">П</text:span>осле <text:span text:style-name="T2">make</text:span> нужно <text:span text:style-name="T715">обязательно </text:span>указать дополнение.</text:p>
      <text:p text:style-name="P455"/>
      <text:p text:style-name="P587"><text:span text:style-name="T512">I can`t </text:span><text:span text:style-name="T161">make</text:span><text:span text:style-name="T512"> </text:span><text:span text:style-name="T173">John</text:span><text:span text:style-name="T512"> </text:span><text:span text:style-name="T495">work</text:span><text:span text:style-name="T512"> — Я не могу заставить Джона работать.</text:span></text:p>
      <text:p text:style-name="P457"/>
      <text:p text:style-name="P178"><text:span text:style-name="T553">Г</text:span><text:span text:style-name="T480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89"><text:span text:style-name="T545">и так, и этак. Выглядит как глагол c окончанием -ing</text:span>.</text:p>
      <text:p text:style-name="Standard"/>
      <text:p text:style-name="P590">Герундий <text:span text:style-name="T668">используется после предлогов и некоторых глаголов. </text:span></text:p>
      <text:p text:style-name="P590">В этом случае он переводится глаголом.</text:p>
      <text:p text:style-name="P414"/>
      <text:p text:style-name="P238">I <text:span text:style-name="T156">ran</text:span> for a long time <text:span text:style-name="T580">without</text:span> <text:span text:style-name="T419">stopping</text:span> — Я долго бежал, не <text:span text:style-name="T419">останавливаясь</text:span>.</text:p>
      <text:p text:style-name="P238">Don`t stop. <text:span text:style-name="T156">Keep</text:span> <text:span text:style-name="T580">on</text:span> <text:span text:style-name="T419">running</text:span>! — Не останавливайся. Продолжай <text:span text:style-name="T419">бежать</text:span>!</text:p>
      <text:p text:style-name="P238"/>
      <text:p text:style-name="P591">Между смысловым глаголом <text:span text:style-name="T666">и герундием также </text:span>может стоять дополнение:</text:p>
      <text:p text:style-name="P238">I <text:span text:style-name="T156">saw</text:span> <text:span text:style-name="T169">John</text:span> <text:span text:style-name="T419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5">Would you like <text:span text:style-name="T419">to go skiing</text:span>? — Ты хочешь <text:span text:style-name="T419">покататься на лыжах</text:span>?</text:p>
      <text:p text:style-name="P285">I would rather <text:span text:style-name="T419">go shopping</text:span> — <text:span text:style-name="T667">Я</text:span> <text:span text:style-name="T667">бы </text:span>лучше <text:span text:style-name="T419">по</text:span><text:span text:style-name="T430">шопилась</text:span>.</text:p>
      <text:p text:style-name="P285">I <text:span text:style-name="T419">like shopping</text:span>! — Я <text:span text:style-name="T419">люблю </text:span><text:span text:style-name="T430">шопиться</text:span>!</text:p>
      <text:p text:style-name="P285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6"><text:span text:style-name="T431">Swimming</text:span><text:span text:style-name="T669"> is very good for your health — </text:span><text:span text:style-name="T431">Плаванье</text:span><text:span text:style-name="T669"> хорошо для здоровья</text:span></text:p>
      <text:p text:style-name="P286"><text:span text:style-name="T431">Learning</text:span><text:span text:style-name="T669"> English is not easy — </text:span><text:span text:style-name="T431">Изучение</text:span><text:span text:style-name="T669"> английского это нелегко.</text:span></text:p>
      <text:p text:style-name="P57"/>
      <text:p text:style-name="P427">Глаголы, после которых принято использовать герундий:</text:p>
      <text:list xml:id="list1872035431" text:style-name="L29">
        <text:list-item>
          <text:p text:style-name="P753">stop, finish, give up, carry on, go on, keep on (начало или конец процесса);</text:p>
        </text:list-item>
        <text:list-item>
          <text:p text:style-name="P835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4"><text:span text:style-name="T664">see, watch, hear, listen to (чувственн</text:span><text:span text:style-name="T670">ые</text:span><text:span text:style-name="T664"> восприяти</text:span><text:span text:style-name="T670">е</text:span><text:span text:style-name="T664">);</text:span></text:p>
        </text:list-item>
        <text:list-item>
          <text:p text:style-name="P754"><text:span text:style-name="T669">suggest, mind, avoid, practive, can`t help </text:span><text:span text:style-name="T666">(</text:span><text:span text:style-name="T670">другие глаголы и словосочетания)</text:span><text:span text:style-name="T669">;</text:span></text:p>
        </text:list-item>
      </text:list>
      <text:p text:style-name="P288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4138220659" text:style-name="L30">
        <text:list-item>
          <text:p text:style-name="P755">start, begin, continues (связанные с процессом)</text:p>
        </text:list-item>
        <text:list-item>
          <text:p text:style-name="P755">love, like, hate, prefer (связанные с отношением)</text:p>
        </text:list-item>
      </text:list>
      <text:p text:style-name="P58"/>
      <text:p text:style-name="P287">I started to leart English at school / I started learning English at school.</text:p>
      <text:p text:style-name="P632"/>
      <text:p text:style-name="P632"/>
      <text:p text:style-name="P57"><text:span text:style-name="T647">Формальное подлежащее </text:span><text:span text:style-name="T655">(</text:span><text:span text:style-name="T654">Dummy subject</text:span><text:span text:style-name="T655">)</text:span></text:p>
      <text:p text:style-name="P57"/>
      <text:p text:style-name="P627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7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7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9"><text:span text:style-name="T152">There</text:span><text:span text:style-name="T671"> </text:span><text:span text:style-name="T165">is</text:span><text:span text:style-name="T671"> </text:span><text:span text:style-name="T175">a new restaurant</text:span><text:span text:style-name="T671"> </text:span><text:span text:style-name="T185">in King Street</text:span><text:span text:style-name="T671"> — На Кинг-стрит есть новый ресторан.</text:span></text:p>
      <text:p text:style-name="P289"><text:span text:style-name="T152">There</text:span><text:span text:style-name="T671"> </text:span><text:span text:style-name="T165">was</text:span><text:span text:style-name="T671"> </text:span><text:span text:style-name="T175">a fight</text:span><text:span text:style-name="T671"> </text:span><text:span text:style-name="T185">in the street today</text:span><text:span text:style-name="T671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72">ет никаких</text:span></text:p>
      <text:p text:style-name="P56">действий <text:span text:style-name="T739">(не имеет глагола)</text:span>, но с которым связана дополнительная информация.</text:p>
      <text:p text:style-name="P285"/>
      <text:p text:style-name="P285"><text:span text:style-name="T147">There</text:span> is <text:span text:style-name="T419">something</text:span> <text:span text:style-name="T735">I want to tell you</text:span> — Есть, кое-что, что я должен сказать тебе.</text:p>
      <text:p text:style-name="P285"/>
      <text:p text:style-name="P668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8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5"/>
      <text:p text:style-name="P285"><text:span text:style-name="T147">It</text:span> <text:span text:style-name="T156">is</text:span> 5 o`clock — Сейчас 5 часов.</text:p>
      <text:p text:style-name="P285"><text:span text:style-name="T147">It</text:span> <text:span text:style-name="T156">is</text:span> warm — Тепло.</text:p>
      <text:p text:style-name="P550"><text:span text:style-name="T147">It</text:span> often <text:span text:style-name="T156">snows</text:span> in the winter — Зимой часто идет снег.</text:p>
      <text:p text:style-name="P551"><text:span text:style-name="T419">It</text:span> <text:span text:style-name="T738">i</text:span>s easy to understand — <text:span text:style-name="T443">Это</text:span><text:span text:style-name="T738"> легко понять.</text:span></text:p>
      <text:p text:style-name="P285"/>
      <text:p text:style-name="P56">Также формальное подлежащее используется, когда действие не выполняет кто-то</text:p>
      <text:p text:style-name="P592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8">They say this film is interesting / This film is said to be interesting —</text:p>
      <text:p text:style-name="P238">Говорят, этот фильминтересный.</text:p>
      <text:p text:style-name="P285"/>
      <text:p text:style-name="P285"/>
      <text:p text:style-name="P600"><text:span text:style-name="T649">Местоимени</text:span><text:span text:style-name="T650">е</text:span><text:span text:style-name="T649"> </text:span><text:span text:style-name="T655">(Pronoun)</text:span></text:p>
      <text:p text:style-name="P56"/>
      <text:p text:style-name="P594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8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5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5"><text:span text:style-name="T232">и заменяют </text:span><text:span text:style-name="T233">собой </text:span><text:span text:style-name="T402">подлежащее</text:span><text:span text:style-name="T232">:</text:span></text:p>
      <text:list xml:id="list988434692" text:style-name="L31">
        <text:list-item>
          <text:p text:style-name="P756"><text:soft-page-break/>I — я;</text:p>
        </text:list-item>
        <text:list-item>
          <text:p text:style-name="P756">you — ты/вы;</text:p>
        </text:list-item>
        <text:list-item>
          <text:p text:style-name="P756">he — он;</text:p>
        </text:list-item>
        <text:list-item>
          <text:p text:style-name="P756">she — она;</text:p>
        </text:list-item>
        <text:list-item>
          <text:p text:style-name="P756">it — он/она/оно/это;</text:p>
        </text:list-item>
        <text:list-item>
          <text:p text:style-name="P756">we — мы;</text:p>
        </text:list-item>
        <text:list-item>
          <text:p text:style-name="P756">they — они;</text:p>
        </text:list-item>
      </text:list>
      <text:p text:style-name="P415"/>
      <text:p text:style-name="P292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2"/>
      <text:p text:style-name="P62"><text:span text:style-name="T676">Местоимение</text:span><text:span text:style-name="T35"> </text:span><text:span text:style-name="T2">I</text:span> заменяет первое лицо <text:span text:style-name="T675">и</text:span> <text:span text:style-name="T675">в</text:span>сегда пишется с большой буквы. </text:p>
      <text:p text:style-name="P62"><text:span text:style-name="T676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6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4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6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4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91"><text:span text:style-name="T674">Where are the </text:span><text:span text:style-name="T432">keys</text:span><text:span text:style-name="T674">? </text:span><text:span text:style-name="T432">They</text:span><text:span text:style-name="T674"> are on the table — Где </text:span><text:span text:style-name="T432">ключи</text:span><text:span text:style-name="T674">? </text:span><text:span text:style-name="T432">Они</text:span><text:span text:style-name="T674"> на столе.</text:span></text:p>
      <text:p text:style-name="P61"/>
      <text:p text:style-name="P63">Личные местоимения в объектном падеже <text:span text:style-name="T677">отвечают на вопрос</text:span><text:span text:style-name="T678">ы</text:span><text:span text:style-name="T677"> «кого?», «кому?», «кем?» </text:span><text:s/></text:p>
      <text:p text:style-name="P63"><text:span text:style-name="T677">(«чего?», «чему?», «чем?» для неодушевлен.) и </text:span><text:span text:style-name="T676">заменяют </text:span><text:span text:style-name="T736">дополнение</text:span><text:span text:style-name="T676">:</text:span></text:p>
      <text:p text:style-name="P63"/>
      <text:list xml:id="list4105712423" text:style-name="L32">
        <text:list-item>
          <text:p text:style-name="P757">me — меня, мне, мной;</text:p>
        </text:list-item>
        <text:list-item>
          <text:p text:style-name="P757">you — тебя, тебе, тобой / вас, вам, вами;</text:p>
        </text:list-item>
        <text:list-item>
          <text:p text:style-name="P757">him — его, ему, им;</text:p>
        </text:list-item>
        <text:list-item>
          <text:p text:style-name="P757">her — ее, ей;</text:p>
        </text:list-item>
        <text:list-item>
          <text:p text:style-name="P758">it — его, ему, им, <text:span text:style-name="T677">ее, ей</text:span> (неодушевлен.);</text:p>
        </text:list-item>
        <text:list-item>
          <text:p text:style-name="P757">us — нас, нам, нами;</text:p>
        </text:list-item>
        <text:list-item>
          <text:p text:style-name="P757">them — их, им, ими.</text:p>
        </text:list-item>
      </text:list>
      <text:p text:style-name="P294"/>
      <text:p text:style-name="P293"><text:span text:style-name="T147">Jane</text:span> <text:span text:style-name="T156">loves</text:span> <text:span text:style-name="T169">me</text:span> — Джейн любит меня</text:p>
      <text:p text:style-name="P161"/>
      <text:p text:style-name="P441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401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40">и</text:span></text:p>
      <text:p text:style-name="P65">(существительное обязательно идет после):</text:p>
      <text:p text:style-name="P65"/>
      <text:list xml:id="list1014372843" text:style-name="L33">
        <text:list-item>
          <text:p text:style-name="P759">my — мой;</text:p>
        </text:list-item>
        <text:list-item>
          <text:p text:style-name="P759">your — твой/ваш;</text:p>
        </text:list-item>
        <text:list-item>
          <text:p text:style-name="P759">his — его;</text:p>
        </text:list-item>
        <text:list-item>
          <text:p text:style-name="P759">her — ее;</text:p>
        </text:list-item>
        <text:list-item>
          <text:p text:style-name="P759">its — этого.</text:p>
        </text:list-item>
        <text:list-item>
          <text:p text:style-name="P759">our — наш;</text:p>
        </text:list-item>
        <text:list-item>
          <text:p text:style-name="P759">their — их;</text:p>
        </text:list-item>
      </text:list>
      <text:p text:style-name="P295"><text:soft-page-break/>I like <text:span text:style-name="T419">my work</text:span> — Мне нравится <text:span text:style-name="T419">моя работа</text:span>. (без артикля)</text:p>
      <text:p text:style-name="P295">He likes <text:span text:style-name="T419">his work</text:span> — Ему нравится <text:span text:style-name="T419">его работа</text:span>.</text:p>
      <text:p text:style-name="P295"/>
      <text:p text:style-name="P64">Иногда такие местоимения удобнее переводить словом «свой» и его вариантами.</text:p>
      <text:p text:style-name="P295">He loves <text:span text:style-name="T419">his</text:span> native town — Он любит <text:span text:style-name="T419">свой</text:span> родной город.</text:p>
      <text:p text:style-name="P295"/>
      <text:p text:style-name="P66">Притяжательные местоимения 2го типа употребляются самостоятельно:</text:p>
      <text:list xml:id="list3035807748" text:style-name="L34">
        <text:list-item>
          <text:p text:style-name="P760">mine — мой;</text:p>
        </text:list-item>
        <text:list-item>
          <text:p text:style-name="P761">yours — твой/ваш;</text:p>
        </text:list-item>
        <text:list-item>
          <text:p text:style-name="P761">his — его;</text:p>
        </text:list-item>
        <text:list-item>
          <text:p text:style-name="P761">hers — ее;</text:p>
        </text:list-item>
        <text:list-item>
          <text:p text:style-name="P761">its — этого;</text:p>
        </text:list-item>
        <text:list-item>
          <text:p text:style-name="P761">ours — наш;</text:p>
        </text:list-item>
        <text:list-item>
          <text:p text:style-name="P761">theirs — их;</text:p>
        </text:list-item>
      </text:list>
      <text:p text:style-name="P296"/>
      <text:p text:style-name="P296">Don`t touch it. It`s <text:span text:style-name="T419">mine</text:span> — Не трогай это. Это <text:span text:style-name="T419">мое</text:span>.</text:p>
      <text:p text:style-name="P296"/>
      <text:p text:style-name="P183">Возвратные местоимения</text:p>
      <text:p text:style-name="P67"/>
      <text:p text:style-name="P672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7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7"><text:span text:style-name="T679">I looked at </text:span><text:span text:style-name="T433">myself</text:span><text:span text:style-name="T679"> in the mirror — Я посмотрела на </text:span><text:span text:style-name="T433">себя</text:span><text:span text:style-name="T679"> в зеркало.</text:span></text:p>
      <text:p text:style-name="P297"><text:span text:style-name="T679">He had to explain </text:span><text:span text:style-name="T433">himself</text:span><text:span text:style-name="T679"> — Ему пришлось объяснить</text:span><text:span text:style-name="T433">ся</text:span></text:p>
      <text:p text:style-name="P404"/>
      <text:p text:style-name="P191"><text:span text:style-name="T679">Местоимение, образованное от </text:span><text:span text:style-name="T37">you,</text:span><text:span text:style-name="T679"> имеет варианты: </text:span><text:span text:style-name="T37">yourself</text:span><text:span text:style-name="T679"> и </text:span><text:span text:style-name="T37">yourselves</text:span><text:span text:style-name="T679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61">You talk to yourself when you sleep — Ты говоришь с собой, когда спишь.</text:p>
      <text:p text:style-name="P361">You should belive in yourselves — Вы должны верить в себя.</text:p>
      <text:p text:style-name="P361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61"/>
      <text:p text:style-name="P361">I hope crisis resolves itself — Я надеюсь, кризис разрешится сам собой.</text:p>
      <text:p text:style-name="P361"/>
      <text:p text:style-name="P192">Глаголы, <text:span text:style-name="T681">с котор.</text:span> не используются возвратные местоимения: <text:span text:style-name="T2">concentrate, relax, feel, meet</text:span>.</text:p>
      <text:p text:style-name="P191"/>
      <text:p text:style-name="P361">I feel good — Я чувствую себя хорошо <text:span text:style-name="T681">(feel myself — неправильно)</text:span>.</text:p>
      <text:p text:style-name="P361">You need to relax — Тебе нужно расслабиться.</text:p>
      <text:p text:style-name="P361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61">If you want to do it well, do it yourself — Хочешь сделать хорошо, делай это сам.</text:p>
      <text:p text:style-name="P361"/>
      <text:p text:style-name="P159">Указательные местоимения</text:p>
      <text:p text:style-name="P191"/>
      <text:p text:style-name="P666"><text:span text:style-name="T700">У</text:span>казывают на человека, предмет или <text:span text:style-name="T682">мысль. </text:span><text:span text:style-name="T683">Заменяются артиклем the:</text:span></text:p>
      <text:list xml:id="list3267061691" text:style-name="L35">
        <text:list-item>
          <text:p text:style-name="P836"><text:span text:style-name="T98">this, </text:span><text:span text:style-name="T99">that</text:span><text:span text:style-name="T98"> — этот, </text:span><text:span text:style-name="T99">тот</text:span><text:span text:style-name="T98">;</text:span></text:p>
        </text:list-item>
        <text:list-item>
          <text:p text:style-name="P788">these, those — эти, те;</text:p>
        </text:list-item>
      </text:list>
      <text:p text:style-name="P670"><text:soft-page-break/><text:span text:style-name="T332">Если объект близко, то использу</text:span><text:span text:style-name="T331">е</text:span><text:span text:style-name="T332">т</text:span><text:span text:style-name="T333">ся</text:span><text:span text:style-name="T332"> this </text:span><text:span text:style-name="T331">/ </text:span><text:span text:style-name="T332">these, </text:span><text:span text:style-name="T331">а если</text:span><text:span text:style-name="T332"> далеко и до него </text:span></text:p>
      <text:p text:style-name="P670"><text:span text:style-name="T332">не дотянуться — то that </text:span><text:span text:style-name="T331">/ </text:span><text:span text:style-name="T332">those.</text:span></text:p>
      <text:p text:style-name="P193"/>
      <text:p text:style-name="P666"><text:span text:style-name="T98">This is my friend Joe — </text:span><text:span text:style-name="T99">(</text:span><text:span text:style-name="T100">в</text:span><text:span text:style-name="T99">от) Э</text:span><text:span text:style-name="T98">то мой друг Джо.</text:span></text:p>
      <text:p text:style-name="P362">Those pictures on the wall are very beautiful — Те картины на стене очень красивые.</text:p>
      <text:p text:style-name="P195"/>
      <text:p text:style-name="P608"><text:span text:style-name="T296">Очень часто </text:span><text:span text:style-name="T73">this</text:span><text:span text:style-name="T296"> и </text:span><text:span text:style-name="T73">that</text:span><text:span text:style-name="T296"> выступают формальным подлежащим, указывая на мысль. В этом случае </text:span><text:span text:style-name="T73">this</text:span><text:span text:style-name="T296"> соответсвует тому, о чем человек </text:span><text:span text:style-name="T297">говорит или </text:span><text:span text:style-name="T296">думает сейчас, а </text:span><text:span text:style-name="T73">that</text:span><text:span text:style-name="T296"> — тому, </text:span></text:p>
      <text:p text:style-name="P608"><text:span text:style-name="T296">о чем </text:span><text:span text:style-name="T297">говорил или </text:span><text:span text:style-name="T296">думал раньше. Также </text:span><text:span text:style-name="T73">that</text:span><text:span text:style-name="T296"> может указывать на прошло</text:span><text:span text:style-name="T306">е </text:span><text:span text:style-name="T296">событие.</text:span></text:p>
      <text:p text:style-name="P194"/>
      <text:p text:style-name="P363">I`ve got a new job! That`s good news — Я получил работу. Это хорошие новости</text:p>
      <text:p text:style-name="P363">(that указывает на озвученную ранее мысл<text:span text:style-name="T683">ь</text:span>).</text:p>
      <text:p text:style-name="P194"/>
      <text:p text:style-name="P363">Thanks for help. That was nice of you — Спасибо за помощь. Это было мило с вашей стороны (that указывает на ранее произошедшее событие).</text:p>
      <text:p text:style-name="P363"/>
      <text:p text:style-name="P633"><text:span text:style-name="T324">Иногда,</text:span><text:span text:style-name="T325"> вместо </text:span><text:span text:style-name="T92">this is,</text:span><text:span text:style-name="T325"> используют </text:span><text:span text:style-name="T92">it is</text:span><text:span text:style-name="T325">. Разницы между этим</text:span><text:span text:style-name="T326">и</text:span><text:span text:style-name="T325"> словосочетаниями нет.</text:span></text:p>
      <text:p text:style-name="P364">This is my book / It is my book — Это моя книга.</text:p>
      <text:p text:style-name="P364"/>
      <text:p text:style-name="P180">Неопределенные местоимения </text:p>
      <text:p text:style-name="P196"/>
      <text:p text:style-name="P651"><text:span text:style-name="T96">S</text:span><text:span text:style-name="T74">ome, any, no</text:span><text:span text:style-name="T298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601"><text:span text:style-name="T298">Местоимения </text:span><text:span text:style-name="T74">some</text:span><text:span text:style-name="T298"> и </text:span><text:span text:style-name="T74">any</text:span><text:span text:style-name="T298"> означают «какой-то», «некоторый», «несколько». </text:span><text:span text:style-name="T299">Они с</text:span><text:span text:style-name="T298">тоят перед существительным во множественно числе или перед неисчисляемым существительным.</text:span></text:p>
      <text:p text:style-name="P197"/>
      <text:p text:style-name="P365">I have some friends — У меня есть (некоторые) друзья.</text:p>
      <text:p text:style-name="P365">Give me some water, please — Дай мне немного воды, пожалуйста.</text:p>
      <text:p text:style-name="P365">Here are the cookies. Would you like some? — Вот печенье. Хочешь?</text:p>
      <text:p text:style-name="P197"/>
      <text:p text:style-name="P847"><text:span text:style-name="T298">Разница между </text:span><text:span text:style-name="T74">some</text:span><text:span text:style-name="T298"> и </text:span><text:span text:style-name="T74">any</text:span><text:span text:style-name="T298"> в том, что some использ</text:span><text:span text:style-name="T337">уется</text:span><text:span text:style-name="T298"> в утверждениях, а </text:span><text:span text:style-name="T74">any</text:span><text:span text:style-name="T298"> — </text:span></text:p>
      <text:p text:style-name="P847"><text:span text:style-name="T298">в отрицаниях </text:span><text:span text:style-name="T337">или когда нужно сказать об отсутствии чего-либо</text:span><text:span text:style-name="T298">. Связка </text:span><text:span text:style-name="T74">not</text:span><text:span text:style-name="T298"> + </text:span><text:span text:style-name="T74">any</text:span><text:span text:style-name="T298"> обычно </text:span></text:p>
      <text:p text:style-name="P847"><text:span text:style-name="T298">переводится двойным отрицанием.</text:span></text:p>
      <text:p text:style-name="P197"/>
      <text:p text:style-name="P365">I have n<text:span text:style-name="T686">o</text:span>t got any friends — У меня нет никаких друзей.</text:p>
      <text:p text:style-name="P365">She got her license without any problems — Она получила права без каких-либо проблем.</text:p>
      <text:p text:style-name="P365"/>
      <text:p text:style-name="P198">В утвержениях <text:span text:style-name="T2">some</text:span> ставить не обязательно. <text:span text:style-name="T684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2"><text:span text:style-name="T75">Some</text:span><text:span text:style-name="T299"> в вопросах имеет позитивный оттенок и используется когда что-то предлагают или просят, предполагая что это </text:span><text:span text:style-name="T300">есть</text:span><text:span text:style-name="T299"> у самих, либо у т</text:span><text:span text:style-name="T300">ех</text:span><text:span text:style-name="T299">, кому адресована просьба.</text:span></text:p>
      <text:p text:style-name="P366"/>
      <text:p text:style-name="P367">Would you like some milk? — Вы хотите молока? (<text:span text:style-name="T685">могу </text:span>поделиться)</text:p>
      <text:p text:style-name="P367">Could you give me some milk? — Я могу попросить молока? (поделитесь пожалуйста)</text:p>
      <text:p text:style-name="P366"/>
      <text:p text:style-name="P602"><text:span text:style-name="T74">Any,</text:span><text:span text:style-name="T298"> </text:span><text:span text:style-name="T300">наоборот, </text:span><text:span text:style-name="T298">передает сомнение </text:span><text:span text:style-name="T300">о </text:span><text:span text:style-name="T298">наличии </text:span><text:span text:style-name="T300">того</text:span><text:span text:style-name="T298">, </text:span><text:span text:style-name="T301">что</text:span><text:span text:style-name="T298"> спрашивают, поэтому обычно используется </text:span><text:span text:style-name="T300">в </text:span><text:span text:style-name="T334">тех</text:span><text:span text:style-name="T300"> вопросах</text:span><text:span text:style-name="T298">, </text:span><text:span text:style-name="T300">где</text:span><text:span text:style-name="T298"> нужн</text:span><text:span text:style-name="T307">а</text:span><text:span text:style-name="T298"> дополнительн</text:span><text:span text:style-name="T307">ая</text:span><text:span text:style-name="T298"> информаци</text:span><text:span text:style-name="T307">я</text:span><text:span text:style-name="T298">.</text:span></text:p>
      <text:p text:style-name="P366"/>
      <text:p text:style-name="P366">Have you got any milk in the fridge? — У тебя есть молоко в холодильнике?</text:p>
      <text:p text:style-name="P366"/>
      <text:p text:style-name="P198"><text:soft-page-break/>Если задается вопрос и ожидается положительный ответ, то используется <text:span text:style-name="T2">some</text:span>.</text:p>
      <text:p text:style-name="P366">Are you waiting for some people? — Ты ждешь каких-то людей? (не так ли?)</text:p>
      <text:p text:style-name="P650"><text:span text:style-name="T308"/></text:p>
      <text:p text:style-name="P650"><text:span text:style-name="T308">Местоимение </text:span><text:span text:style-name="T79">no</text:span><text:span text:style-name="T308"> </text:span><text:span text:style-name="T309">может </text:span><text:span text:style-name="T308">заменя</text:span><text:span text:style-name="T309">ть</text:span><text:span text:style-name="T308"> </text:span><text:span text:style-name="T97">not</text:span><text:span text:style-name="T330"> + </text:span><text:span text:style-name="T79">any</text:span><text:span text:style-name="T308">. </text:span><text:span text:style-name="T97">N</text:span><text:span text:style-name="T79">o</text:span><text:span text:style-name="T308"> стоит перед существительным, а</text:span><text:span text:style-name="T329"> </text:span><text:span text:style-name="T79">not</text:span><text:span text:style-name="T308"> идет вместе со вспом</text:span><text:span text:style-name="T328">.</text:span><text:span text:style-name="T308"> глаголом. Они не использ</text:span><text:span text:style-name="T335">уются</text:span><text:span text:style-name="T308"> вместе в одном предложении.</text:span></text:p>
      <text:p text:style-name="P236"/>
      <text:p text:style-name="P368">There are no shops here / There aren`t any shops here — Здесь нет магазинов.</text:p>
      <text:p text:style-name="P368"/>
      <text:p text:style-name="P603"><text:span text:style-name="T302">Неопределенные местоимения могут объединяться со словами: </text:span><text:span text:style-name="T76">body/one</text:span><text:span text:style-name="T302">, </text:span><text:span text:style-name="T76">thing</text:span><text:span text:style-name="T302"> или </text:span><text:span text:style-name="T76">where</text:span><text:span text:style-name="T302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8"><text:span text:style-name="T446">There is </text:span><text:span text:style-name="T419">somebody</text:span><text:span text:style-name="T446"> in the street — </text:span><text:span text:style-name="T419">Кто-то</text:span><text:span text:style-name="T446"> на улице.</text:span></text:p>
      <text:p text:style-name="P298"><text:span text:style-name="T446">Is there </text:span><text:span text:style-name="T419">anybody</text:span><text:span text:style-name="T446"> in the street? — Есть </text:span><text:span text:style-name="T419">кто-</text:span><text:span text:style-name="T444">то</text:span><text:span text:style-name="T446"> на улице?</text:span></text:p>
      <text:p text:style-name="P298"><text:span text:style-name="T446">There is </text:span><text:span text:style-name="T419">nobody</text:span><text:span text:style-name="T446"> in the street / There isn`t </text:span><text:span text:style-name="T419">anybody</text:span><text:span text:style-name="T446"> in the street — </text:span><text:span text:style-name="T419">Никого</text:span><text:span text:style-name="T446"> нет на улице.</text:span></text:p>
      <text:p text:style-name="P671"><text:span text:style-name="T94">There is </text:span><text:span text:style-name="T142">everybody</text:span><text:span text:style-name="T94"> in the street — На улице </text:span><text:span text:style-name="T142">все</text:span><text:span text:style-name="T94"> </text:span><text:span text:style-name="T95">(кажд</text:span><text:span text:style-name="T101">ое тело</text:span><text:span text:style-name="T95">)</text:span><text:span text:style-name="T94">.</text:span></text:p>
      <text:p text:style-name="P396"/>
      <text:p text:style-name="P232"><text:span text:style-name="T741">Местоимение every означает «всякий», «каждый». </text:span><text:span text:style-name="T722">Используется в утверждениях и вопросах.</text:span></text:p>
      <text:p text:style-name="P396"/>
      <text:p text:style-name="P395"/>
      <text:p text:style-name="P541"><text:span text:style-name="T653">П</text:span><text:span text:style-name="T652">ритяжательный падеж </text:span><text:span text:style-name="T656">(Possessive Voice)</text:span></text:p>
      <text:p text:style-name="P201"/>
      <text:p text:style-name="P607"><text:span text:style-name="T305">У</text:span><text:span text:style-name="T302">казывает на владельца </text:span><text:span text:style-name="T305">предмета</text:span><text:span text:style-name="T302">. Чтобы поставить </text:span><text:span text:style-name="T303">владельца</text:span><text:span text:style-name="T302"> в этот падеж, нужно добавить к нему окончание </text:span><text:span text:style-name="T76">`s</text:span><text:span text:style-name="T302">. </text:span><text:span text:style-name="T305">Как</text:span><text:span text:style-name="T302"> и притяжательное местоимение, отвечает на вопрос «чей?». </text:span></text:p>
      <text:p text:style-name="P202"/>
      <text:p text:style-name="P299"><text:span text:style-name="T460">This is </text:span><text:span text:style-name="T434">Tom`s</text:span><text:span text:style-name="T460"> friend — Это друг </text:span><text:span text:style-name="T434">Тома</text:span><text:span text:style-name="T460"> (</text:span><text:span text:style-name="T461">владелец</text:span><text:span text:style-name="T460"> в притяжательном падеже)</text:span></text:p>
      <text:p text:style-name="P299"><text:span text:style-name="T460">This is </text:span><text:span text:style-name="T434">his</text:span><text:span text:style-name="T460"> friend — Это </text:span><text:span text:style-name="T434">его</text:span><text:span text:style-name="T460"> друг (притяжательное местоимение)</text:span></text:p>
      <text:p text:style-name="P201"/>
      <text:p text:style-name="P605"><text:span text:style-name="T302">Если предмет является частью другого </text:span><text:span text:style-name="T304">(большего) </text:span><text:span text:style-name="T302">предмета, то вместо притяжательного падежа используется предлог </text:span><text:span text:style-name="T76">of</text:span><text:span text:style-name="T302">. Т. к. владельцем может быть кто-то живой.</text:span></text:p>
      <text:p text:style-name="P203"/>
      <text:p text:style-name="P370">The wheel of the car — Колесо машины (Car`s wheel неправильно).</text:p>
      <text:p text:style-name="P370"/>
      <text:p text:style-name="P234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4">government`s policy / policy of the government (политика правительства).</text:p>
      <text:p text:style-name="P201"/>
      <text:p text:style-name="P603"><text:span text:style-name="T302">Если </text:span><text:span text:style-name="T303">владелец</text:span><text:span text:style-name="T302"> только подразумевается, то его можно не указывать.</text:span></text:p>
      <text:p text:style-name="P369">This isn`t my car. It`s my brothers`s — Это не моя машина. Она брата.</text:p>
      <text:p text:style-name="P201"/>
      <text:p text:style-name="P604"><text:span text:style-name="T302">Если </text:span><text:span text:style-name="T304">владелец</text:span><text:span text:style-name="T302"> идет в связке с прилагательным или местоимением, </text:span><text:span text:style-name="T303">или владельцев несколько, то </text:span><text:span text:style-name="T77">`s</text:span><text:span text:style-name="T303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6"><text:span text:style-name="T302">Если </text:span><text:span text:style-name="T304">владелец</text:span><text:span text:style-name="T302"> во множественном числе, то в конце пишется только апостроф, без </text:span><text:span text:style-name="T76">s</text:span><text:span text:style-name="T302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4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2">.</text:span></text:p>
      <text:p text:style-name="P12"/>
      <text:p text:style-name="P12"/>
      <text:p text:style-name="P542"><text:span text:style-name="T653">С</text:span><text:span text:style-name="T652">уществительное </text:span><text:span text:style-name="T656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162"><text:soft-page-break/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71">A blue ballon<text:span text:style-name="T647">s</text:span> — Голуб<text:span text:style-name="T419">ые</text:span> шарик<text:span text:style-name="T419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9"><text:span text:style-name="T310">так и во множественном числе. Количество можно указать числом, наречием или артиклем </text:span><text:span text:style-name="T80">a</text:span><text:span text:style-name="T310">.</text:span></text:p>
      <text:p text:style-name="P406"/>
      <text:p text:style-name="P300"><text:span text:style-name="T435">3</text:span><text:span text:style-name="T462"> apples — 3 яблока </text:span><text:span text:style-name="T463">(числительное)</text:span><text:span text:style-name="T462">. </text:span></text:p>
      <text:p text:style-name="P609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300"><text:span text:style-name="T462">I want </text:span><text:span text:style-name="T435">a</text:span><text:span text:style-name="T462"> banana — Я хочу банан </text:span><text:span text:style-name="T463">(артикль a означает one)</text:span><text:span text:style-name="T462">.</text:span></text:p>
      <text:p text:style-name="P374"/>
      <text:p text:style-name="P609"><text:span text:style-name="T310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10">. </text:span><text:span text:style-name="T327">Ч</text:span><text:span text:style-name="T310">тобы выразить их кол-во</text:span><text:span text:style-name="T311">,</text:span><text:span text:style-name="T310"> используется мерка:</text:span></text:p>
      <text:p text:style-name="P214"/>
      <text:p text:style-name="P215">Мерка для жидкостей:</text:p>
      <text:list xml:id="list1788690172" text:style-name="L36">
        <text:list-item>
          <text:p text:style-name="P789">a glass of — стакан;</text:p>
        </text:list-item>
        <text:list-item>
          <text:p text:style-name="P789">a cup of — чашка;</text:p>
        </text:list-item>
        <text:list-item>
          <text:p text:style-name="P789">a jar of — банка;</text:p>
        </text:list-item>
        <text:list-item>
          <text:p text:style-name="P789">a jug of — кувшин;</text:p>
        </text:list-item>
        <text:list-item>
          <text:p text:style-name="P789">a bottle of — бутылка;</text:p>
        </text:list-item>
      </text:list>
      <text:p text:style-name="P214"/>
      <text:p text:style-name="P215">Мерка для сыпучих веществ:</text:p>
      <text:list xml:id="list2725608331" text:style-name="L37">
        <text:list-item>
          <text:p text:style-name="P790">a packet of — упаковка;</text:p>
        </text:list-item>
        <text:list-item>
          <text:p text:style-name="P790">a bowl of — миска;</text:p>
        </text:list-item>
        <text:list-item>
          <text:p text:style-name="P790">a bag of — мешок;</text:p>
        </text:list-item>
        <text:list-item>
          <text:p text:style-name="P790">a kilo of — килограм;</text:p>
        </text:list-item>
      </text:list>
      <text:p text:style-name="P214"/>
      <text:p text:style-name="P215">Мерка для продуктов, которые режут:</text:p>
      <text:list xml:id="list180409562462275" text:continue-numbering="true" text:style-name="L37">
        <text:list-item>
          <text:p text:style-name="P790">a piece/slice of — кусочек;</text:p>
        </text:list-item>
        <text:list-item>
          <text:p text:style-name="P790">a loaf of — буханка;</text:p>
        </text:list-item>
      </text:list>
      <text:p text:style-name="P214"/>
      <text:p text:style-name="P216">Существительные, которые всегда неислисляемые: </text:p>
      <text:p text:style-name="P375">news, money, bad luck, traffic, furniture, progress, information, advice, hair, paper, food.</text:p>
      <text:p text:style-name="P374"/>
      <text:p text:style-name="P374">It is good news — Это хорошие новости (без артикля).</text:p>
      <text:p text:style-name="P374">I need good advice — Мне нужен хороший совет (без артикля).</text:p>
      <text:p text:style-name="P374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2">A tennis ball — теннисный мяч / мяч для тенниса;</text:p>
      <text:p text:style-name="P372">A income tax — подоходный налог / налог на прибыль;</text:p>
      <text:p text:style-name="P372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2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0"/>
      <text:p text:style-name="P611"><text:span text:style-name="T312">Это маленькие слова перед существительными, которые передают </text:span><text:span text:style-name="T313">их</text:span><text:span text:style-name="T312"> краткую характеристику. Есть 2 вида артикля: неопределенный (</text:span><text:span text:style-name="T82">a/an) </text:span><text:span text:style-name="T313">и</text:span><text:span text:style-name="T83"> </text:span><text:span text:style-name="T312">определенный (</text:span><text:span text:style-name="T82">the)</text:span><text:span text:style-name="T312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3">A house — Дом (один представит особняк, другой — маленький домик).</text:p>
      <text:p text:style-name="P373">I have <text:span text:style-name="T419">a</text:span> cat / I have <text:span text:style-name="T419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3"/>
      <text:p text:style-name="P429"><text:span text:style-name="T313">Также </text:span><text:span text:style-name="T86">a/an</text:span><text:span text:style-name="T313"> ставится, когда:</text:span></text:p>
      <text:list xml:id="list2681384714" text:style-name="L38">
        <text:list-item>
          <text:p text:style-name="P791">говорят о профессии (I`m a doctor);</text:p>
        </text:list-item>
        <text:list-item>
          <text:p text:style-name="P837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8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3"/>
      <text:p text:style-name="P612"><text:span text:style-name="T313">Если перед существительным </text:span><text:span text:style-name="T314">стоит</text:span><text:span text:style-name="T313"> </text:span><text:span text:style-name="T314">прилагательное</text:span><text:span text:style-name="T313">, то </text:span><text:span text:style-name="T83">a/</text:span><text:span text:style-name="T84">an</text:span><text:span text:style-name="T313"> ставится перед </text:span><text:span text:style-name="T336">прилагательным</text:span><text:span text:style-name="T314">.</text:span></text:p>
      <text:p text:style-name="P373"><text:span text:style-name="T704">A</text:span> big old house — <text:span text:style-name="T704">Б</text:span>ольшой старый дом.</text:p>
      <text:p text:style-name="P373"/>
      <text:p text:style-name="P211">При этом перед прилагательным без существительного <text:span text:style-name="T687">артикль</text:span> <text:span text:style-name="T2">a/</text:span><text:span text:style-name="T39">an</text:span> не ставится.</text:p>
      <text:p text:style-name="P373">This book is a good (неправильно). This book is good (правильно).</text:p>
      <text:p text:style-name="P373"/>
      <text:p text:style-name="P164">Определенный артикль <text:span text:style-name="T2">the</text:span></text:p>
      <text:p text:style-name="P405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9">и</text:span> и неисчисляемым<text:span text:style-name="T689">и</text:span> сущесвтительным<text:span text:style-name="T689">и</text:span>.</text:p>
      <text:p text:style-name="P213"/>
      <text:p text:style-name="P613"><text:span text:style-name="T315">Если предмет или человек упоминаются в речи впервые, то обычно о </text:span><text:span text:style-name="T316">нем</text:span><text:span text:style-name="T315"> еще ничего не известно и поэтому сначала используется неопределенный артикль </text:span><text:span text:style-name="T85">a/an</text:span><text:span text:style-name="T315">. Но если </text:span><text:span text:style-name="T316">он</text:span><text:span text:style-name="T315"> упоминаются в речи повторно, то далее </text:span><text:span text:style-name="T316">используется</text:span><text:span text:style-name="T315"> определенный артикль </text:span><text:span text:style-name="T85">the</text:span><text:span text:style-name="T315">.</text:span></text:p>
      <text:p text:style-name="P213"/>
      <text:p text:style-name="P301"><text:span text:style-name="T464">I have got </text:span><text:span text:style-name="T436">a</text:span><text:span text:style-name="T464"> puppy. </text:span><text:span text:style-name="T436">The</text:span><text:span text:style-name="T464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6"/>
      <text:p text:style-name="P302"><text:span text:style-name="T465">R</text:span><text:span text:style-name="T464">ich people — </text:span><text:span text:style-name="T465">Б</text:span><text:span text:style-name="T464">огатые люди; </text:span><text:span text:style-name="T465">The</text:span><text:span text:style-name="T464">e rich — </text:span><text:span text:style-name="T465">Б</text:span><text:span text:style-name="T464">огачи.</text:span></text:p>
      <text:p text:style-name="P167"><text:soft-page-break/><text:span text:style-name="T688">К</text:span>акой артикль выбрать?</text:p>
      <text:p text:style-name="P377"/>
      <text:p text:style-name="P614"><text:span text:style-name="T317">Можно п</text:span><text:span text:style-name="T316">редставить перед существит</text:span><text:span text:style-name="T317">ельным</text:span><text:span text:style-name="T316"> </text:span><text:span text:style-name="T317">слова:</text:span><text:span text:style-name="T316"> «один», «один такой», «один из».</text:span></text:p>
      <text:p text:style-name="P72"><text:span text:style-name="T446">Если логика предложения не нарушена, то скорее всего нужен </text:span><text:span text:style-name="T64">a/an</text:span><text:span text:style-name="T446">.</text:span></text:p>
      <text:p text:style-name="P377"/>
      <text:p text:style-name="P377">I`ve got a window in my room — У меня в комнате есть окно (обычное окно, каких много).</text:p>
      <text:p text:style-name="P378"/>
      <text:p text:style-name="P218">Также можно представить перед существительным слова: «тот самый», «конкретное этот» </text:p>
      <text:p text:style-name="P112"><text:span text:style-name="T446">и т. д. Если смысл предложения в целом не изменился, то можно ставить </text:span><text:span text:style-name="T64">the</text:span><text:span text:style-name="T446">.</text:span></text:p>
      <text:p text:style-name="P217"/>
      <text:p text:style-name="P379">Look at the window. It`s broken — Посмотри на <text:span text:style-name="T723">(это) </text:span>окно. Оно разбито.</text:p>
      <text:p text:style-name="P379"/>
      <text:p text:style-name="P634"><text:span text:style-name="T446">Очень часто артикли используются по особым правилам из-за того, что так сложилось исторически. </text:span><text:span text:style-name="T473">Так, н</text:span><text:span text:style-name="T446">апример </text:span><text:span text:style-name="T64">the</text:span><text:span text:style-name="T446"> всегда ставят: когда говорят о части помещения, когда человек куда-то направляется, когда объект </text:span><text:span text:style-name="T473">явяляется</text:span><text:span text:style-name="T446">, уникальный и т.д: </text:span></text:p>
      <text:p text:style-name="P384"/>
      <text:p text:style-name="P384">in the room, go to the bank, the Bible, the sky, on the left.</text:p>
      <text:p text:style-name="P384"/>
      <text:p text:style-name="P384"/>
      <text:p text:style-name="P539"><text:span text:style-name="T652">Прилагательное </text:span><text:span text:style-name="T656">(Adjective)</text:span></text:p>
      <text:p text:style-name="Standard"/>
      <text:p text:style-name="P617"><text:span text:style-name="T690">Часть речи, которая отвечает на вопрос «какой?». </text:span><text:span text:style-name="T691">Прилагательное </text:span><text:span text:style-name="T692">дает характеристику существительному</text:span><text:span text:style-name="T691"> и всегда стоит перед ним. Но может появляться и отдельно.</text:span></text:p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5"><text:span text:style-name="T50">a</text:span><text:span text:style-name="T40"> </text:span><text:span text:style-name="T51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3"/>
      <text:p text:style-name="P653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4"/>
      <text:p text:style-name="P73">Если прилагательное стоит после глагола, то оно будет переводиться наречием.</text:p>
      <text:p text:style-name="P73"/>
      <text:p text:style-name="P304">You look <text:span text:style-name="T419">nice</text:span>! — Ты <text:span text:style-name="T419">прекрасно</text:span> выглядишь!</text:p>
      <text:p text:style-name="P304">I feel <text:span text:style-name="T419">bad</text:span> — Я <text:span text:style-name="T419">плохо</text:span> себя чувствую.</text:p>
      <text:p text:style-name="P304"/>
      <text:p text:style-name="P179">Сравнительная и превосходная степень</text:p>
      <text:p text:style-name="P73"/>
      <text:p text:style-name="P620">Сравнительная степень используется когда, сравниваются 2 <text:span text:style-name="T705">прилагательных</text:span>. <text:span text:style-name="T705">Второе</text:span> может только подразумеваться. <text:span text:style-name="T692">О</text:span>бразуется с пом<text:span text:style-name="T692">ощью</text:span> окончания <text:span text:style-name="T2">-er</text:span> или слова <text:span text:style-name="T2">more </text:span><text:span text:style-name="T41">(более)</text:span>. </text:p>
      <text:p text:style-name="P620"/>
      <text:p text:style-name="P75">Суффикс <text:span text:style-name="T2">-er</text:span> ставится, когда слово маленькое, обычно из 1 слога:</text:p>
      <text:list xml:id="list3695187127" text:style-name="L39">
        <text:list-item>
          <text:p text:style-name="P762">small (маленький) → smaller (меньше);</text:p>
        </text:list-item>
        <text:list-item>
          <text:p text:style-name="P762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722189929" text:style-name="L40">
        <text:list-item>
          <text:p text:style-name="P763">useful (полезный) → more useful (более полезный);</text:p>
        </text:list-item>
        <text:list-item>
          <text:p text:style-name="P763">interesting (интересный) → more interesting (более интересный);</text:p>
        </text:list-item>
      </text:list>
      <text:p text:style-name="P305"/>
      <text:p text:style-name="P74"><text:soft-page-break/>Прилагательные, для которые сравнительная степень образуется и так, и э<text:span text:style-name="T742">т</text:span>ак: </text:p>
      <text:p text:style-name="P305">quiet, clever, narrow, simple.</text:p>
      <text:p text:style-name="P74"/>
      <text:p text:style-name="P305">Be <text:span text:style-name="T419">quieter</text:span>, please / Be <text:span text:style-name="T419">more quiet</text:span>, please — Веди себя <text:span text:style-name="T419">тише</text:span>, пожалуйста.</text:p>
      <text:p text:style-name="P305"/>
      <text:p text:style-name="P74">Часто, при сравнении, используется слово <text:span text:style-name="T2">than (чем):</text:span></text:p>
      <text:p text:style-name="P305">New York is bigger than Manchester — Нью Йорк больше, чем Манчестер.</text:p>
      <text:p text:style-name="P305"/>
      <text:p text:style-name="P618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8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5">I`m more attentive than <text:span text:style-name="T419">him</text:span> — Я внимательней, чем <text:span text:style-name="T419">он</text:span>.</text:p>
      <text:p text:style-name="P305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6">I <text:span text:style-name="T446">am</text:span> more attentive than <text:span text:style-name="T419">he is</text:span> — Я внимательне, чем <text:span text:style-name="T419">он</text:span>.</text:p>
      <text:p text:style-name="P306">I <text:span text:style-name="T446">can</text:span> jump higher than <text:span text:style-name="T419">he can</text:span> — Я прыгаю выше, чем <text:span text:style-name="T419">он</text:span>.</text:p>
      <text:p text:style-name="P306"/>
      <text:p text:style-name="P636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5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1919878957" text:style-name="L41">
        <text:list-item>
          <text:p text:style-name="P764">strong (сильный) → the strongest (сильнейший);</text:p>
        </text:list-item>
        <text:list-item>
          <text:p text:style-name="P764">reasonable (разумный)→ the most reasonable (самый разумный);</text:p>
        </text:list-item>
      </text:list>
      <text:p text:style-name="P81"/>
      <text:p text:style-name="P619"><text:span text:style-name="T245">Перед </text:span><text:span text:style-name="T286">превосходной степенью</text:span><text:span text:style-name="T245"> </text:span><text:span text:style-name="T246">будет</text:span><text:span text:style-name="T245"> артикль </text:span><text:span text:style-name="T43">the</text:span><text:span text:style-name="T245">, а после </text:span><text:span text:style-name="T286">неё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7">What is the longest river in the world? — Какая самая длинная река в мире?</text:p>
      <text:p text:style-name="P307">It was the happiest day of my life — Это был самый счастливый день в моей жизни.</text:p>
      <text:p text:style-name="P307"/>
      <text:p text:style-name="P83">Слова-исключения с особой сравнительной и превосходной степенью:</text:p>
      <text:list xml:id="list3060523088" text:style-name="L42">
        <text:list-item>
          <text:p text:style-name="P765">good (хороший) → better (лучше) → the best (наилучший);</text:p>
        </text:list-item>
        <text:list-item>
          <text:p text:style-name="P765">bad (плохой) → worse (хуже) → the worst (наихудший);</text:p>
        </text:list-item>
        <text:list-item>
          <text:p text:style-name="P765">far (далекий) → farther (дальше) → the farthest (самый далекий);</text:p>
        </text:list-item>
      </text:list>
      <text:p text:style-name="P308"/>
      <text:p text:style-name="P308"/>
      <text:p text:style-name="P11">Наречие <text:span text:style-name="T2">(Adverb)</text:span></text:p>
      <text:p text:style-name="P82"/>
      <text:p text:style-name="P84"><text:span text:style-name="T692">Часть речи, которая отвечает на вопрос</text:span><text:span text:style-name="T694">ы</text:span><text:span text:style-name="T692"> «</text:span><text:span text:style-name="T721">где?</text:span><text:span text:style-name="T692">», «</text:span><text:span text:style-name="T721">когда?</text:span><text:span text:style-name="T692">», «как?».</text:span></text:p>
      <text:p text:style-name="P84"/>
      <text:p text:style-name="P622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9"/>
      <text:p text:style-name="P309">I <text:span text:style-name="T737">kwon</text:span> him <text:span text:style-name="T419">well</text:span> — Я <text:span text:style-name="T419">хорошо</text:span> его <text:span text:style-name="T737">знаю</text:span>.</text:p>
      <text:p text:style-name="P309">He is <text:span text:style-name="T419">very</text:span> <text:span text:style-name="T737">serious</text:span> — Он <text:span text:style-name="T419">очень</text:span> <text:span text:style-name="T737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463315054" text:style-name="L43">
        <text:list-item>
          <text:p text:style-name="P766"><text:soft-page-break/>quick (быстрый) → quickly (быстро);</text:p>
        </text:list-item>
        <text:list-item>
          <text:p text:style-name="P766">serious (серьезный) → seriously (серьезно);</text:p>
        </text:list-item>
      </text:list>
      <text:p text:style-name="P310"/>
      <text:p text:style-name="P86">Наречия, которые <text:span text:style-name="T695">пишутся</text:span> как прилагательные:</text:p>
      <text:list xml:id="list2610436703" text:style-name="L44">
        <text:list-item>
          <text:p text:style-name="P767">fast — быстрый/быстро;</text:p>
        </text:list-item>
        <text:list-item>
          <text:p text:style-name="P767">late — поздний/поздно;</text:p>
        </text:list-item>
        <text:list-item>
          <text:p text:style-name="P767">hard — тяжелый/тяжело;</text:p>
        </text:list-item>
      </text:list>
      <text:p text:style-name="P310"/>
      <text:p text:style-name="P165">Самобытные наречия</text:p>
      <text:p text:style-name="P88"/>
      <text:p text:style-name="P87">Наречия, указывающие на степень чего-то:</text:p>
      <text:list xml:id="list411162523" text:style-name="L45">
        <text:list-item>
          <text:p text:style-name="P768">enough — достаточно;</text:p>
        </text:list-item>
        <text:list-item>
          <text:p text:style-name="P768">a lot, much, many — много;</text:p>
        </text:list-item>
        <text:list-item>
          <text:p text:style-name="P768">almost — почти;</text:p>
        </text:list-item>
        <text:list-item>
          <text:p text:style-name="P768">pretty, very — довольно (очень);</text:p>
        </text:list-item>
        <text:list-item>
          <text:p text:style-name="P768">too — слишком;</text:p>
        </text:list-item>
      </text:list>
      <text:p text:style-name="P311"/>
      <text:p text:style-name="P87">Наречия, помогающие акцентироваться на чем-то:</text:p>
      <text:list xml:id="list2024179683" text:style-name="L46">
        <text:list-item>
          <text:p text:style-name="P769">just — всего лишь;</text:p>
        </text:list-item>
        <text:list-item>
          <text:p text:style-name="P769">only — только;</text:p>
        </text:list-item>
        <text:list-item>
          <text:p text:style-name="P769">simply — просто;</text:p>
        </text:list-item>
        <text:list-item>
          <text:p text:style-name="P769">especially — особенно;</text:p>
        </text:list-item>
      </text:list>
      <text:p text:style-name="P311"/>
      <text:p text:style-name="P87">Другие распространенные наречия:</text:p>
      <text:list xml:id="list2029518016" text:style-name="L47">
        <text:list-item>
          <text:p text:style-name="P770">quite — совсем;</text:p>
        </text:list-item>
        <text:list-item>
          <text:p text:style-name="P770">so — такой;</text:p>
        </text:list-item>
        <text:list-item>
          <text:p text:style-name="P770">soon — скоро;</text:p>
        </text:list-item>
      </text:list>
      <text:p text:style-name="P311"/>
      <text:p text:style-name="P311">Marry is pretty smart — Мэри довольно умная;</text:p>
      <text:p text:style-name="P311">We just want to ask you a question — Мы всего лишь хотим задать вам вопрос.</text:p>
      <text:p text:style-name="P311">Why are you so sad? — Почему ты такой грусный?</text:p>
      <text:p text:style-name="P311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3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3">There is a lot of juice in the jug — В кувшине много сока.</text:p>
      <text:p text:style-name="P313">There isn`t much coffee in the cup — В чашке не много кофе.</text:p>
      <text:p text:style-name="P312"/>
      <text:p text:style-name="P92">Слова <text:span text:style-name="T2">little</text:span> и <text:span text:style-name="T2">few</text:span> переводятся как «мало». <text:span text:style-name="T696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/>
      <text:p text:style-name="P89">Они могут стоять почти в любой позиции в предложении, но чаще всего стоят между подлежащим и сказуемым, но после вспомогательного глагола.</text:p>
      <text:p text:style-name="P313"><text:soft-page-break/><text:span text:style-name="T147">I</text:span> <text:span text:style-name="T186">don`t</text:span> <text:span text:style-name="T419">usually</text:span> <text:span text:style-name="T156">drive</text:span> to work — Обычно, я не еду (на машине) на работу.</text:p>
      <text:p text:style-name="P313"><text:span text:style-name="T147">You</text:span> <text:span text:style-name="T186">can</text:span> <text:span text:style-name="T419">always</text:span> <text:span text:style-name="T156">call</text:span> me — Ты всегда можешь позвонить мне.</text:p>
      <text:p text:style-name="P313"/>
      <text:p text:style-name="P90">Если наречие частотности в связке с другим словом, то вся связка должна быть в конце.</text:p>
      <text:p text:style-name="P314">I buy coffee on my way to work <text:span text:style-name="T419">very often</text:span> — Я <text:span text:style-name="T419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20">перед существительными</text:span> заменяют падежи. <text:span text:style-name="T720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9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40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3626840754" text:style-name="L48">
        <text:list-item>
          <text:p text:style-name="P771">at 5 o`clock — в 5 часов;</text:p>
        </text:list-item>
        <text:list-item>
          <text:p text:style-name="P771">at night — ночью;</text:p>
        </text:list-item>
        <text:list-item>
          <text:p text:style-name="P771">at sunset — на рассвете;</text:p>
        </text:list-item>
        <text:list-item>
          <text:p text:style-name="P771">at the weekend — в выходные;</text:p>
        </text:list-item>
        <text:list-item>
          <text:p text:style-name="P771">at the moment — в данный момент;</text:p>
        </text:list-item>
        <text:list-item>
          <text:p text:style-name="P771">at the end (of) — в конце;</text:p>
        </text:list-item>
        <text:list-item>
          <text:p text:style-name="P771">at Christmas — на Рождество;</text:p>
        </text:list-item>
        <text:list-item>
          <text:p text:style-name="P771">at Easter — на Пасху;</text:p>
        </text:list-item>
      </text:list>
      <text:p text:style-name="P317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8"/>
      <text:list xml:id="list695729918" text:style-name="L49">
        <text:list-item>
          <text:p text:style-name="P772">on Sunday — в воскресенье / по воскресеньям;</text:p>
        </text:list-item>
        <text:list-item>
          <text:p text:style-name="P772">on the 8th of March — 8го марта;</text:p>
        </text:list-item>
        <text:list-item>
          <text:p text:style-name="P772">on April, 10 — 10го апреля;</text:p>
        </text:list-item>
        <text:list-item>
          <text:p text:style-name="P772">on my birthday — на мой день рождения;</text:p>
        </text:list-item>
        <text:list-item>
          <text:p text:style-name="P772">on Christmas day — в день Рождества;</text:p>
        </text:list-item>
      </text:list>
      <text:p text:style-name="P317"/>
      <text:p text:style-name="P95">Предлог <text:span text:style-name="T2">in</text:span> указывает на большие периоды: месяцы, сезоны, годы:</text:p>
      <text:list xml:id="list1511849239" text:style-name="L50">
        <text:list-item>
          <text:p text:style-name="P773">in January — в январе;</text:p>
        </text:list-item>
        <text:list-item>
          <text:p text:style-name="P774">in winter — зимой;</text:p>
        </text:list-item>
        <text:list-item>
          <text:p text:style-name="P774">in the evening — вечером;</text:p>
        </text:list-item>
        <text:list-item>
          <text:p text:style-name="P774">in 2065 — в 2065 году;</text:p>
        </text:list-item>
        <text:list-item>
          <text:p text:style-name="P774">in the 1970s — в 1970х годах;</text:p>
        </text:list-item>
        <text:list-item>
          <text:p text:style-name="P774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3997722718" text:style-name="L51">
        <text:list-item>
          <text:p text:style-name="P775">in 5 minutes — через 5 минут;</text:p>
        </text:list-item>
        <text:list-item>
          <text:p text:style-name="P775">in two weeks — через две недели;</text:p>
        </text:list-item>
        <text:list-item>
          <text:p text:style-name="P775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6">See you next Friday — Увидимся в следующую пятницу.</text:p>
      <text:p text:style-name="P847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</text:span></text:p>
      <text:p text:style-name="P847"><text:span text:style-name="T257">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8"><text:span text:style-name="T257">Предлоги времени</text:span><text:span text:style-name="T48"> since, for, from ... to, until</text:span></text:p>
      <text:p text:style-name="P175"/>
      <text:p text:style-name="P219">Отвечают на вопрос «в какой период?» Связаны с большими отрезками времени.</text:p>
      <text:p text:style-name="P219"/>
      <text:p text:style-name="P628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3454006464" text:style-name="L52">
        <text:list-item>
          <text:p text:style-name="P792">since Wednesday — со среды;</text:p>
        </text:list-item>
        <text:list-item>
          <text:p text:style-name="P792">since 1984 — с 1984 года;</text:p>
        </text:list-item>
        <text:list-item>
          <text:p text:style-name="P792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150161209" text:style-name="L53">
        <text:list-item>
          <text:p text:style-name="P793">for 10 hours — (уже) 10 часов / в течении 10 часов;</text:p>
        </text:list-item>
        <text:list-item>
          <text:p text:style-name="P793">for two weeks — (уже) две недели / в течении 2х недель;</text:p>
        </text:list-item>
      </text:list>
      <text:p text:style-name="P380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30"><text:span text:style-name="T318">П</text:span><text:span text:style-name="T319">редлог </text:span><text:span text:style-name="T87">from ... to</text:span><text:span text:style-name="T319"> означает «с ... до». Он указыват </text:span><text:span text:style-name="T318">на</text:span><text:span text:style-name="T319"> границы периода:</text:span></text:p>
      <text:list xml:id="list2064481178" text:style-name="L54">
        <text:list-item>
          <text:p text:style-name="P794">from 9 to 5 — с девяти до пяти (часов);</text:p>
        </text:list-item>
        <text:list-item>
          <text:p text:style-name="P794">from January to March — с января по март;</text:p>
        </text:list-item>
      </text:list>
      <text:p text:style-name="P380"/>
      <text:p text:style-name="P51"><text:span text:style-name="T466">Предлог </text:span><text:span text:style-name="T87">until (till)</text:span><text:span text:style-name="T466"> означает «до того, как». Он </text:span><text:span text:style-name="T467">указывает на</text:span><text:span text:style-name="T466"> конец периода:</text:span></text:p>
      <text:list xml:id="list2086381432" text:style-name="L55">
        <text:list-item>
          <text:p text:style-name="P795">until Wednesday — до среды;</text:p>
        </text:list-item>
        <text:list-item>
          <text:p text:style-name="P795">until I come — до того, как я вернусь;</text:p>
        </text:list-item>
      </text:list>
      <text:p text:style-name="P380"/>
      <text:p text:style-name="P169"><text:span text:style-name="T701">Предлоги места </text:span><text:span text:style-name="T48">at, on, in</text:span></text:p>
      <text:p text:style-name="P407"/>
      <text:p text:style-name="P226">Отвечают на вопрос «где?». Помимо времени также указывают <text:span text:style-name="T743">и </text:span>на местоположение.</text:p>
      <text:p text:style-name="P226"/>
      <text:p text:style-name="P431"><text:span text:style-name="T320">Предлог </text:span><text:span text:style-name="T88">at</text:span><text:span text:style-name="T320"> обозначает конкретное место/точку, </text:span><text:span text:style-name="T400">где</text:span><text:span text:style-name="T320"> </text:span><text:span text:style-name="T385">находится</text:span><text:span text:style-name="T320"> предмет:</text:span></text:p>
      <text:list xml:id="list3263050394" text:style-name="L56">
        <text:list-item>
          <text:p text:style-name="P796">at the bus stop — на автобусной остановке;</text:p>
        </text:list-item>
        <text:list-item>
          <text:p text:style-name="P796">at the top/bottom - наверху/внизу;</text:p>
        </text:list-item>
        <text:list-item>
          <text:p text:style-name="P796">at school — в школе.</text:p>
        </text:list-item>
      </text:list>
      <text:p text:style-name="P226"/>
      <text:p text:style-name="P431"><text:span text:style-name="T320">Предлог </text:span><text:span text:style-name="T88">on</text:span><text:span text:style-name="T320"> обозначает поверхность, </text:span><text:span text:style-name="T400">на</text:span><text:span text:style-name="T320"> которой располагается объект:</text:span></text:p>
      <text:list xml:id="list1465876775" text:style-name="L57">
        <text:list-item>
          <text:p text:style-name="P797">on the table/<text:span text:style-name="T724">floot/head</text:span> — на столе/<text:span text:style-name="T724">полу/голове</text:span>;</text:p>
        </text:list-item>
      </text:list>
      <text:p text:style-name="P385"/>
      <text:p text:style-name="P432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812619115" text:style-name="L58">
        <text:list-item>
          <text:p text:style-name="P798">in the house — в доме;</text:p>
        </text:list-item>
        <text:list-item>
          <text:p text:style-name="P798">in a box — в коробке;</text:p>
        </text:list-item>
      </text:list>
      <text:p text:style-name="P227"/>
      <text:p text:style-name="P110"><text:span text:style-name="T468">Эти предлоги также имеют исключения. </text:span><text:span text:style-name="T474">Например </text:span><text:span text:style-name="T93">i</text:span><text:span text:style-name="T89">n</text:span><text:span text:style-name="T468"> часто переводится как «на», </text:span></text:p>
      <text:p text:style-name="P110"><text:span text:style-name="T468">а </text:span><text:span text:style-name="T89">on</text:span><text:span text:style-name="T468"> — как «в». Особенно, когда они используются с транспортом:</text:span></text:p>
      <text:p text:style-name="P229"/>
      <text:list xml:id="list2251099545" text:style-name="L59">
        <text:list-item>
          <text:p text:style-name="P799">in a car — на машине;</text:p>
        </text:list-item>
        <text:list-item>
          <text:p text:style-name="P800">in the street — на улице;</text:p>
        </text:list-item>
        <text:list-item>
          <text:p text:style-name="P799">on a bus — в автобусе;</text:p>
        </text:list-item>
        <text:list-item>
          <text:p text:style-name="P800">on the list — в списке;</text:p>
        </text:list-item>
        <text:list-item>
          <text:p text:style-name="P800">on the way — по дороге;</text:p>
        </text:list-item>
      </text:list>
      <text:p text:style-name="P228"/>
      <text:p text:style-name="P176"><text:soft-page-break/>Другие предлоги места</text:p>
      <text:p text:style-name="P227"/>
      <text:p text:style-name="P228">Помогают определить нахождение объекта в пространсте:</text:p>
      <text:list xml:id="list1393356737" text:style-name="L60">
        <text:list-item>
          <text:p text:style-name="P801">above — над;</text:p>
        </text:list-item>
        <text:list-item>
          <text:p text:style-name="P801">under — под;</text:p>
        </text:list-item>
        <text:list-item>
          <text:p text:style-name="P801">in front of — перед;</text:p>
        </text:list-item>
        <text:list-item>
          <text:p text:style-name="P841"><text:span text:style-name="T89">behind — </text:span><text:span text:style-name="T102">сзади</text:span><text:span text:style-name="T89">;</text:span></text:p>
        </text:list-item>
        <text:list-item>
          <text:p text:style-name="P801">between — между;</text:p>
        </text:list-item>
        <text:list-item>
          <text:p text:style-name="P776"><text:span text:style-name="T468">next to — рядом с</text:span><text:span text:style-name="T469">;</text:span></text:p>
        </text:list-item>
      </text:list>
      <text:p text:style-name="P388"/>
      <text:p text:style-name="P319"><text:span text:style-name="T469">The cat is </text:span><text:span text:style-name="T438">under</text:span><text:span text:style-name="T469"> the ball — Кот </text:span><text:span text:style-name="T438">под</text:span><text:span text:style-name="T469"> клубком.</text:span></text:p>
      <text:p text:style-name="P319"><text:span text:style-name="T469">The cat is </text:span><text:span text:style-name="T438">in front of</text:span><text:span text:style-name="T469"> the ball — Кот </text:span><text:span text:style-name="T438">перед</text:span><text:span text:style-name="T469"> клубком.</text:span></text:p>
      <text:p text:style-name="P386"/>
      <text:p text:style-name="P170"><text:span text:style-name="T702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68">Используется после глаголов движения: </text:span><text:span text:style-name="T89">go, walk, drive, come, travel, return, send, get.</text:span></text:p>
      <text:p text:style-name="P227"/>
      <text:p text:style-name="P319"><text:span text:style-name="T468">I want to </text:span><text:span text:style-name="T593">go</text:span><text:span text:style-name="T439"> to</text:span><text:span text:style-name="T468"> New York — Я хочу </text:span><text:span text:style-name="T593">поехать</text:span><text:span text:style-name="T439"> в</text:span><text:span text:style-name="T468"> Нью Йорк.</text:span></text:p>
      <text:p text:style-name="P319"><text:span text:style-name="T468">Did they </text:span><text:span text:style-name="T593">get</text:span><text:span text:style-name="T439"> to</text:span><text:span text:style-name="T468"> London? — Они </text:span><text:span text:style-name="T593">добрались</text:span><text:span text:style-name="T439"> до</text:span><text:span text:style-name="T468"> Лондона?</text:span></text:p>
      <text:p text:style-name="P386"/>
      <text:p text:style-name="P100"><text:span text:style-name="T468">Если в качестве направления используется слово </text:span><text:span text:style-name="T89">home</text:span><text:span text:style-name="T468">, то перед ним </text:span><text:span text:style-name="T89">to</text:span><text:span text:style-name="T468"> не нужен.</text:span></text:p>
      <text:p text:style-name="P387">Go home (правильно). Go to home (неправильно). </text:p>
      <text:p text:style-name="P386"/>
      <text:p text:style-name="P100"><text:span text:style-name="T468">Если нужно </text:span><text:span text:style-name="T470">сказать </text:span><text:span text:style-name="T468">что </text:span><text:span text:style-name="T470">человек бывал </text:span><text:span text:style-name="T468">в каком-то месте, например в стране или городе,</text:span></text:p>
      <text:p text:style-name="P100"><text:span text:style-name="T468">то нужно использовать </text:span><text:span text:style-name="T89">Present Perfect</text:span><text:span text:style-name="T468"> с </text:span><text:span text:style-name="T470">предлогом </text:span><text:span text:style-name="T89">to</text:span><text:span text:style-name="T468">.</text:span></text:p>
      <text:p text:style-name="P227"/>
      <text:p text:style-name="P386">The have been to Italy — Они бывали в Италии.</text:p>
      <text:p text:style-name="P386"/>
      <text:p text:style-name="P170"><text:span text:style-name="T702">Предлог </text:span><text:span text:style-name="T49">by</text:span></text:p>
      <text:p text:style-name="P408"/>
      <text:p text:style-name="P437"><text:span text:style-name="T323">Может п</text:span><text:span text:style-name="T321">ереводит</text:span><text:span text:style-name="T323">ь</text:span><text:span text:style-name="T321">ся по разному. </text:span><text:span text:style-name="T322">Помогает сказать, </text:span><text:span text:style-name="T401">как</text:span><text:span text:style-name="T322"> что-то делается или случается.</text:span></text:p>
      <text:p text:style-name="P438"><text:span text:style-name="T323">Иногда в</text:span><text:span text:style-name="T322">стречается в пассивном залоге, когда </text:span><text:span text:style-name="T323">указывают</text:span><text:span text:style-name="T322"> автора действия.</text:span></text:p>
      <text:p text:style-name="P230"/>
      <text:list xml:id="list2571025538" text:style-name="L61">
        <text:list-item>
          <text:p text:style-name="P802">happen by mistake — случиться по ошибке.</text:p>
        </text:list-item>
        <text:list-item>
          <text:p text:style-name="P803">send by post — отправиться почтой;</text:p>
        </text:list-item>
      </text:list>
      <text:p text:style-name="P391"/>
      <text:p text:style-name="P389">Did you play for the meal by credit card — Ты заплатил за еду кредиткой?</text:p>
      <text:p text:style-name="P390"/>
      <text:p text:style-name="P231">Также этот предлог используется в значении «около», «рядом».</text:p>
      <text:p text:style-name="P392"/>
      <text:p text:style-name="P393">Sit by me — Посиди рядом со мной.</text:p>
      <text:p text:style-name="P320"><text:span text:style-name="T446">There is a car parked by the store — </text:span><text:span text:style-name="T472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2185662809" text:style-name="L62">
        <text:list-item>
          <text:p text:style-name="P804">a need for — нужда в;</text:p>
        </text:list-item>
        <text:list-item>
          <text:p text:style-name="P804">a reason for — причина для (чего-либо);</text:p>
          <text:p text:style-name="P804"/>
        </text:list-item>
        <text:list-item>
          <text:p text:style-name="P804"><text:soft-page-break/>an advantage of — преимущество (чего-либо);</text:p>
        </text:list-item>
        <text:list-item>
          <text:p text:style-name="P804">a cause of — причина (чего-либо);</text:p>
          <text:p text:style-name="P804"/>
        </text:list-item>
        <text:list-item>
          <text:p text:style-name="P804">a solution to — решение какой-то проблемы;</text:p>
        </text:list-item>
        <text:list-item>
          <text:p text:style-name="P804">a key to — ключ к/от (чего-либо);</text:p>
        </text:list-item>
        <text:list-item>
          <text:p text:style-name="P804">an answer to — ответ на;</text:p>
        </text:list-item>
        <text:list-item>
          <text:p text:style-name="P804">an attitude to — отношение к;</text:p>
          <text:p text:style-name="P804"/>
        </text:list-item>
        <text:list-item>
          <text:p text:style-name="P804">a contact with/between — контакт с/между;</text:p>
        </text:list-item>
        <text:list-item>
          <text:p text:style-name="P804">a connection with/between — связь с/между;</text:p>
        </text:list-item>
        <text:list-item>
          <text:p text:style-name="P804">a relationship with/between — взаимосвязь с/между;</text:p>
        </text:list-item>
      </text:list>
      <text:p text:style-name="P381"/>
      <text:p text:style-name="P381">There must be a reason for his actions — Должна быть какая-то причина его действий.</text:p>
      <text:p text:style-name="P381">We`ll find a solution to the problem — Мы найдем решение этой проблемы.</text:p>
      <text:p text:style-name="P381">She has an emotion connection with him — У нее эмоциональная связь с ним.</text:p>
      <text:p text:style-name="P381"/>
      <text:p text:style-name="P172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934931691" text:style-name="L63">
        <text:list-item>
          <text:p text:style-name="P842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3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5">angry about — злиться из-за;</text:p>
        </text:list-item>
        <text:list-item>
          <text:p text:style-name="P844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81"/>
      <text:p text:style-name="P381">Bill seems really upset about this — Билл выглядит очень расстроенным из-за этого.</text:p>
      <text:p text:style-name="P381">I was worried about you — Я волновался за тебя.</text:p>
      <text:p text:style-name="P381"/>
      <text:p text:style-name="P101"><text:span text:style-name="T471">Слово</text:span><text:span text:style-name="T91"> sorry</text:span><text:span text:style-name="T471"> в связке с </text:span><text:span text:style-name="T91">about</text:span><text:span text:style-name="T471"> и </text:span><text:span text:style-name="T91">for</text:span><text:span text:style-name="T471"> выражает сожаление, сочувствие:</text:span></text:p>
      <text:p text:style-name="P224"/>
      <text:p text:style-name="P381">I`m sorry about my behavior — Прости мое поведение.</text:p>
      <text:p text:style-name="P381">Sorry for interrupting — Простите, что беспокою вас.</text:p>
      <text:p text:style-name="P381">I`m sorry for your loss — Сожалею о вашей утрате.</text:p>
      <text:p text:style-name="P381"/>
      <text:p text:style-name="P630">Если после прилагательного идет предлог <text:span text:style-name="T2">of</text:span>, то он будет соответствовать </text:p>
      <text:p text:style-name="P630">родительскому падежу (кого/чего). </text:p>
      <text:p text:style-name="P224"/>
      <text:p text:style-name="P382">It was very stupied of you to go there — Было очень глупо с твоей стороны идти туда.</text:p>
      <text:p text:style-name="P382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703">может </text:span>переводит<text:span text:style-name="T703">ь</text:span>ся глаголом:</text:p>
      <text:p text:style-name="P225"/>
      <text:list xml:id="list2249750249" text:style-name="L64">
        <text:list-item>
          <text:p text:style-name="P806">afraid of — бояться;</text:p>
        </text:list-item>
        <text:list-item>
          <text:p text:style-name="P806">proud of — гордиться;</text:p>
        </text:list-item>
        <text:list-item>
          <text:p text:style-name="P806">full of — полон;</text:p>
        </text:list-item>
        <text:list-item>
          <text:p text:style-name="P806">short of — не хватает;</text:p>
        </text:list-item>
        <text:list-item>
          <text:p text:style-name="P806">sure of — быть уверенным в.</text:p>
        </text:list-item>
      </text:list>
      <text:p text:style-name="P383"/>
      <text:p text:style-name="P382">Are you afraid of dogs? — Ты боишься собак?</text:p>
      <text:p text:style-name="P382">I`m sure of him — Я уверен в нем.</text:p>
      <text:p text:style-name="P382">This bag is full of cash — В этой сумке полно денег.</text:p>
      <text:p text:style-name="P173"/>
      <text:p text:style-name="P173"/>
      <text:p text:style-name="P173"><text:soft-page-break/><text:span text:style-name="T703">С</text:span>вязки глаголов и предлогов</text:p>
      <text:p text:style-name="P224"/>
      <text:p text:style-name="P832">Глаголы с предлогами могут менять свое значение. Такие глаголы называются фразовыми. Некоторые фразовые глаголы в речи популярнее, чем обычные. Например, вместо search </text:p>
      <text:p text:style-name="P832">чаще говорят look for. <text:s/>Не все глаголы с предлогами являются фразовыми.</text:p>
      <text:p text:style-name="P491"/>
      <text:list xml:id="list2629819454" text:style-name="L65">
        <text:list-item>
          <text:p text:style-name="P824">look at — стмотреть на;</text:p>
        </text:list-item>
        <text:list-item>
          <text:p text:style-name="P824">look for — искать;</text:p>
        </text:list-item>
        <text:list-item>
          <text:p text:style-name="P825"><text:span text:style-name="T719">look</text:span> like — <text:span text:style-name="T719">выглядеть как</text:span>;</text:p>
        </text:list-item>
        <text:list-item>
          <text:p text:style-name="P824">listen to — слушать;</text:p>
        </text:list-item>
        <text:list-item>
          <text:p text:style-name="P824">wait for — ждать;</text:p>
        </text:list-item>
        <text:list-item>
          <text:p text:style-name="P824">stay at — останавливаться (например, в отеле);</text:p>
        </text:list-item>
        <text:list-item>
          <text:p text:style-name="P826">belong to — принадлежать к;</text:p>
        </text:list-item>
        <text:list-item>
          <text:p text:style-name="P826">happen to — случилось с;</text:p>
        </text:list-item>
        <text:list-item>
          <text:p text:style-name="P826">speak to / talk to — говорить с (кем-то);</text:p>
        </text:list-item>
        <text:list-item>
          <text:p text:style-name="P826">ask for — просить (чего-то);</text:p>
        </text:list-item>
        <text:list-item>
          <text:p text:style-name="P827">come from — происходить родом;</text:p>
        </text:list-item>
        <text:list-item>
          <text:p text:style-name="P826">depend on — зависить от;</text:p>
        </text:list-item>
        <text:list-item>
          <text:p text:style-name="P826">think about/of — думать о;</text:p>
        </text:list-item>
      </text:list>
      <text:p text:style-name="P472"/>
      <text:p text:style-name="P470">What are you looking at? — На что ты смотришь?</text:p>
      <text:p text:style-name="P649"><text:span text:style-name="T510">What does he look like? — Как он выглядит? / </text:span><text:span text:style-name="T511">Н</text:span><text:span text:style-name="T510">а что он похож?</text:span></text:p>
      <text:p text:style-name="P470">We belong to different world — Мы принадлежим к разным мирам.</text:p>
      <text:p text:style-name="P489"/>
      <text:p text:style-name="P102"><text:span text:style-name="T555">Если фразовый глагол имеет дополнение, то </text:span><text:span text:style-name="T556">оно </text:span><text:span text:style-name="T555">может стоять как в середине связки, </text:span></text:p>
      <text:p text:style-name="P102"><text:span text:style-name="T555">так и после </text:span><text:span text:style-name="T556">неё</text:span><text:span text:style-name="T555">. </text:span><text:span text:style-name="T566">Но</text:span><text:span text:style-name="T555"> если дополнение</text:span><text:span text:style-name="T556">м</text:span><text:span text:style-name="T555"> </text:span><text:span text:style-name="T556">является </text:span><text:span text:style-name="T555">местоимени</text:span><text:span text:style-name="T556">е</text:span><text:span text:style-name="T555">, то оно всегда будет </text:span><text:span text:style-name="T556">в середине</text:span><text:span text:style-name="T555">.</text:span></text:p>
      <text:p text:style-name="P490"/>
      <text:p text:style-name="P321"><text:span text:style-name="T555">I </text:span><text:span text:style-name="T483">turned</text:span><text:span text:style-name="T555"> </text:span><text:span text:style-name="T177">the light</text:span><text:span text:style-name="T555"> </text:span><text:span text:style-name="T483">off</text:span><text:span text:style-name="T555"> / I </text:span><text:span text:style-name="T483">turned off </text:span><text:span text:style-name="T177">the light </text:span><text:span text:style-name="T555">— Я выключил свет.</text:span></text:p>
      <text:p text:style-name="P321"><text:span text:style-name="T555">I </text:span><text:span text:style-name="T483">turned</text:span><text:span text:style-name="T555"> </text:span><text:span text:style-name="T177">it</text:span><text:span text:style-name="T555"> </text:span><text:span text:style-name="T483">off</text:span><text:span text:style-name="T555"> — Я выключил это.</text:span></text:p>
      <text:p text:style-name="P471"/>
      <text:p text:style-name="P471"/>
      <text:p text:style-name="P631"><text:span text:style-name="T568">С</text:span><text:span text:style-name="T567">ложн</text:span><text:span text:style-name="T570">ы</text:span><text:span text:style-name="T569">е </text:span><text:span text:style-name="T567">предложени</text:span><text:span text:style-name="T570">я</text:span></text:p>
      <text:p text:style-name="P490"/>
      <text:p text:style-name="P508">Это объединенные вместе, простые предложения. <text:span text:style-name="T744">Сложное предложение</text:span> содерж<text:span text:style-name="T744">ит</text:span></text:p>
      <text:p text:style-name="P508">2 и более подлежащих, и 2 и более сказуемых. </text:p>
      <text:p text:style-name="P507"/>
      <text:p text:style-name="P654"><text:span text:style-name="T535">Сложное предложение</text:span><text:span text:style-name="T523"> </text:span><text:span text:style-name="T535">в</text:span><text:span text:style-name="T524">сегда </text:span><text:span text:style-name="T525">име</text:span><text:span text:style-name="T535">е</text:span><text:span text:style-name="T525">т </text:span><text:span text:style-name="T524">главную часть и зависимые части, которые называются предаточными предложениями (clause). </text:span><text:span text:style-name="T536">Зависимые части расширяют смысл главной </text:span></text:p>
      <text:p text:style-name="P654"><text:span text:style-name="T537">и сообщают доп</text:span><text:span text:style-name="T535">олнительную</text:span><text:span text:style-name="T537"> информацию</text:span><text:span text:style-name="T536">.</text:span></text:p>
      <text:p text:style-name="P492"/>
      <text:p text:style-name="P322"><text:span text:style-name="T154">I</text:span><text:span text:style-name="T557"> </text:span><text:span text:style-name="T167">woke</text:span><text:span text:style-name="T557"> up at 7 o`clock — Я проснулся в 7 часов (простое предложение).</text:span></text:p>
      <text:p text:style-name="P323"><text:span text:style-name="T154">I</text:span><text:span text:style-name="T557"> </text:span><text:span text:style-name="T167">woke</text:span><text:span text:style-name="T557"> up at 7 o`clock, but </text:span><text:span text:style-name="T154">everybody</text:span><text:span text:style-name="T557"> </text:span><text:span text:style-name="T167">was</text:span><text:span text:style-name="T557"> still asleep — Я проснулся в 7, но все еще спали.</text:span></text:p>
      <text:p text:style-name="P473"/>
      <text:p text:style-name="P493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4"/>
      <text:p text:style-name="P495">Самые популярные союзы:</text:p>
      <text:list xml:id="list1647329733" text:style-name="L66">
        <text:list-item>
          <text:p text:style-name="P828">and — и;</text:p>
        </text:list-item>
        <text:list-item>
          <text:p text:style-name="P828">or — или;</text:p>
        </text:list-item>
        <text:list-item>
          <text:p text:style-name="P828">but — но;</text:p>
        </text:list-item>
        <text:list-item>
          <text:p text:style-name="P828">so — поэтому;</text:p>
        </text:list-item>
        <text:list-item>
          <text:p text:style-name="P828">because — потому что;</text:p>
        </text:list-item>
      </text:list>
      <text:p text:style-name="P474"><text:soft-page-break/>I met Jill, and we went for a wolk — Я встретила Джил и мы пошли гулять.</text:p>
      <text:p text:style-name="P474">I was very tired, so I went to sleep early — Я очень устал, поэтому я пошел спать раньше.</text:p>
      <text:p text:style-name="P518"/>
      <text:p text:style-name="P111"><text:span text:style-name="T579">Перед </text:span><text:span text:style-name="T488">because</text:span><text:span text:style-name="T579"> запятая не ставится даже в сложном предложении.</text:span></text:p>
      <text:p text:style-name="P506"/>
      <text:p text:style-name="P642"><text:span text:style-name="T532">В вопросах, з</text:span><text:span text:style-name="T534">ависим</text:span><text:span text:style-name="T533">ая</text:span><text:span text:style-name="T534"> част</text:span><text:span text:style-name="T533">ь</text:span><text:span text:style-name="T534"> сохраня</text:span><text:span text:style-name="T533">е</text:span><text:span text:style-name="T534">т утвердительный порядок слов и отделя</text:span><text:span text:style-name="T533">е</text:span><text:span text:style-name="T534">тся вопросительным словом, котор</text:span><text:span text:style-name="T533">ое</text:span><text:span text:style-name="T534"> в этом случае явля</text:span><text:span text:style-name="T533">ю</text:span><text:span text:style-name="T534">тся союзом. Если вопрос общий, </text:span></text:p>
      <text:p text:style-name="P637"><text:span text:style-name="T513">то союзом будет слово </text:span><text:span text:style-name="T497">if/whether</text:span><text:span text:style-name="T513">. </text:span><text:span text:style-name="T526">Оно переводится частицей «ли».</text:span></text:p>
      <text:p text:style-name="P496"/>
      <text:p text:style-name="P324"><text:span text:style-name="T554">Do you know </text:span><text:span text:style-name="T481">why</text:span><text:span text:style-name="T554"> she is crying? </text:span><text:span text:style-name="T558">—</text:span><text:span text:style-name="T554"> </text:span><text:span text:style-name="T558">Ты знаешь </text:span><text:span text:style-name="T484">почему</text:span><text:span text:style-name="T558"> она плачит?</text:span></text:p>
      <text:p text:style-name="P409"><text:span text:style-name="T559">Can you tell </text:span><text:span text:style-name="T571">if</text:span><text:span text:style-name="T559"> this house belongs to Jerry? — Скажите, этот </text:span><text:span text:style-name="T571">ли</text:span><text:span text:style-name="T559"> дом принадлежит Джерри?</text:span></text:p>
      <text:p text:style-name="P483"/>
      <text:p text:style-name="P177"><text:span text:style-name="T571">П</text:span><text:span text:style-name="T480">ридаточные </text:span><text:span text:style-name="T578">определительные</text:span><text:span text:style-name="T480"> предложения</text:span></text:p>
      <text:p text:style-name="P497"/>
      <text:p text:style-name="P498">Дополняют по смыслу главную часть и обычно относятся к какому-то существительному </text:p>
      <text:p text:style-name="P498">или прилагательному. Могут стоять и в середине, и в конце предложения.</text:p>
      <text:p text:style-name="P498"/>
      <text:p text:style-name="P327"><text:span text:style-name="T554">The </text:span><text:span text:style-name="T153">woman</text:span><text:span text:style-name="T554"> </text:span><text:span text:style-name="T481">who lives next door</text:span><text:span text:style-name="T554"> </text:span><text:span text:style-name="T166">is</text:span><text:span text:style-name="T554"> a doctor — Женщина, которая/</text:span><text:span text:style-name="T564">что</text:span><text:span text:style-name="T554"> живет по соседству,</text:span></text:p>
      <text:p text:style-name="P475">работает доктором (выделенная часть относится к «женщине»).</text:p>
      <text:p text:style-name="P498"/>
      <text:p text:style-name="P499">Союзы, с которых начинается придаточное предложение:</text:p>
      <text:list xml:id="list3984119988" text:style-name="L67">
        <text:list-item>
          <text:p text:style-name="P845"><text:span text:style-name="T2">who — </text:span><text:span text:style-name="T58">кто</text:span><text:span text:style-name="T2"> (о людях);</text:span></text:p>
        </text:list-item>
        <text:list-item>
          <text:p text:style-name="P845"><text:span text:style-name="T506">which — </text:span><text:span text:style-name="T507">что</text:span><text:span text:style-name="T506"> (о предметах и животных);</text:span></text:p>
        </text:list-item>
        <text:list-item>
          <text:p text:style-name="P845"><text:span text:style-name="T506">that — </text:span><text:span text:style-name="T507">кто/что</text:span><text:span text:style-name="T506"> (о людях, предметах и животных);</text:span></text:p>
        </text:list-item>
        <text:list-item>
          <text:p text:style-name="P846"><text:span text:style-name="T506">w</text:span><text:span text:style-name="T497">hom, </text:span><text:span text:style-name="T508">whose</text:span><text:span text:style-name="T497"> — который (какой именно), </text:span><text:span text:style-name="T508">чей</text:span><text:span text:style-name="T497">;</text:span></text:p>
        </text:list-item>
        <text:list-item>
          <text:p text:style-name="P829">where — где, <text:span text:style-name="T718">куда, откуда</text:span>;</text:p>
        </text:list-item>
        <text:list-item>
          <text:p text:style-name="P830"><text:span text:style-name="T718">when</text:span> — <text:span text:style-name="T718">когда</text:span>;</text:p>
        </text:list-item>
      </text:list>
      <text:p text:style-name="P475"/>
      <text:p text:style-name="P498">Союзы ставить не обязательно. Всё предложение может быть без союзов и запятых.</text:p>
      <text:p text:style-name="P498">Но если союз заменяет подлежащее, то он обязан стоять.</text:p>
      <text:p text:style-name="P498"/>
      <text:p text:style-name="P327"><text:span text:style-name="T554">The</text:span><text:span text:style-name="T153"> movie</text:span><text:span text:style-name="T554"> </text:span><text:span text:style-name="T481">we saw last weak</text:span><text:span text:style-name="T554"> </text:span><text:span text:style-name="T166">was</text:span><text:span text:style-name="T554"> rather good — Филь, который мы смотрели на прошлой</text:span></text:p>
      <text:p text:style-name="P475">неделе, оказался довольно хорошим (при переводе союзы и запятые будут).</text:p>
      <text:p text:style-name="P498"/>
      <text:p text:style-name="P328"><text:span text:style-name="T562">I work in an office </text:span><text:span text:style-name="T155">which</text:span><text:span text:style-name="T562"> </text:span><text:span text:style-name="T168">is</text:span><text:span text:style-name="T562"> in Park street — Я работаю в офисе, </text:span><text:span text:style-name="T563">что</text:span><text:span text:style-name="T562"> на Парк стрит.</text:span></text:p>
      <text:p text:style-name="P477"/>
      <text:p text:style-name="P484">Косвенная речь</text:p>
      <text:p text:style-name="P500"/>
      <text:p text:style-name="P502">Это пересказ речи другого человека. В главной части указывается автор. </text:p>
      <text:p text:style-name="P502">В зависимой части меняется время, на прошлое.</text:p>
      <text:p text:style-name="P500"/>
      <text:p text:style-name="P478">I want to eat — Я хочу есть. (прямая речь)</text:p>
      <text:p text:style-name="P478">He said that he <text:span text:style-name="T594">wanted</text:span> to eat — Он сказал, что он <text:span text:style-name="T594">хочет</text:span> есть. (ковенная речь)</text:p>
      <text:p text:style-name="P503"/>
      <text:p text:style-name="P106"><text:span text:style-name="T554">Союз </text:span><text:span text:style-name="T497">that</text:span><text:span text:style-name="T554"> означает «что». Он часто выпадает при переводе.</text:span></text:p>
      <text:p text:style-name="P503"/>
      <text:p text:style-name="P638"><text:span text:style-name="T527">Если слова автора были в </text:span><text:span text:style-name="T501">Future</text:span><text:span text:style-name="T527">, то при пересказе они стану в </text:span><text:span text:style-name="T501">Future In The Past</text:span><text:span text:style-name="T527"> </text:span></text:p>
      <text:p text:style-name="P638"><text:span text:style-name="T527">(это когда </text:span><text:span text:style-name="T501">will</text:span><text:span text:style-name="T527"> меняется на </text:span><text:span text:style-name="T501">would</text:span><text:span text:style-name="T527">; перевод не обязательно будет в прошлом, </text:span></text:p>
      <text:p text:style-name="P500">прошлое указывается грамматически). </text:p>
      <text:p text:style-name="P500"/>
      <text:p text:style-name="P478">When will Joe come to the meeting? — Когда Джо придет на собрание?</text:p>
      <text:p text:style-name="P478">I asked when Joe would come to the meeting? — Я спросил, когда Джо придет на собрание?</text:p>
      <text:p text:style-name="P509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80"/>
      <text:p text:style-name="P648"><text:span text:style-name="T509">Stop the car → She told me </text:span><text:span text:style-name="T496">to stop</text:span><text:span text:style-name="T509"> the car</text:span><text:span text:style-name="T496"> </text:span><text:span text:style-name="T509">— Она сказала мне </text:span><text:span text:style-name="T496">остановить </text:span><text:span text:style-name="T509">машину.</text:span></text:p>
      <text:p text:style-name="P329"><text:span text:style-name="T565">Can I </text:span><text:span text:style-name="T487">sit </text:span><text:span text:style-name="T565">down? → He asked the permission </text:span><text:span text:style-name="T487">to sit</text:span><text:span text:style-name="T565"> down — Он спросил разрешения сесть.</text:span></text:p>
      <text:p text:style-name="P484"/>
      <text:p text:style-name="P108"><text:span text:style-name="T485">У</text:span><text:span text:style-name="T486">словные предложения</text:span></text:p>
      <text:p text:style-name="P504"/>
      <text:p text:style-name="P639"><text:span text:style-name="T528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502">when</text:span><text:span text:style-name="T528">, если ситуация случается наверняка, либо с союза </text:span><text:span text:style-name="T502">if</text:span><text:span text:style-name="T528">, если </text:span><text:span text:style-name="T529">есть только вероятность того, что случится.</text:span></text:p>
      <text:p text:style-name="P505"/>
      <text:p text:style-name="P478">When I com home (зависимая часть), I always watch TV (главная часть).</text:p>
      <text:p text:style-name="P478"/>
      <text:p text:style-name="P501">Союзы в условных предложениях:</text:p>
      <text:list xml:id="list1625265573" text:style-name="L68">
        <text:list-item>
          <text:p text:style-name="P831">when — когда;</text:p>
        </text:list-item>
        <text:list-item>
          <text:p text:style-name="P831">if — если;</text:p>
        </text:list-item>
        <text:list-item>
          <text:p text:style-name="P831">while — в то время, как;</text:p>
        </text:list-item>
        <text:list-item>
          <text:p text:style-name="P831">before — до того, как;</text:p>
        </text:list-item>
        <text:list-item>
          <text:p text:style-name="P831">after — после;</text:p>
        </text:list-item>
        <text:list-item>
          <text:p text:style-name="P831">until (till) — до того момента, как.</text:p>
        </text:list-item>
      </text:list>
      <text:p text:style-name="P500"/>
      <text:p text:style-name="P107"><text:span text:style-name="T559">Когда в главной части </text:span><text:span text:style-name="T561">стоит </text:span><text:span text:style-name="T559">настоящее, то такие предложения называются условными</text:span></text:p>
      <text:p text:style-name="P107"><text:span text:style-name="T559">предложениями нулевого типа (</text:span><text:span text:style-name="T503">Z</text:span><text:span text:style-name="T501">ero </text:span><text:span text:style-name="T503">C</text:span><text:span text:style-name="T501">onditionals</text:span><text:span text:style-name="T559">). Они расска</text:span><text:span text:style-name="T560">зывают</text:span><text:span text:style-name="T559">, при каких</text:span></text:p>
      <text:p text:style-name="P500">условиях обычно происходят события (уклад жизни).</text:p>
      <text:p text:style-name="P478"/>
      <text:p text:style-name="P478">Water boils when the temperature is 100 degrees — Вода кипит, когда температура 100 град.</text:p>
      <text:p text:style-name="P478">When the sun goes down, it gets dark — Когда солнце садится, становится темно.</text:p>
      <text:p text:style-name="P478"/>
      <text:p text:style-name="P640"><text:span text:style-name="T527">Когда в главной части стоит будущее, то </text:span><text:span text:style-name="T530">это</text:span><text:span text:style-name="T527"> условн</text:span><text:span text:style-name="T531">ые</text:span><text:span text:style-name="T530"> </text:span><text:span text:style-name="T527">предложени</text:span><text:span text:style-name="T531">я</text:span><text:span text:style-name="T527"> первого типа </text:span></text:p>
      <text:p text:style-name="P641"><text:span text:style-name="T527">(</text:span><text:span text:style-name="T504">F</text:span><text:span text:style-name="T501">irst </text:span><text:span text:style-name="T504">С</text:span><text:span text:style-name="T501">onditional</text:span><text:span text:style-name="T504">s</text:span><text:span text:style-name="T527">). </text:span><text:span text:style-name="T531">Они описывают </text:span><text:span text:style-name="T527">услови</text:span><text:span text:style-name="T531">я</text:span><text:span text:style-name="T527">, при </text:span><text:span text:style-name="T531">которых</text:span><text:span text:style-name="T527"> произойдут будущие события (планы). </text:span><text:span text:style-name="T531">З</text:span><text:span text:style-name="T530">ависим</text:span><text:span text:style-name="T531">я</text:span><text:span text:style-name="T530"> част</text:span><text:span text:style-name="T531">ь</text:span><text:span text:style-name="T530"> грамматически </text:span><text:span text:style-name="T531">в</text:span><text:span text:style-name="T530"> настояще</text:span><text:span text:style-name="T531">м</text:span><text:span text:style-name="T530">, но переводится будущим.</text:span></text:p>
      <text:p text:style-name="P500"/>
      <text:p text:style-name="P478">If it`s nice day tomorrow, I will go the beach — Если завтра будет хор. день, я пойду на пляж.</text:p>
      <text:p text:style-name="P478">I will go shopping if I have time — Я зайду в магазин, если у меня будет время.</text:p>
      <text:p text:style-name="P478"/>
      <text:p text:style-name="P638"><text:span text:style-name="T527">Условные предложения второго типа </text:span><text:span text:style-name="T531">(</text:span><text:span text:style-name="T505">Second Conditionals</text:span><text:span text:style-name="T531">)</text:span><text:span text:style-name="T527"> используются для описания нереальных ситуаций, связанных с настоящим (альтернативная реальность).</text:span></text:p>
      <text:p text:style-name="P500"/>
      <text:p text:style-name="P107"><text:span text:style-name="T559">Главная часть содержит связку </text:span><text:span text:style-name="T501">would + инфинитив</text:span><text:span text:style-name="T559">. Зависимая часть, грамматически,</text:span></text:p>
      <text:p text:style-name="P107"><text:span text:style-name="T559">стоит в прошешем времени, но привязана к настоящему. Союз </text:span><text:span text:style-name="T501">if</text:span><text:span text:style-name="T559"> переводится как «если бы».</text:span></text:p>
      <text:p text:style-name="P500"/>
      <text:p text:style-name="P325"><text:span text:style-name="T485">If</text:span><text:span text:style-name="T559"> he was rich (зависимая часть), he would buy Lamborgini (главная часть) —</text:span></text:p>
      <text:p text:style-name="P325"><text:span text:style-name="T485">Если бы</text:span><text:span text:style-name="T559"> он был богатым, он бы купил Ламборджини (would и will заменяют to?).</text:span></text:p>
      <text:p text:style-name="P479"/>
      <text:p text:style-name="P109"><text:span text:style-name="T559">Очень часто в условных предложениях второго типа в</text:span><text:span text:style-name="T501"> if-части</text:span><text:span text:style-name="T559">, глагол </text:span><text:span text:style-name="T501">be</text:span><text:span text:style-name="T559"> стоит в форме </text:span><text:span text:style-name="T501">were</text:span><text:span text:style-name="T559">,</text:span></text:p>
      <text:p text:style-name="P109"><text:span text:style-name="T559">даже после </text:span><text:span text:style-name="T501">I, he, she, it</text:span><text:span text:style-name="T559">. Это исключение из правил, которое нужно запомнить.</text:span></text:p>
      <text:p text:style-name="P479"/>
      <text:p text:style-name="P326"><text:span text:style-name="T559">If </text:span><text:span text:style-name="T485">he were</text:span><text:span text:style-name="T559"> rich, he would buy Lamborgini — Если бы </text:span><text:span text:style-name="T485">он был</text:span><text:span text:style-name="T559"> богатым, он бы купил</text:span></text:p>
      <text:p text:style-name="P479">Ламборджини (такой вариант тоже считается правильным).</text:p>
      <text:p text:style-name="P476"/>
      <text:p text:style-name="P704"><text:span text:style-name="T371">Таблица </text:span><text:span text:style-name="T372">форм</text:span><text:span text:style-name="T371"> глагола </text:span><text:span text:style-name="T120">b</text:span><text:span text:style-name="T121">e</text:span><text:span text:style-name="T371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90988794016">
          <table:table-cell table:style-name="Table5.A1" office:value-type="string">
            <text:p text:style-name="P707">Подлежащее</text:p>
          </table:table-cell>
          <table:table-cell table:style-name="Table5.A1" office:value-type="string">
            <text:p text:style-name="P708">Past</text:p>
          </table:table-cell>
          <table:table-cell table:style-name="Table5.A1" office:value-type="string">
            <text:p text:style-name="P708">Present</text:p>
          </table:table-cell>
          <table:table-cell table:style-name="Table5.D1" office:value-type="string">
            <text:p text:style-name="P708">Future</text:p>
          </table:table-cell>
        </table:table-row>
        <table:table-row table:style-name="TableLine94190985890064">
          <table:table-cell table:style-name="Table5.A2" office:value-type="string">
            <text:p text:style-name="P715">I</text:p>
          </table:table-cell>
          <table:table-cell table:style-name="Table5.A2" office:value-type="string">
            <text:p text:style-name="P716">was</text:p>
          </table:table-cell>
          <table:table-cell table:style-name="Table5.A2" office:value-type="string">
            <text:p text:style-name="P717">am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190985897984">
          <table:table-cell table:style-name="Table5.A2" office:value-type="string">
            <text:p text:style-name="P715">he/she/<text:span text:style-name="T706">it</text:span></text:p>
          </table:table-cell>
          <table:table-cell table:style-name="Table5.A2" office:value-type="string">
            <text:p text:style-name="P716">was</text:p>
          </table:table-cell>
          <table:table-cell table:style-name="Table5.A2" office:value-type="string">
            <text:p text:style-name="P717">is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190985905168">
          <table:table-cell table:style-name="Table5.A2" office:value-type="string">
            <text:p text:style-name="P715">you/we/they</text:p>
          </table:table-cell>
          <table:table-cell table:style-name="Table5.A2" office:value-type="string">
            <text:p text:style-name="P716">were</text:p>
          </table:table-cell>
          <table:table-cell table:style-name="Table5.A2" office:value-type="string">
            <text:p text:style-name="P717">are</text:p>
          </table:table-cell>
          <table:table-cell table:style-name="Table5.D2" office:value-type="string">
            <text:p text:style-name="P718">will be</text:p>
          </table:table-cell>
        </table:table-row>
      </table:table>
      <text:p text:style-name="P629"/>
      <text:p text:style-name="P643"><text:span text:style-name="T475">Таблица </text:span><text:span text:style-name="T476">личны</text:span><text:span text:style-name="T477">х</text:span><text:span text:style-name="T476"> и притяжательных </text:span><text:span text:style-name="T47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190985922608">
          <table:table-cell table:style-name="Table11.A1" table:number-columns-spanned="2" office:value-type="string">
            <text:p text:style-name="P709">Личные местоимения</text:p>
          </table:table-cell>
          <table:covered-table-cell/>
          <table:table-cell table:style-name="Table11.C1" table:number-columns-spanned="2" office:value-type="string">
            <text:p text:style-name="P709">Притяжательные местоимения</text:p>
          </table:table-cell>
          <table:covered-table-cell/>
        </table:table-row>
        <table:table-row table:style-name="TableLine94190985984352">
          <table:table-cell table:style-name="Table11.A2" office:value-type="string">
            <text:p text:style-name="P719"><text:span text:style-name="T707">и</text:span><text:span text:style-name="T708">менительный падеж</text:span></text:p>
            <text:p text:style-name="P720"><text:span text:style-name="T709">(</text:span>кто/что<text:span text:style-name="T709">)</text:span></text:p>
          </table:table-cell>
          <table:table-cell table:style-name="Table11.A2" office:value-type="string">
            <text:p text:style-name="P719"><text:span text:style-name="T707">о</text:span><text:span text:style-name="T708">бъектный падеж</text:span></text:p>
            <text:p text:style-name="P720"><text:span text:style-name="T709">(</text:span>кого, <text:span text:style-name="T709">к</text:span>ому, кем<text:span text:style-name="T709">)</text:span></text:p>
          </table:table-cell>
          <table:table-cell table:style-name="Table11.A2" office:value-type="string">
            <text:p text:style-name="P721"><text:span text:style-name="T709">с</text:span> существительным</text:p>
            <text:p text:style-name="P722">(чей)</text:p>
          </table:table-cell>
          <table:table-cell table:style-name="Table11.D2" office:value-type="string">
            <text:p text:style-name="P719"><text:span text:style-name="T709">о</text:span><text:span text:style-name="T708">тдельно</text:span></text:p>
            <text:p text:style-name="P722">(чей)</text:p>
          </table:table-cell>
        </table:table-row>
        <table:table-row table:style-name="TableLine94190986004864">
          <table:table-cell table:style-name="Table11.A2" office:value-type="string">
            <text:p text:style-name="P723">I</text:p>
          </table:table-cell>
          <table:table-cell table:style-name="Table11.A2" office:value-type="string">
            <text:p text:style-name="P723">me</text:p>
          </table:table-cell>
          <table:table-cell table:style-name="Table11.A2" office:value-type="string">
            <text:p text:style-name="P724">my</text:p>
          </table:table-cell>
          <table:table-cell table:style-name="Table11.D2" office:value-type="string">
            <text:p text:style-name="P724">mine</text:p>
          </table:table-cell>
        </table:table-row>
        <table:table-row table:style-name="TableLine94190986006784">
          <table:table-cell table:style-name="Table11.A2" office:value-type="string">
            <text:p text:style-name="P723">you</text:p>
          </table:table-cell>
          <table:table-cell table:style-name="Table11.A2" office:value-type="string">
            <text:p text:style-name="P723">you</text:p>
          </table:table-cell>
          <table:table-cell table:style-name="Table11.A2" office:value-type="string">
            <text:p text:style-name="P724">your</text:p>
          </table:table-cell>
          <table:table-cell table:style-name="Table11.D2" office:value-type="string">
            <text:p text:style-name="P724">yours</text:p>
          </table:table-cell>
        </table:table-row>
        <table:table-row table:style-name="TableLine94190986010208">
          <table:table-cell table:style-name="Table11.A2" office:value-type="string">
            <text:p text:style-name="P723">he</text:p>
          </table:table-cell>
          <table:table-cell table:style-name="Table11.A2" office:value-type="string">
            <text:p text:style-name="P723">him</text:p>
          </table:table-cell>
          <table:table-cell table:style-name="Table11.A2" office:value-type="string">
            <text:p text:style-name="P724">his</text:p>
          </table:table-cell>
          <table:table-cell table:style-name="Table11.D2" office:value-type="string">
            <text:p text:style-name="P724">his</text:p>
          </table:table-cell>
        </table:table-row>
        <table:table-row table:style-name="TableLine94190986017808">
          <table:table-cell table:style-name="Table11.A2" office:value-type="string">
            <text:p text:style-name="P723">she</text:p>
          </table:table-cell>
          <table:table-cell table:style-name="Table11.A2" office:value-type="string">
            <text:p text:style-name="P724">her</text:p>
          </table:table-cell>
          <table:table-cell table:style-name="Table11.A2" office:value-type="string">
            <text:p text:style-name="P724">her</text:p>
          </table:table-cell>
          <table:table-cell table:style-name="Table11.D2" office:value-type="string">
            <text:p text:style-name="P724">hers</text:p>
          </table:table-cell>
        </table:table-row>
        <table:table-row table:style-name="TableLine94190986023984">
          <table:table-cell table:style-name="Table11.A2" office:value-type="string">
            <text:p text:style-name="P723">it</text:p>
          </table:table-cell>
          <table:table-cell table:style-name="Table11.A2" office:value-type="string">
            <text:p text:style-name="P724">it</text:p>
          </table:table-cell>
          <table:table-cell table:style-name="Table11.A2" office:value-type="string">
            <text:p text:style-name="P724">its</text:p>
          </table:table-cell>
          <table:table-cell table:style-name="Table11.D2" office:value-type="string">
            <text:p text:style-name="P724">its</text:p>
          </table:table-cell>
        </table:table-row>
        <table:table-row table:style-name="TableLine94190986037568">
          <table:table-cell table:style-name="Table11.A2" office:value-type="string">
            <text:p text:style-name="P723">we</text:p>
          </table:table-cell>
          <table:table-cell table:style-name="Table11.A2" office:value-type="string">
            <text:p text:style-name="P724">us</text:p>
          </table:table-cell>
          <table:table-cell table:style-name="Table11.A2" office:value-type="string">
            <text:p text:style-name="P724">our</text:p>
          </table:table-cell>
          <table:table-cell table:style-name="Table11.D2" office:value-type="string">
            <text:p text:style-name="P724">ours</text:p>
          </table:table-cell>
        </table:table-row>
        <table:table-row table:style-name="TableLine94190986043008">
          <table:table-cell table:style-name="Table11.A2" office:value-type="string">
            <text:p text:style-name="P723">they</text:p>
          </table:table-cell>
          <table:table-cell table:style-name="Table11.A2" office:value-type="string">
            <text:p text:style-name="P724">them</text:p>
          </table:table-cell>
          <table:table-cell table:style-name="Table11.A2" office:value-type="string">
            <text:p text:style-name="P724">their</text:p>
          </table:table-cell>
          <table:table-cell table:style-name="Table11.D2" office:value-type="string">
            <text:p text:style-name="P724">theirs</text:p>
          </table:table-cell>
        </table:table-row>
      </table:table>
      <text:p text:style-name="P137"/>
      <text:p text:style-name="P643"><text:span text:style-name="T373">Таблица </text:span><text:span text:style-name="T374">условных предложений</text:span><text:span text:style-name="T373">:</text:span></text:p>
      <table:table table:name="Table14" table:style-name="Table14">
        <table:table-column table:style-name="Table14.A"/>
        <table:table-column table:style-name="Table14.B"/>
        <table:table-row table:style-name="TableLine94190986061056">
          <table:table-cell table:style-name="Table14.A1" office:value-type="string">
            <text:p text:style-name="P710">Тип</text:p>
          </table:table-cell>
          <table:table-cell table:style-name="Table14.B1" office:value-type="string">
            <text:p text:style-name="P710">Пример</text:p>
          </table:table-cell>
        </table:table-row>
        <table:table-row table:style-name="TableLine94190986155456">
          <table:table-cell table:style-name="Table14.A2" office:value-type="string">
            <text:p text:style-name="P725"><text:span text:style-name="T712">Z</text:span>ero <text:span text:style-name="T712">C</text:span>onditionals</text:p>
          </table:table-cell>
          <table:table-cell table:style-name="Table14.B2" office:value-type="string">
            <text:p text:style-name="P729"><text:span text:style-name="T710">If I </text:span><text:span text:style-name="T145">drive</text:span><text:span text:style-name="T710"> home early, I </text:span><text:span text:style-name="T145">watch</text:span><text:span text:style-name="T710"> some movie (уклад жизни)</text:span></text:p>
          </table:table-cell>
        </table:table-row>
        <table:table-row table:style-name="TableLine94190986170896">
          <table:table-cell table:style-name="Table14.A2" office:value-type="string">
            <text:p text:style-name="P725"><text:span text:style-name="T712">F</text:span>irst <text:span text:style-name="T712">C</text:span>onditionals</text:p>
          </table:table-cell>
          <table:table-cell table:style-name="Table14.B2" office:value-type="string">
            <text:p text:style-name="P726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190986174176">
          <table:table-cell table:style-name="Table14.A2" office:value-type="string">
            <text:p text:style-name="P725"><text:span text:style-name="T712">S</text:span>ec. <text:span text:style-name="T712">C</text:span>onditionals</text:p>
          </table:table-cell>
          <table:table-cell table:style-name="Table14.B2" office:value-type="string">
            <text:p text:style-name="P729"><text:span text:style-name="T710">If I </text:span><text:span text:style-name="T145">drove</text:span><text:span text:style-name="T710"> home earcly, I </text:span><text:span text:style-name="T145">would watch</text:span><text:span text:style-name="T710"> some movie (</text:span><text:span text:style-name="T711">нереальность</text:span><text:span text:style-name="T710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90986175024">
          <table:table-cell table:style-name="Table2.A1" office:value-type="string">
            <text:p text:style-name="P711">Глагол</text:p>
          </table:table-cell>
          <table:table-cell table:style-name="Table2.A1" office:value-type="string">
            <text:p text:style-name="P719"><text:span text:style-name="T440">З</text:span><text:span text:style-name="T441">начение</text:span></text:p>
          </table:table-cell>
          <table:table-cell table:style-name="Table2.C1" office:value-type="string">
            <text:p text:style-name="P719"><text:span text:style-name="T440">В</text:span><text:span text:style-name="T441">рем</text:span><text:span text:style-name="T440">я</text:span></text:p>
          </table:table-cell>
        </table:table-row>
        <table:table-row table:style-name="TableLine94190986273600">
          <table:table-cell table:style-name="Table2.A2" office:value-type="string">
            <text:p text:style-name="P727">can</text:p>
          </table:table-cell>
          <table:table-cell table:style-name="Table2.A2" office:value-type="string">
            <text:p text:style-name="P727">могу, умею</text:p>
          </table:table-cell>
          <table:table-cell table:style-name="Table2.C2" office:value-type="string">
            <text:p text:style-name="P727">настоящее и будущее</text:p>
          </table:table-cell>
        </table:table-row>
        <table:table-row table:style-name="TableLine94190986256192">
          <table:table-cell table:style-name="Table2.A2" office:value-type="string">
            <text:p text:style-name="P727">could</text:p>
          </table:table-cell>
          <table:table-cell table:style-name="Table2.A2" office:value-type="string">
            <text:p text:style-name="P727">мог, умел</text:p>
          </table:table-cell>
          <table:table-cell table:style-name="Table2.C2" office:value-type="string">
            <text:p text:style-name="P727">прошедшее</text:p>
          </table:table-cell>
        </table:table-row>
        <table:table-row table:style-name="TableLine94190986291168">
          <table:table-cell table:style-name="Table2.A2" office:value-type="string">
            <text:p text:style-name="P727">might, may</text:p>
          </table:table-cell>
          <table:table-cell table:style-name="Table2.A2" office:value-type="string">
            <text:p text:style-name="P727">может быть, мог бы,</text:p>
          </table:table-cell>
          <table:table-cell table:style-name="Table2.C2" office:value-type="string">
            <text:p text:style-name="P727">настоящее и будущие</text:p>
          </table:table-cell>
        </table:table-row>
        <table:table-row table:style-name="TableLine94190986301376">
          <table:table-cell table:style-name="Table2.A2" office:value-type="string">
            <text:p text:style-name="P727">must</text:p>
          </table:table-cell>
          <table:table-cell table:style-name="Table2.A2" office:value-type="string">
            <text:p text:style-name="P727">должен, нужно, нельзя</text:p>
          </table:table-cell>
          <table:table-cell table:style-name="Table2.C2" office:value-type="string">
            <text:p text:style-name="P727">настоящее</text:p>
          </table:table-cell>
        </table:table-row>
        <table:table-row table:style-name="TableLine94190986308736">
          <table:table-cell table:style-name="Table2.A2" office:value-type="string">
            <text:p text:style-name="P727">should</text:p>
          </table:table-cell>
          <table:table-cell table:style-name="Table2.A2" office:value-type="string">
            <text:p text:style-name="P727">следует сделать (совет)</text:p>
          </table:table-cell>
          <table:table-cell table:style-name="Table2.C2" office:value-type="string">
            <text:p text:style-name="P727">настоящее и будущие</text:p>
          </table:table-cell>
        </table:table-row>
        <table:table-row table:style-name="TableLine94190986312272">
          <table:table-cell table:style-name="Table2.A2" office:value-type="string">
            <text:p text:style-name="P727">would</text:p>
          </table:table-cell>
          <table:table-cell table:style-name="Table2.A2" office:value-type="string">
            <text:p text:style-name="P727">частица «бы»</text:p>
          </table:table-cell>
          <table:table-cell table:style-name="Table2.C2" office:value-type="string">
            <text:p text:style-name="P727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90986325024">
          <table:table-cell table:style-name="Table3.A1" office:value-type="string">
            <text:p text:style-name="P712">Конструкция</text:p>
          </table:table-cell>
          <table:table-cell table:style-name="Table3.A1" office:value-type="string">
            <text:p text:style-name="P712">Значение</text:p>
          </table:table-cell>
          <table:table-cell table:style-name="Table3.C1" office:value-type="string">
            <text:p text:style-name="P712">Время</text:p>
          </table:table-cell>
        </table:table-row>
        <table:table-row table:style-name="TableLine94190986356208">
          <table:table-cell table:style-name="Table3.A2" office:value-type="string">
            <text:p text:style-name="P728">be able to</text:p>
          </table:table-cell>
          <table:table-cell table:style-name="Table3.A2" office:value-type="string">
            <text:p text:style-name="P728">могу (близко к can)</text:p>
          </table:table-cell>
          <table:table-cell table:style-name="Table3.C2" office:value-type="string">
            <text:p text:style-name="P728">be меняется по временам</text:p>
          </table:table-cell>
        </table:table-row>
        <table:table-row table:style-name="TableLine94190986380416">
          <table:table-cell table:style-name="Table3.A2" office:value-type="string">
            <text:p text:style-name="P728">have to</text:p>
          </table:table-cell>
          <table:table-cell table:style-name="Table3.A2" office:value-type="string">
            <text:p text:style-name="P728">должен (близко к must)</text:p>
          </table:table-cell>
          <table:table-cell table:style-name="Table3.C2" office:value-type="string">
            <text:p text:style-name="P728">have меняется по временам</text:p>
          </table:table-cell>
        </table:table-row>
        <table:table-row table:style-name="TableLine94190986441744">
          <table:table-cell table:style-name="Table3.A2" office:value-type="string">
            <text:p text:style-name="P728">used to</text:p>
          </table:table-cell>
          <table:table-cell table:style-name="Table3.A2" office:value-type="string">
            <text:p text:style-name="P728">раньше делал (близко к would)</text:p>
          </table:table-cell>
          <table:table-cell table:style-name="Table3.C2" office:value-type="string">
            <text:p text:style-name="P728">всегда в прошедшем</text:p>
          </table:table-cell>
        </table:table-row>
      </table:table>
      <text:p text:style-name="P703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190986443664">
          <table:table-cell table:style-name="Table6.A1" office:value-type="string">
            <text:p text:style-name="P714">Начальная форма</text:p>
          </table:table-cell>
          <table:table-cell table:style-name="Table6.A1" office:value-type="string">
            <text:p text:style-name="P714">2я форма</text:p>
          </table:table-cell>
          <table:table-cell table:style-name="Table6.A1" office:value-type="string">
            <text:p text:style-name="P713">3я форма</text:p>
          </table:table-cell>
          <table:table-cell table:style-name="Table6.D1" office:value-type="string">
            <text:p text:style-name="P713">Перевод</text:p>
          </table:table-cell>
        </table:table-row>
        <table:table-row table:style-name="TableLine94190986637232">
          <table:table-cell table:style-name="Table6.A2" office:value-type="string">
            <text:p text:style-name="P730">begin</text:p>
          </table:table-cell>
          <table:table-cell table:style-name="Table6.A2" office:value-type="string">
            <text:p text:style-name="P730">began</text:p>
          </table:table-cell>
          <table:table-cell table:style-name="Table6.A2" office:value-type="string">
            <text:p text:style-name="P730">begun</text:p>
          </table:table-cell>
          <table:table-cell table:style-name="Table6.D2" office:value-type="string">
            <text:p text:style-name="P730">начинать</text:p>
          </table:table-cell>
        </table:table-row>
        <table:table-row table:style-name="TableLine94190986645408">
          <table:table-cell table:style-name="Table6.A2" office:value-type="string">
            <text:p text:style-name="P730">break</text:p>
          </table:table-cell>
          <table:table-cell table:style-name="Table6.A2" office:value-type="string">
            <text:p text:style-name="P730">broke</text:p>
          </table:table-cell>
          <table:table-cell table:style-name="Table6.A2" office:value-type="string">
            <text:p text:style-name="P730">broken</text:p>
          </table:table-cell>
          <table:table-cell table:style-name="Table6.D2" office:value-type="string">
            <text:p text:style-name="P730">ломать</text:p>
          </table:table-cell>
        </table:table-row>
        <table:table-row table:style-name="TableLine94190986648192">
          <table:table-cell table:style-name="Table6.A2" office:value-type="string">
            <text:p text:style-name="P730">bring</text:p>
          </table:table-cell>
          <table:table-cell table:style-name="Table6.A2" office:value-type="string">
            <text:p text:style-name="P730">brought</text:p>
          </table:table-cell>
          <table:table-cell table:style-name="Table6.A2" office:value-type="string">
            <text:p text:style-name="P730">brought</text:p>
          </table:table-cell>
          <table:table-cell table:style-name="Table6.D2" office:value-type="string">
            <text:p text:style-name="P730">приносить</text:p>
          </table:table-cell>
        </table:table-row>
        <table:table-row table:style-name="TableLine94190986657648">
          <table:table-cell table:style-name="Table6.A2" office:value-type="string">
            <text:p text:style-name="P730">buy</text:p>
          </table:table-cell>
          <table:table-cell table:style-name="Table6.A2" office:value-type="string">
            <text:p text:style-name="P730">bought</text:p>
          </table:table-cell>
          <table:table-cell table:style-name="Table6.A2" office:value-type="string">
            <text:p text:style-name="P730">bought</text:p>
          </table:table-cell>
          <table:table-cell table:style-name="Table6.D2" office:value-type="string">
            <text:p text:style-name="P730">покупать</text:p>
          </table:table-cell>
        </table:table-row>
        <table:table-row table:style-name="TableLine94190986660208">
          <table:table-cell table:style-name="Table6.A2" office:value-type="string">
            <text:p text:style-name="P730">come</text:p>
          </table:table-cell>
          <table:table-cell table:style-name="Table6.A2" office:value-type="string">
            <text:p text:style-name="P730">came</text:p>
          </table:table-cell>
          <table:table-cell table:style-name="Table6.A2" office:value-type="string">
            <text:p text:style-name="P730">come</text:p>
          </table:table-cell>
          <table:table-cell table:style-name="Table6.D2" office:value-type="string">
            <text:p text:style-name="P730">приходить</text:p>
          </table:table-cell>
        </table:table-row>
        <table:table-row table:style-name="TableLine94190986662960">
          <table:table-cell table:style-name="Table6.A2" office:value-type="string">
            <text:p text:style-name="P730">do</text:p>
          </table:table-cell>
          <table:table-cell table:style-name="Table6.A2" office:value-type="string">
            <text:p text:style-name="P730">did</text:p>
          </table:table-cell>
          <table:table-cell table:style-name="Table6.A2" office:value-type="string">
            <text:p text:style-name="P730">done</text:p>
          </table:table-cell>
          <table:table-cell table:style-name="Table6.D2" office:value-type="string">
            <text:p text:style-name="P730">делать</text:p>
          </table:table-cell>
        </table:table-row>
        <table:table-row table:style-name="TableLine94190986666160">
          <table:table-cell table:style-name="Table6.A2" office:value-type="string">
            <text:p text:style-name="P730">drink</text:p>
          </table:table-cell>
          <table:table-cell table:style-name="Table6.A2" office:value-type="string">
            <text:p text:style-name="P730">drank</text:p>
          </table:table-cell>
          <table:table-cell table:style-name="Table6.A2" office:value-type="string">
            <text:p text:style-name="P730">drunk</text:p>
          </table:table-cell>
          <table:table-cell table:style-name="Table6.D2" office:value-type="string">
            <text:p text:style-name="P730">пить</text:p>
          </table:table-cell>
        </table:table-row>
        <table:table-row table:style-name="TableLine94190986670240">
          <table:table-cell table:style-name="Table6.A2" office:value-type="string">
            <text:p text:style-name="P730">eat</text:p>
          </table:table-cell>
          <table:table-cell table:style-name="Table6.A2" office:value-type="string">
            <text:p text:style-name="P730">ate</text:p>
          </table:table-cell>
          <table:table-cell table:style-name="Table6.A2" office:value-type="string">
            <text:p text:style-name="P730">eaten</text:p>
          </table:table-cell>
          <table:table-cell table:style-name="Table6.D2" office:value-type="string">
            <text:p text:style-name="P730">есть</text:p>
          </table:table-cell>
        </table:table-row>
        <table:table-row table:style-name="TableLine94190986673184">
          <table:table-cell table:style-name="Table6.A2" office:value-type="string">
            <text:p text:style-name="P730">fall</text:p>
          </table:table-cell>
          <table:table-cell table:style-name="Table6.A2" office:value-type="string">
            <text:p text:style-name="P730">fell</text:p>
          </table:table-cell>
          <table:table-cell table:style-name="Table6.A2" office:value-type="string">
            <text:p text:style-name="P730">fallen</text:p>
          </table:table-cell>
          <table:table-cell table:style-name="Table6.D2" office:value-type="string">
            <text:p text:style-name="P730">падать</text:p>
          </table:table-cell>
        </table:table-row>
        <table:table-row table:style-name="TableLine94190986676224">
          <table:table-cell table:style-name="Table6.A2" office:value-type="string">
            <text:p text:style-name="P730">fly</text:p>
          </table:table-cell>
          <table:table-cell table:style-name="Table6.A2" office:value-type="string">
            <text:p text:style-name="P730">flew</text:p>
          </table:table-cell>
          <table:table-cell table:style-name="Table6.A2" office:value-type="string">
            <text:p text:style-name="P730">flown</text:p>
          </table:table-cell>
          <table:table-cell table:style-name="Table6.D2" office:value-type="string">
            <text:p text:style-name="P730">летать</text:p>
          </table:table-cell>
        </table:table-row>
        <table:table-row table:style-name="TableLine94190986679488">
          <table:table-cell table:style-name="Table6.A2" office:value-type="string">
            <text:p text:style-name="P730">forget</text:p>
          </table:table-cell>
          <table:table-cell table:style-name="Table6.A2" office:value-type="string">
            <text:p text:style-name="P730">forgot</text:p>
          </table:table-cell>
          <table:table-cell table:style-name="Table6.A2" office:value-type="string">
            <text:p text:style-name="P730">forgotten</text:p>
          </table:table-cell>
          <table:table-cell table:style-name="Table6.D2" office:value-type="string">
            <text:p text:style-name="P730">забывать</text:p>
          </table:table-cell>
        </table:table-row>
        <table:table-row table:style-name="TableLine94190986682880">
          <table:table-cell table:style-name="Table6.A2" office:value-type="string">
            <text:p text:style-name="P730">get</text:p>
          </table:table-cell>
          <table:table-cell table:style-name="Table6.A2" office:value-type="string">
            <text:p text:style-name="P730">got</text:p>
          </table:table-cell>
          <table:table-cell table:style-name="Table6.A2" office:value-type="string">
            <text:p text:style-name="P730">got</text:p>
          </table:table-cell>
          <table:table-cell table:style-name="Table6.D2" office:value-type="string">
            <text:p text:style-name="P730">получать</text:p>
          </table:table-cell>
        </table:table-row>
        <table:table-row table:style-name="TableLine94190986397024">
          <table:table-cell table:style-name="Table6.A2" office:value-type="string">
            <text:p text:style-name="P731">give</text:p>
          </table:table-cell>
          <table:table-cell table:style-name="Table6.A2" office:value-type="string">
            <text:p text:style-name="P731">gave</text:p>
          </table:table-cell>
          <table:table-cell table:style-name="Table6.A2" office:value-type="string">
            <text:p text:style-name="P731">given</text:p>
          </table:table-cell>
          <table:table-cell table:style-name="Table6.D2" office:value-type="string">
            <text:p text:style-name="P731">давать</text:p>
          </table:table-cell>
        </table:table-row>
        <table:table-row table:style-name="TableLine94190986702272">
          <table:table-cell table:style-name="Table6.A2" office:value-type="string">
            <text:p text:style-name="P731">go</text:p>
          </table:table-cell>
          <table:table-cell table:style-name="Table6.A2" office:value-type="string">
            <text:p text:style-name="P731">went</text:p>
          </table:table-cell>
          <table:table-cell table:style-name="Table6.A2" office:value-type="string">
            <text:p text:style-name="P731">gone</text:p>
          </table:table-cell>
          <table:table-cell table:style-name="Table6.D2" office:value-type="string">
            <text:p text:style-name="P731">идти</text:p>
          </table:table-cell>
        </table:table-row>
        <table:table-row table:style-name="TableLine94190986708064">
          <table:table-cell table:style-name="Table6.A2" office:value-type="string">
            <text:p text:style-name="P732">have</text:p>
          </table:table-cell>
          <table:table-cell table:style-name="Table6.A2" office:value-type="string">
            <text:p text:style-name="P732">had</text:p>
          </table:table-cell>
          <table:table-cell table:style-name="Table6.A2" office:value-type="string">
            <text:p text:style-name="P732">had</text:p>
          </table:table-cell>
          <table:table-cell table:style-name="Table6.D2" office:value-type="string">
            <text:p text:style-name="P732">иметь </text:p>
          </table:table-cell>
        </table:table-row>
        <table:table-row table:style-name="TableLine94190986720112">
          <table:table-cell table:style-name="Table6.A2" office:value-type="string">
            <text:p text:style-name="P732">hear</text:p>
          </table:table-cell>
          <table:table-cell table:style-name="Table6.A2" office:value-type="string">
            <text:p text:style-name="P732">heard</text:p>
          </table:table-cell>
          <table:table-cell table:style-name="Table6.A2" office:value-type="string">
            <text:p text:style-name="P732">heard</text:p>
          </table:table-cell>
          <table:table-cell table:style-name="Table6.D2" office:value-type="string">
            <text:p text:style-name="P732">слышать</text:p>
          </table:table-cell>
        </table:table-row>
        <table:table-row table:style-name="TableLine94190986724224">
          <table:table-cell table:style-name="Table6.A2" office:value-type="string">
            <text:p text:style-name="P732">know</text:p>
          </table:table-cell>
          <table:table-cell table:style-name="Table6.A2" office:value-type="string">
            <text:p text:style-name="P732">knew</text:p>
          </table:table-cell>
          <table:table-cell table:style-name="Table6.A2" office:value-type="string">
            <text:p text:style-name="P732">known</text:p>
          </table:table-cell>
          <table:table-cell table:style-name="Table6.D2" office:value-type="string">
            <text:p text:style-name="P732">знать</text:p>
          </table:table-cell>
        </table:table-row>
        <table:table-row table:style-name="TableLine94190986728048">
          <table:table-cell table:style-name="Table6.A2" office:value-type="string">
            <text:p text:style-name="P732">lose</text:p>
          </table:table-cell>
          <table:table-cell table:style-name="Table6.A2" office:value-type="string">
            <text:p text:style-name="P732">lost</text:p>
          </table:table-cell>
          <table:table-cell table:style-name="Table6.A2" office:value-type="string">
            <text:p text:style-name="P732">lost</text:p>
          </table:table-cell>
          <table:table-cell table:style-name="Table6.D2" office:value-type="string">
            <text:p text:style-name="P732">терять</text:p>
          </table:table-cell>
        </table:table-row>
        <table:table-row table:style-name="TableLine94190986738624">
          <table:table-cell table:style-name="Table6.A2" office:value-type="string">
            <text:p text:style-name="P732">make</text:p>
          </table:table-cell>
          <table:table-cell table:style-name="Table6.A2" office:value-type="string">
            <text:p text:style-name="P732">made</text:p>
          </table:table-cell>
          <table:table-cell table:style-name="Table6.A2" office:value-type="string">
            <text:p text:style-name="P732">mad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4190986741184">
          <table:table-cell table:style-name="Table6.A2" office:value-type="string">
            <text:p text:style-name="P732">pay</text:p>
          </table:table-cell>
          <table:table-cell table:style-name="Table6.A2" office:value-type="string">
            <text:p text:style-name="P732">paid</text:p>
          </table:table-cell>
          <table:table-cell table:style-name="Table6.A2" office:value-type="string">
            <text:p text:style-name="P732">paid</text:p>
          </table:table-cell>
          <table:table-cell table:style-name="Table6.D2" office:value-type="string">
            <text:p text:style-name="P732">платить</text:p>
          </table:table-cell>
        </table:table-row>
        <table:table-row table:style-name="TableLine94190986744704">
          <table:table-cell table:style-name="Table6.A2" office:value-type="string">
            <text:p text:style-name="P732">put</text:p>
          </table:table-cell>
          <table:table-cell table:style-name="Table6.A2" office:value-type="string">
            <text:p text:style-name="P732">put</text:p>
          </table:table-cell>
          <table:table-cell table:style-name="Table6.A2" office:value-type="string">
            <text:p text:style-name="P732">put</text:p>
          </table:table-cell>
          <table:table-cell table:style-name="Table6.D2" office:value-type="string">
            <text:p text:style-name="P732">класть</text:p>
          </table:table-cell>
        </table:table-row>
        <table:table-row table:style-name="TableLine94190986747536">
          <table:table-cell table:style-name="Table6.A2" office:value-type="string">
            <text:p text:style-name="P732">read</text:p>
          </table:table-cell>
          <table:table-cell table:style-name="Table6.A2" office:value-type="string">
            <text:p text:style-name="P732">read</text:p>
          </table:table-cell>
          <table:table-cell table:style-name="Table6.A2" office:value-type="string">
            <text:p text:style-name="P732">read</text:p>
          </table:table-cell>
          <table:table-cell table:style-name="Table6.D2" office:value-type="string">
            <text:p text:style-name="P732">читать</text:p>
          </table:table-cell>
        </table:table-row>
        <table:table-row table:style-name="TableLine94190986755776">
          <table:table-cell table:style-name="Table6.A2" office:value-type="string">
            <text:p text:style-name="P732">say</text:p>
          </table:table-cell>
          <table:table-cell table:style-name="Table6.A2" office:value-type="string">
            <text:p text:style-name="P732">said</text:p>
          </table:table-cell>
          <table:table-cell table:style-name="Table6.A2" office:value-type="string">
            <text:p text:style-name="P732">said</text:p>
          </table:table-cell>
          <table:table-cell table:style-name="Table6.D2" office:value-type="string">
            <text:p text:style-name="P732">сказать</text:p>
          </table:table-cell>
        </table:table-row>
        <table:table-row table:style-name="TableLine94190986759168">
          <table:table-cell table:style-name="Table6.A2" office:value-type="string">
            <text:p text:style-name="P732">speak</text:p>
          </table:table-cell>
          <table:table-cell table:style-name="Table6.A2" office:value-type="string">
            <text:p text:style-name="P732">spoke</text:p>
          </table:table-cell>
          <table:table-cell table:style-name="Table6.A2" office:value-type="string">
            <text:p text:style-name="P732">spoken</text:p>
          </table:table-cell>
          <table:table-cell table:style-name="Table6.D2" office:value-type="string">
            <text:p text:style-name="P732">говорить</text:p>
          </table:table-cell>
        </table:table-row>
        <table:table-row table:style-name="TableLine94190986762752">
          <table:table-cell table:style-name="Table6.A2" office:value-type="string">
            <text:p text:style-name="P732">see</text:p>
          </table:table-cell>
          <table:table-cell table:style-name="Table6.A2" office:value-type="string">
            <text:p text:style-name="P732">saw</text:p>
          </table:table-cell>
          <table:table-cell table:style-name="Table6.A2" office:value-type="string">
            <text:p text:style-name="P732">seen</text:p>
          </table:table-cell>
          <table:table-cell table:style-name="Table6.D2" office:value-type="string">
            <text:p text:style-name="P732">видеть</text:p>
          </table:table-cell>
        </table:table-row>
        <table:table-row table:style-name="TableLine94190986766176">
          <table:table-cell table:style-name="Table6.A2" office:value-type="string">
            <text:p text:style-name="P732">sit</text:p>
          </table:table-cell>
          <table:table-cell table:style-name="Table6.A2" office:value-type="string">
            <text:p text:style-name="P732">sat</text:p>
          </table:table-cell>
          <table:table-cell table:style-name="Table6.A2" office:value-type="string">
            <text:p text:style-name="P732">sat</text:p>
          </table:table-cell>
          <table:table-cell table:style-name="Table6.D2" office:value-type="string">
            <text:p text:style-name="P732">сидеть</text:p>
          </table:table-cell>
        </table:table-row>
        <table:table-row table:style-name="TableLine94190986771664">
          <table:table-cell table:style-name="Table6.A2" office:value-type="string">
            <text:p text:style-name="P732">take</text:p>
          </table:table-cell>
          <table:table-cell table:style-name="Table6.A2" office:value-type="string">
            <text:p text:style-name="P732">took</text:p>
          </table:table-cell>
          <table:table-cell table:style-name="Table6.A2" office:value-type="string">
            <text:p text:style-name="P732">taken</text:p>
          </table:table-cell>
          <table:table-cell table:style-name="Table6.D2" office:value-type="string">
            <text:p text:style-name="P732">брать</text:p>
          </table:table-cell>
        </table:table-row>
        <table:table-row table:style-name="TableLine94190986773584">
          <table:table-cell table:style-name="Table6.A2" office:value-type="string">
            <text:p text:style-name="P733">teach</text:p>
          </table:table-cell>
          <table:table-cell table:style-name="Table6.A2" office:value-type="string">
            <text:p text:style-name="P734">taught</text:p>
          </table:table-cell>
          <table:table-cell table:style-name="Table6.A2" office:value-type="string">
            <text:p text:style-name="P733">taught</text:p>
          </table:table-cell>
          <table:table-cell table:style-name="Table6.D2" office:value-type="string">
            <text:p text:style-name="P733">обучать</text:p>
          </table:table-cell>
        </table:table-row>
        <table:table-row table:style-name="TableLine94190986777600">
          <table:table-cell table:style-name="Table6.A2" office:value-type="string">
            <text:p text:style-name="P732">tell</text:p>
          </table:table-cell>
          <table:table-cell table:style-name="Table6.A2" office:value-type="string">
            <text:p text:style-name="P732">told</text:p>
          </table:table-cell>
          <table:table-cell table:style-name="Table6.A2" office:value-type="string">
            <text:p text:style-name="P732">told</text:p>
          </table:table-cell>
          <table:table-cell table:style-name="Table6.D2" office:value-type="string">
            <text:p text:style-name="P732">рассказывать</text:p>
          </table:table-cell>
        </table:table-row>
        <table:table-row table:style-name="TableLine94190986781632">
          <table:table-cell table:style-name="Table6.A2" office:value-type="string">
            <text:p text:style-name="P732">think</text:p>
          </table:table-cell>
          <table:table-cell table:style-name="Table6.A2" office:value-type="string">
            <text:p text:style-name="P732">thought</text:p>
          </table:table-cell>
          <table:table-cell table:style-name="Table6.A2" office:value-type="string">
            <text:p text:style-name="P732">thought</text:p>
          </table:table-cell>
          <table:table-cell table:style-name="Table6.D2" office:value-type="string">
            <text:p text:style-name="P732">думать</text:p>
          </table:table-cell>
        </table:table-row>
        <table:table-row table:style-name="TableLine94190986785280">
          <table:table-cell table:style-name="Table6.A2" office:value-type="string">
            <text:p text:style-name="P732">win</text:p>
          </table:table-cell>
          <table:table-cell table:style-name="Table6.A2" office:value-type="string">
            <text:p text:style-name="P732">won</text:p>
          </table:table-cell>
          <table:table-cell table:style-name="Table6.A2" office:value-type="string">
            <text:p text:style-name="P732">won</text:p>
          </table:table-cell>
          <table:table-cell table:style-name="Table6.D2" office:value-type="string">
            <text:p text:style-name="P732">побеждать</text:p>
          </table:table-cell>
        </table:table-row>
        <table:table-row table:style-name="TableLine94190986799568">
          <table:table-cell table:style-name="Table6.A2" office:value-type="string">
            <text:p text:style-name="P732">write</text:p>
          </table:table-cell>
          <table:table-cell table:style-name="Table6.A2" office:value-type="string">
            <text:p text:style-name="P732">wrote</text:p>
          </table:table-cell>
          <table:table-cell table:style-name="Table6.A2" office:value-type="string">
            <text:p text:style-name="P732">written</text:p>
          </table:table-cell>
          <table:table-cell table:style-name="Table6.D2" office:value-type="string">
            <text:p text:style-name="P732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5H48M1S</meta:editing-duration>
    <meta:editing-cycles>368</meta:editing-cycles>
    <dc:date>2025-06-06T18:04:09.025597946</dc:date>
    <meta:document-statistic meta:table-count="6" meta:image-count="0" meta:object-count="0" meta:page-count="37" meta:paragraph-count="1407" meta:word-count="11288" meta:character-count="70646" meta:non-whitespace-character-count="60338"/>
  </office:meta>
</office:document-meta>
</file>